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9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8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Bad" style:data-style-name="" style:family="table-cell" style:name="ce35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Bad" style:data-style-name="" style:family="table-cell" style:name="ce36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eutral" style:data-style-name="" style:family="table-cell" style:name="ce37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eutral" style:data-style-name="" style:family="table-cell" style:name="ce38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Good" style:data-style-name="" style:family="table-cell" style:name="ce39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Good" style:data-style-name="" style:family="table-cell" style:name="ce40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" style:family="table-cell" style:name="ce4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2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3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4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5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6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7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8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49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50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1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52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3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4.366cm" style:use-optimal-column-width="true" loext:column-width-sym="22.9219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9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30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3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4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6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7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family="table-row" style:name="ro192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3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4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table-row" style:name="ro623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4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5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able-row" style:name="ro627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6">
      <style:table-row-properties style:row-height="12.75pt" style:use-optimal-row-height="true" fo:break-before="auto"/>
    </style:style>
    <style:style style:family="table-row" style:name="ro647">
      <style:table-row-properties style:row-height="12.75pt" style:use-optimal-row-height="true" fo:break-before="auto"/>
    </style:style>
    <style:style style:family="table-row" style:name="ro648">
      <style:table-row-properties style:row-height="12.75pt" style:use-optimal-row-height="true" fo:break-before="auto"/>
    </style:style>
    <style:style style:family="table-row" style:name="ro649">
      <style:table-row-properties style:row-height="12.75pt" style:use-optimal-row-height="true" fo:break-before="auto"/>
    </style:style>
    <style:style style:family="table-row" style:name="ro650">
      <style:table-row-properties style:row-height="12.75pt" style:use-optimal-row-height="true" fo:break-before="auto"/>
    </style:style>
    <style:style style:family="table-row" style:name="ro651">
      <style:table-row-properties style:row-height="12.75pt" style:use-optimal-row-height="true" fo:break-before="auto"/>
    </style:style>
    <style:style style:family="table-row" style:name="ro652">
      <style:table-row-properties style:row-height="12.75pt" style:use-optimal-row-height="true" fo:break-before="auto"/>
    </style:style>
    <style:style style:family="table-row" style:name="ro653">
      <style:table-row-properties style:row-height="12.75pt" style:use-optimal-row-height="true" fo:break-before="auto"/>
    </style:style>
    <style:style style:family="table-row" style:name="ro654">
      <style:table-row-properties style:row-height="12.75pt" style:use-optimal-row-height="true" fo:break-before="auto"/>
    </style:style>
    <style:style style:family="table-row" style:name="ro655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6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7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8pt" style:use-optimal-row-height="fals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family="table-row" style:name="ro697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8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family="table-row" style:name="ro740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41">
      <style:table-row-properties style:row-height="0.4498cm" fo:break-before="auto"/>
    </style:style>
    <style:style style:family="table-column" style:name="co82">
      <style:table-column-properties style:column-width="3.863cm" style:use-optimal-column-width="false" loext:column-width-sym="20.1406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2.117cm" style:use-optimal-column-width="true" loext:column-width-sym="10.7109" fo:break-before="auto"/>
    </style:style>
    <style:style style:family="table-column" style:name="co86">
      <style:table-column-properties style:column-width="3.334cm" style:use-optimal-column-width="false" loext:column-width-sym="17.2812" fo:break-before="auto"/>
    </style:style>
    <style:style style:family="table-column" style:name="co87">
      <style:table-column-properties style:column-width="3.493cm" style:use-optimal-column-width="false" loext:column-width-sym="18.1406" fo:break-before="auto"/>
    </style:style>
    <style:style style:family="table-column" style:name="co88">
      <style:table-column-properties style:column-width="3.837cm" style:use-optimal-column-width="false" loext:column-width-sym="20.0039" fo:break-before="auto"/>
    </style:style>
    <style:style style:family="table-column" style:name="co89">
      <style:table-column-properties style:column-width="3.916cm" style:use-optimal-column-width="false" loext:column-width-sym="20.4219" fo:break-before="auto"/>
    </style:style>
    <style:style style:family="table-column" style:name="co90">
      <style:table-column-properties style:column-width="3.308cm" style:use-optimal-column-width="true" loext:column-width-sym="17.1406" fo:break-before="auto"/>
    </style:style>
    <style:style style:family="table-column" style:name="co91">
      <style:table-column-properties style:column-width="3.731cm" style:use-optimal-column-width="true" loext:column-width-sym="19.4023" fo:break-before="auto"/>
    </style:style>
    <style:style style:family="table-column" style:name="co92">
      <style:table-column-properties style:column-width="2.964cm" style:use-optimal-column-width="true" loext:column-width-sym="15.2305" fo:break-before="auto"/>
    </style:style>
    <style:style style:family="table-column" style:name="co93">
      <style:table-column-properties style:column-width="3.069cm" style:use-optimal-column-width="true" loext:column-width-sym="15.832" fo:break-before="auto"/>
    </style:style>
    <style:style style:family="table-column" style:name="co94">
      <style:table-column-properties style:column-width="1.588cm" style:use-optimal-column-width="false" loext:column-width-sym="7.8694" fo:break-before="auto"/>
    </style:style>
    <style:style style:family="table-column" style:name="co95">
      <style:table-column-properties style:column-width="3.387cm" style:use-optimal-column-width="false" loext:column-width-sym="17.6106" fo:break-before="auto"/>
    </style:style>
    <style:style style:family="table-column" style:name="co96">
      <style:table-column-properties style:column-width="3.704cm" style:use-optimal-column-width="false" loext:column-width-sym="19.3354" fo:break-before="auto"/>
    </style:style>
    <style:style style:family="table-column" style:name="co97">
      <style:table-column-properties style:column-width="10.08cm" style:use-optimal-column-width="false" loext:column-width-sym="53.6844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42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06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07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332">
      <style:text-properties fo:font-family="Liberation Sans" fo:font-size="10pt" style:text-underline-type="none"/>
    </style:style>
    <style:style style:family="text" style:name="T1333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ext" style:name="T1337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.75pt" style:use-optimal-row-height="true" fo:break-before="auto"/>
    </style:style>
    <style:style style:family="table-row" style:name="ro756">
      <style:table-row-properties style:row-height="12.75pt" style:use-optimal-row-height="true" fo:break-before="auto"/>
    </style:style>
    <style:style style:family="table-row" style:name="ro757">
      <style:table-row-properties style:row-height="12.75pt" style:use-optimal-row-height="true" fo:break-before="auto"/>
    </style:style>
    <style:style style:family="table-row" style:name="ro758">
      <style:table-row-properties style:row-height="14.25pt" style:use-optimal-row-height="true" fo:break-before="auto"/>
    </style:style>
    <style:style style:family="table-row" style:name="ro759">
      <style:table-row-properties style:row-height="12.75pt" style:use-optimal-row-height="true" fo:break-before="auto"/>
    </style:style>
    <style:style style:family="table-row" style:name="ro760">
      <style:table-row-properties style:row-height="14.25pt" style:use-optimal-row-height="true" fo:break-before="auto"/>
    </style:style>
    <style:style style:family="table-row" style:name="ro761">
      <style:table-row-properties style:row-height="14.2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762">
      <style:table-row-properties style:row-height="0.4498cm" fo:break-before="auto"/>
    </style:style>
    <style:style style:family="table-column" style:name="co100">
      <style:table-column-properties style:column-width="3.493cm" style:use-optimal-column-width="false" loext:column-width-sym="18.1406" fo:break-before="auto"/>
    </style:style>
    <style:style style:family="table-column" style:name="co101">
      <style:table-column-properties style:column-width="5.557cm" style:use-optimal-column-width="false" loext:column-width-sym="29.2812" fo:break-before="auto"/>
    </style:style>
    <style:style style:family="table-column" style:name="co102">
      <style:table-column-properties style:column-width="2.249cm" style:use-optimal-column-width="false" loext:column-width-sym="11.4219" fo:break-before="auto"/>
    </style:style>
    <style:style style:family="table-column" style:name="co103">
      <style:table-column-properties style:column-width="2.117cm" style:use-optimal-column-width="false" loext:column-width-sym="10.6722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.75pt" style:use-optimal-row-height="true" fo:break-before="auto"/>
    </style:style>
    <style:style style:family="table-row" style:name="ro816">
      <style:table-row-properties style:row-height="12.75pt" style:use-optimal-row-height="true" fo:break-before="auto"/>
    </style:style>
    <style:style style:family="table-row" style:name="ro817">
      <style:table-row-properties style:row-height="12.75pt" style:use-optimal-row-height="true" fo:break-before="auto"/>
    </style:style>
    <style:style style:family="table-row" style:name="ro818">
      <style:table-row-properties style:row-height="12.75pt" style:use-optimal-row-height="true" fo:break-before="auto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true" fo:break-before="auto"/>
    </style:style>
    <style:style style:family="table-row" style:name="ro821">
      <style:table-row-properties style:row-height="12.75pt" style:use-optimal-row-height="tru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fals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family="table-row" style:name="ro853">
      <style:table-row-properties style:row-height="12.75pt" style:use-optimal-row-height="true" fo:break-before="auto"/>
    </style:style>
    <style:style style:family="table-row" style:name="ro854">
      <style:table-row-properties style:row-height="12.75pt" style:use-optimal-row-height="true" fo:break-before="auto"/>
    </style:style>
    <style:style style:family="table-row" style:name="ro855">
      <style:table-row-properties style:row-height="12.75pt" style:use-optimal-row-height="true" fo:break-before="auto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family="table-row" style:name="ro859">
      <style:table-row-properties style:row-height="12.75pt" style:use-optimal-row-height="true" fo:break-before="auto"/>
    </style:style>
    <style:style style:family="table-row" style:name="ro860">
      <style:table-row-properties style:row-height="12.75pt" style:use-optimal-row-height="true" fo:break-before="auto"/>
    </style:style>
    <style:style style:family="table-row" style:name="ro861">
      <style:table-row-properties style:row-height="12.75pt" style:use-optimal-row-height="true" fo:break-before="auto"/>
    </style:style>
    <style:style style:family="table-row" style:name="ro862">
      <style:table-row-properties style:row-height="12.75pt" style:use-optimal-row-height="true" fo:break-before="auto"/>
    </style:style>
    <style:style style:family="table-row" style:name="ro863">
      <style:table-row-properties style:row-height="12.75pt" style:use-optimal-row-height="true" fo:break-before="auto"/>
    </style:style>
    <style:style style:family="table-row" style:name="ro864">
      <style:table-row-properties style:row-height="12.75pt" style:use-optimal-row-height="true" fo:break-before="auto"/>
    </style:style>
    <style:style style:family="table-row" style:name="ro865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104">
      <style:table-column-properties style:column-width="1.746cm" loext:column-width-sym="8.664" fo:break-before="auto"/>
    </style:style>
    <style:style style:family="table-row" style:name="ro866">
      <style:table-row-properties style:row-height="0.4498cm" fo:break-before="auto"/>
    </style:style>
    <style:style style:family="table-column" style:name="co105">
      <style:table-column-properties style:column-width="3.678cm" style:use-optimal-column-width="false" loext:column-width-sym="19.1002" fo:break-before="auto"/>
    </style:style>
    <style:style style:family="table-column" style:name="co106">
      <style:table-column-properties style:column-width="3.916cm" style:use-optimal-column-width="false" loext:column-width-sym="20.4722" fo:break-before="auto"/>
    </style:style>
    <style:style style:family="table-column" style:name="co107">
      <style:table-column-properties style:column-width="3.89cm" style:use-optimal-column-width="false" loext:column-width-sym="20.2812" fo:break-before="auto"/>
    </style:style>
    <style:style style:family="table-column" style:name="co108">
      <style:table-column-properties style:column-width="2.805cm" style:use-optimal-column-width="false" loext:column-width-sym="14.406" fo:break-before="auto"/>
    </style:style>
    <style:style style:family="table-column" style:name="co109">
      <style:table-column-properties style:column-width="2.117cm" style:use-optimal-column-width="false" loext:column-width-sym="10.6722" fo:break-before="auto"/>
    </style:style>
    <style:style style:family="table-row" style:name="ro867">
      <style:table-row-properties style:row-height="12.8pt" style:use-optimal-row-height="false" fo:break-before="auto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ext" style:name="T1359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784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785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786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787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788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789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790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791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792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793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794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795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796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797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798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799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00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01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02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able-row" style:name="ro998">
      <style:table-row-properties style:row-height="12.75pt" style:use-optimal-row-height="true" fo:break-before="auto"/>
    </style:style>
    <style:style style:family="text" style:name="T1803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04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1001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1002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1003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1004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1005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1006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1007">
      <style:table-row-properties style:row-height="12.75pt" style:use-optimal-row-height="true" fo:break-before="auto"/>
    </style:style>
    <style:style style:family="table-row" style:name="ro1008">
      <style:table-row-properties style:row-height="12.75pt" style:use-optimal-row-height="true" fo:break-before="auto"/>
    </style:style>
    <style:style style:family="table-row" style:name="ro1009">
      <style:table-row-properties style:row-height="12.75pt" style:use-optimal-row-height="true" fo:break-before="auto"/>
    </style:style>
    <style:style style:family="table-row" style:name="ro1010">
      <style:table-row-properties style:row-height="12.75pt" style:use-optimal-row-height="true" fo:break-before="auto"/>
    </style:style>
    <style:style style:family="table-row" style:name="ro1011">
      <style:table-row-properties style:row-height="12.75pt" style:use-optimal-row-height="true" fo:break-before="auto"/>
    </style:style>
    <style:style style:family="table-row" style:name="ro1012">
      <style:table-row-properties style:row-height="12.75pt" style:use-optimal-row-height="true" fo:break-before="auto"/>
    </style:style>
    <style:style style:family="table-row" style:name="ro1013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10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12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13" office:value-type="string" calcext:value-type="string">
            <text:p><text:span text:style-name="T3">Equipment</text:span></text:p>
          </table:table-cell>
          <table:table-cell table:style-name="ce13" office:value-type="string" calcext:value-type="string">
            <text:p><text:span text:style-name="T4">Consumable</text:span></text:p>
          </table:table-cell>
          <table:table-cell table:style-name="ce13" office:value-type="string" calcext:value-type="string">
            <text:p><text:span text:style-name="T5">Misc</text:span></text:p>
          </table:table-cell>
          <table:table-cell table:style-name="ce13" office:value-type="string" calcext:value-type="string">
            <text:p><text:span text:style-name="T6">Total items</text:span></text:p>
          </table:table-cell>
          <table:table-cell table:style-name="ce14"/>
          <table:table-cell table:style-name="ce15"/>
          <table:table-cell table:number-columns-repeated="1024"/>
        </table:table-row>
        <table:table-row table:style-name="ro4">
          <table:table-cell table:style-name="ce16" table:formula="of:=COUNTA([$items_equipment.$A:$items_equipment.$A])-1" office:value-type="float" calcext:value-type="float" office:value="114">
            <text:p>114</text:p>
          </table:table-cell>
          <table:table-cell table:style-name="ce16" table:formula="of:=COUNTA([$items_consumable.$A$1:$items_consumable.$A$1048576])-1" office:value-type="float" calcext:value-type="float" office:value="3">
            <text:p>3</text:p>
          </table:table-cell>
          <table:table-cell table:style-name="ce16" table:formula="of:=COUNTA([$items_misc.$A:$items_misc.$A])-1" office:value-type="float" calcext:value-type="float" office:value="48">
            <text:p>48</text:p>
          </table:table-cell>
          <table:table-cell table:style-name="ce16" table:formula="of:=SUM([.A3:.C3])" office:value-type="float" calcext:value-type="float" office:value="165">
            <text:p>165</text:p>
          </table:table-cell>
          <table:table-cell table:style-name="ce17" table:formula="of:=COUNTA([$enemies.$A:$enemies.$A])-1" office:value-type="float" calcext:value-type="float" office:value="30">
            <text:p>30</text:p>
          </table:table-cell>
          <table:table-cell table:style-name="ce18" table:formula="of:=COUNTA([$skills.$A:$skills.$A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1101" table:style-name="co27" table:default-cell-style-name="Default"/>
        <table:table-header-columns/>
        <table:table-column table:style-name="co3" table:default-cell-style-name="Default"/>
        <table:table-header-columns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9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20" office:value-type="string" calcext:value-type="string">
              <text:p><text:span text:style-name="T37">red t-shirt</text:span></text:p>
            </table:table-cell>
            <table:table-cell table:style-name="ce20" office:value-type="string" calcext:value-type="string">
              <text:p><text:span text:style-name="T38">Red t-shir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39">body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2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40">A casual t-shirt, more for fashion than function</text:span></text:p>
            </table:table-cell>
            <table:table-cell table:style-name="ce20"/>
            <table:table-cell table:number-columns-repeated="1024"/>
          </table:table-row>
          <table:table-row table:style-name="ro12">
            <table:table-cell table:style-name="ce20" office:value-type="string" calcext:value-type="string">
              <text:p><text:span text:style-name="T41">brown wizard robe</text:span></text:p>
            </table:table-cell>
            <table:table-cell table:style-name="ce20" office:value-type="string" calcext:value-type="string">
              <text:p><text:span text:style-name="T42">Brown robe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43">body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3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20"/>
            <table:table-cell table:number-columns-repeated="1024"/>
          </table:table-row>
          <table:table-row table:style-name="ro13">
            <table:table-cell table:style-name="ce20" office:value-type="string" calcext:value-type="string">
              <text:p><text:span text:style-name="T45">black raincoat</text:span></text:p>
            </table:table-cell>
            <table:table-cell table:style-name="ce20" office:value-type="string" calcext:value-type="string">
              <text:p><text:span text:style-name="T46">Black raincoa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47">body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4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48">A waterproof coat for braving harsh weather conditions</text:span></text:p>
            </table:table-cell>
            <table:table-cell table:style-name="ce20"/>
            <table:table-cell table:number-columns-repeated="1024"/>
          </table:table-row>
          <table:table-row table:style-name="ro14">
            <table:table-cell table:style-name="ce20" office:value-type="string" calcext:value-type="string">
              <text:p><text:span text:style-name="T49">red cap</text:span></text:p>
            </table:table-cell>
            <table:table-cell table:style-name="ce20" office:value-type="string" calcext:value-type="string">
              <text:p><text:span text:style-name="T50">Red cap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51">head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5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52">A stylish red cap that adds a dash of flair to your attire</text:span></text:p>
            </table:table-cell>
            <table:table-cell table:style-name="ce20"/>
            <table:table-cell table:number-columns-repeated="1024"/>
          </table:table-row>
          <table:table-row table:style-name="ro15">
            <table:table-cell table:style-name="ce20" office:value-type="string" calcext:value-type="string">
              <text:p><text:span text:style-name="T53">brown wizard hat</text:span></text:p>
            </table:table-cell>
            <table:table-cell table:style-name="ce20" office:value-type="string" calcext:value-type="string">
              <text:p><text:span text:style-name="T54">Brown pointy ha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55">head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6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56">A pointy hat favored by novice spellcasters</text:span></text:p>
            </table:table-cell>
            <table:table-cell table:style-name="ce20"/>
            <table:table-cell table:number-columns-repeated="1024"/>
          </table:table-row>
          <table:table-row table:style-name="ro16">
            <table:table-cell table:style-name="ce20" office:value-type="string" calcext:value-type="string">
              <text:p><text:span text:style-name="T57">plague doctor mask</text:span></text:p>
            </table:table-cell>
            <table:table-cell table:style-name="ce20" office:value-type="string" calcext:value-type="string">
              <text:p><text:span text:style-name="T58">Plague doctor mask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59">head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7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60">A mysterious mask with eerie overtones, often worn by healers</text:span></text:p>
            </table:table-cell>
            <table:table-cell table:style-name="ce20"/>
            <table:table-cell table:number-columns-repeated="1024"/>
          </table:table-row>
          <table:table-row table:style-name="ro17">
            <table:table-cell table:style-name="ce20" office:value-type="string" calcext:value-type="string">
              <text:p><text:span text:style-name="T61">red scarf</text:span></text:p>
            </table:table-cell>
            <table:table-cell table:style-name="ce20" office:value-type="string" calcext:value-type="string">
              <text:p><text:span text:style-name="T62">Red scarf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63">trinket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8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64">A scarf made of red silk</text:span></text:p>
            </table:table-cell>
            <table:table-cell table:style-name="ce20"/>
            <table:table-cell table:number-columns-repeated="1024"/>
          </table:table-row>
          <table:table-row table:style-name="ro18">
            <table:table-cell table:style-name="ce20" office:value-type="string" calcext:value-type="string">
              <text:p><text:span text:style-name="T65">notebook</text:span></text:p>
            </table:table-cell>
            <table:table-cell table:style-name="ce20" office:value-type="string" calcext:value-type="string">
              <text:p><text:span text:style-name="T66">Notebook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67">trinket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9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68">A bound notebook for jotting down spells or thoughts</text:span></text:p>
            </table:table-cell>
            <table:table-cell table:style-name="ce20"/>
            <table:table-cell table:number-columns-repeated="1024"/>
          </table:table-row>
          <table:table-row table:style-name="ro19">
            <table:table-cell table:style-name="ce20" office:value-type="string" calcext:value-type="string">
              <text:p><text:span text:style-name="T69">prayer beads</text:span></text:p>
            </table:table-cell>
            <table:table-cell table:style-name="ce20" office:value-type="string" calcext:value-type="string">
              <text:p><text:span text:style-name="T70">Prayer beads</text:span>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71">trinket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0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72">A string of beads for meditation and spiritual focus</text:span></text:p>
            </table:table-cell>
            <table:table-cell table:style-name="ce20"/>
            <table:table-cell table:number-columns-repeated="1024"/>
          </table:table-row>
          <table:table-row table:style-name="ro20">
            <table:table-cell table:style-name="ce20" office:value-type="string" calcext:value-type="string">
              <text:p><text:span text:style-name="T73">field dagger</text:span></text:p>
            </table:table-cell>
            <table:table-cell table:style-name="ce20" office:value-type="string" calcext:value-type="string">
              <text:p><text:span text:style-name="T74">Field dagger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75">weapon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1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76">A lightweight dagger, perfect for quick, precise strikes</text:span></text:p>
            </table:table-cell>
            <table:table-cell table:style-name="ce20"/>
            <table:table-cell table:number-columns-repeated="1024"/>
          </table:table-row>
          <table:table-row table:style-name="ro21">
            <table:table-cell table:style-name="ce20" office:value-type="string" calcext:value-type="string">
              <text:p><text:span text:style-name="T77">curved stick</text:span></text:p>
            </table:table-cell>
            <table:table-cell table:style-name="ce20" office:value-type="string" calcext:value-type="string">
              <text:p><text:span text:style-name="T78">Curved stick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79">weapon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2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20"/>
            <table:table-cell table:number-columns-repeated="1024"/>
          </table:table-row>
          <table:table-row table:style-name="ro22">
            <table:table-cell table:style-name="ce20" office:value-type="string" calcext:value-type="string">
              <text:p><text:span text:style-name="T81">wooden mallet</text:span></text:p>
            </table:table-cell>
            <table:table-cell table:style-name="ce20" office:value-type="string" calcext:value-type="string">
              <text:p><text:span text:style-name="T82">Wooden malle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83">weapon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3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84">BONK!</text:span></text:p>
            </table:table-cell>
            <table:table-cell table:style-name="ce20"/>
            <table:table-cell table:number-columns-repeated="1024"/>
          </table:table-row>
          <table:table-row table:style-name="ro23">
            <table:table-cell table:style-name="ce20" office:value-type="string" calcext:value-type="string">
              <text:p><text:span text:style-name="T85">bronze chainmail</text:span></text:p>
            </table:table-cell>
            <table:table-cell table:style-name="ce20" office:value-type="string" calcext:value-type="string">
              <text:p><text:span text:style-name="T86">Bronze chainmail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87">body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4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88">A robust chainmail offering solid defense against attacks</text:span></text:p>
            </table:table-cell>
            <table:table-cell table:style-name="ce20"/>
            <table:table-cell table:number-columns-repeated="1024"/>
          </table:table-row>
          <table:table-row table:style-name="ro24">
            <table:table-cell table:style-name="ce20" office:value-type="string" calcext:value-type="string">
              <text:p><text:span text:style-name="T89">bronze koif</text:span></text:p>
            </table:table-cell>
            <table:table-cell table:style-name="ce20" office:value-type="string" calcext:value-type="string">
              <text:p><text:span text:style-name="T90">Bronze koif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91">head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5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92">A durable koif that offers basic protection for the head</text:span></text:p>
            </table:table-cell>
            <table:table-cell table:style-name="ce20"/>
            <table:table-cell table:number-columns-repeated="1024"/>
          </table:table-row>
          <table:table-row table:style-name="ro25">
            <table:table-cell table:style-name="ce20" office:value-type="string" calcext:value-type="string">
              <text:p><text:span text:style-name="T93">event_1</text:span></text:p>
            </table:table-cell>
            <table:table-cell table:style-name="ce20" office:value-type="string" calcext:value-type="string">
              <text:p><text:span text:style-name="T94">Old coin</text:span>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95">relic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6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20"/>
            <table:table-cell table:number-columns-repeated="1024"/>
          </table:table-row>
          <table:table-row table:style-name="ro26">
            <table:table-cell table:style-name="ce20" office:value-type="string" calcext:value-type="string">
              <text:p><text:span text:style-name="T99">single earing</text:span></text:p>
            </table:table-cell>
            <table:table-cell table:style-name="ce20" office:value-type="string" calcext:value-type="string">
              <text:p><text:span text:style-name="T100">Single earing</text:span>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101">trinket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7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102">A single earing, kinda quirky to only wear one</text:span></text:p>
            </table:table-cell>
            <table:table-cell table:style-name="ce20"/>
            <table:table-cell table:number-columns-repeated="1024"/>
          </table:table-row>
          <table:table-row table:style-name="ro27">
            <table:table-cell table:style-name="ce20" office:value-type="string" calcext:value-type="string">
              <text:p><text:span text:style-name="T103">axe</text:span></text:p>
            </table:table-cell>
            <table:table-cell table:style-name="ce20" office:value-type="string" calcext:value-type="string">
              <text:p><text:span text:style-name="T104">Axe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 office:value-type="string" calcext:value-type="string">
              <text:p><text:span text:style-name="T105">weapon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13" table:formula="of:=COUNTIF([loot.A:loot.A];[.A18])" office:value-type="float" calcext:value-type="float" office:value="0">
              <text:p>0</text:p>
            </table:table-cell>
            <table:table-cell table:style-name="ce20" office:value-type="string" calcext:value-type="string">
              <text:p><text:span text:style-name="T106">A heavy axe, ideal for chopping wood or foes</text:span></text:p>
            </table:table-cell>
            <table:table-cell table:style-name="ce20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21" office:value-type="float" calcext:value-type="float" office:value="55">
              <text:p>55</text:p>
            </table:table-cell>
            <table:table-cell table:style-name="ce21" office:value-type="float" calcext:value-type="float" office:value="-15">
              <text:p>-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2">
              <text:p>2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21" office:value-type="float" calcext:value-type="float" office:value="55">
              <text:p>55</text:p>
            </table:table-cell>
            <table:table-cell table:style-name="ce21" office:value-type="float" calcext:value-type="float" office:value="-15">
              <text:p>-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-5">
              <text:p>-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8">
              <text:p>8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8">
              <text:p>8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50">
              <text:p>5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">
              <text:p>2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8">
              <text:p>8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5">
              <text:p>15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22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21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21" office:value-type="float" calcext:value-type="float" office:value="60">
              <text:p>60</text:p>
            </table:table-cell>
            <table:table-cell table:style-name="ce21" office:value-type="float" calcext:value-type="float" office:value="-20">
              <text:p>-2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6">
              <text:p>6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21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21" office:value-type="float" calcext:value-type="float" office:value="60">
              <text:p>60</text:p>
            </table:table-cell>
            <table:table-cell table:style-name="ce21" office:value-type="float" calcext:value-type="float" office:value="-20">
              <text:p>-2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6">
              <text:p>6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22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22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2">
              <text:p>2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22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21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21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22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22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21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50">
              <text:p>5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21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21" office:value-type="float" calcext:value-type="float" office:value="30">
              <text:p>30</text:p>
            </table:table-cell>
            <table:table-cell table:style-name="ce21" office:value-type="float" calcext:value-type="float" office:value="50">
              <text:p>5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22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22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0">
              <text:p>1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21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21" office:value-type="float" calcext:value-type="float" office:value="40">
              <text:p>40</text:p>
            </table:table-cell>
            <table:table-cell table:style-name="ce21" office:value-type="float" calcext:value-type="float" office:value="40">
              <text:p>4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21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21" office:value-type="float" calcext:value-type="float" office:value="40">
              <text:p>40</text:p>
            </table:table-cell>
            <table:table-cell table:style-name="ce21" office:value-type="float" calcext:value-type="float" office:value="40">
              <text:p>4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3">
              <text:p>3</text:p>
            </table:table-cell>
            <table:table-cell table:style-name="ce21" office:value-type="float" calcext:value-type="float" office:value="4">
              <text:p>4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22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20">
              <text:p>2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">
              <text:p>1</text:p>
            </table:table-cell>
            <table:table-cell table:style-name="ce21" office:value-type="float" calcext:value-type="float" office:value="2">
              <text:p>2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5">
              <text:p>5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7">
              <text:p>17</text:p>
            </table:table-cell>
            <table:table-cell table:style-name="ce21" office:value-type="float" calcext:value-type="float" office:value="12">
              <text:p>12</text:p>
            </table:table-cell>
            <table:table-cell table:style-name="ce21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office:value-type="string" calcext:value-type="string">
              <text:p>grit relic 1</text:p>
            </table:table-cell>
            <table:table-cell office:value-type="string" calcext:value-type="string">
              <text:p>Apprentice fighter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">
              <text:p>1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2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2">
            <table:table-cell office:value-type="string" calcext:value-type="string">
              <text:p>flow relic 1</text:p>
            </table:table-cell>
            <table:table-cell office:value-type="string" calcext:value-type="string">
              <text:p>Apprentice rogu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">
              <text:p>1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3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3">
            <table:table-cell office:value-type="string" calcext:value-type="string">
              <text:p>mind relic 1</text:p>
            </table:table-cell>
            <table:table-cell office:value-type="string" calcext:value-type="string">
              <text:p>Apprentice mag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">
              <text:p>1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4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4">
            <table:table-cell office:value-type="string" calcext:value-type="string">
              <text:p>soul relic 1</text:p>
            </table:table-cell>
            <table:table-cell office:value-type="string" calcext:value-type="string">
              <text:p>Apprentice cleric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1">
              <text:p>1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table:style-name="ce21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A:loot.A];[.A115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number-rows-repeated="2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126">
            <table:table-cell table:number-columns-repeated="5"/>
            <table:table-cell table:style-name="ce23"/>
            <table:table-cell table:number-columns-repeated="1024"/>
          </table:table-row>
          <table:table-row table:style-name="ro127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8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header-columns/>
        <table:table-column table:style-name="co30" table:default-cell-style-name="Default"/>
        <table:table-header-columns/>
        <table:table-column table:style-name="co31" table:default-cell-style-name="Default"/>
        <table:table-header-columns/>
        <table:table-column table:style-name="co32" table:default-cell-style-name="Default"/>
        <table:table-header-columns/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number-columns-repeated="1117" table:style-name="co36" table:default-cell-style-name="Default"/>
        <table:table-header-columns/>
        <table:table-column table:style-name="co28" table:default-cell-style-name="Default"/>
        <table:table-header-columns/>
        <table:table-row table:style-name="ro130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13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13" office:value-type="string" calcext:value-type="string">
            <text:p><text:span text:style-name="T375">FOUND</text:span></text:p>
          </table:table-cell>
          <table:table-cell table:style-name="ce19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13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13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13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13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13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13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13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13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13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4">
          <table:table-cell table:number-columns-repeated="3"/>
          <table:table-cell table:style-name="ce13"/>
          <table:table-cell table:number-columns-repeated="1024"/>
        </table:table-row>
        <table:table-row table:style-name="ro135">
          <table:table-cell table:number-columns-repeated="3"/>
          <table:table-cell table:style-name="ce13"/>
          <table:table-cell table:number-columns-repeated="1024"/>
        </table:table-row>
        <table:table-row table:style-name="ro136">
          <table:table-cell table:number-columns-repeated="3"/>
          <table:table-cell table:style-name="ce13"/>
          <table:table-cell table:number-columns-repeated="1024"/>
        </table:table-row>
        <table:table-row table:style-name="ro137">
          <table:table-cell table:number-columns-repeated="3"/>
          <table:table-cell table:style-name="ce13"/>
          <table:table-cell table:number-columns-repeated="1024"/>
        </table:table-row>
        <table:table-row table:style-name="ro138">
          <table:table-cell table:number-columns-repeated="3"/>
          <table:table-cell table:style-name="ce13"/>
          <table:table-cell table:number-columns-repeated="1024"/>
        </table:table-row>
        <table:table-row table:style-name="ro139">
          <table:table-cell table:number-columns-repeated="3"/>
          <table:table-cell table:style-name="ce13"/>
          <table:table-cell table:number-columns-repeated="1024"/>
        </table:table-row>
        <table:table-row table:style-name="ro140">
          <table:table-cell table:number-columns-repeated="3"/>
          <table:table-cell table:style-name="ce13"/>
          <table:table-cell table:number-columns-repeated="1024"/>
        </table:table-row>
        <table:table-row table:style-name="ro141">
          <table:table-cell table:number-columns-repeated="3"/>
          <table:table-cell table:style-name="ce13"/>
          <table:table-cell table:number-columns-repeated="1024"/>
        </table:table-row>
        <table:table-row table:style-name="ro142">
          <table:table-cell table:number-columns-repeated="3"/>
          <table:table-cell table:style-name="ce13"/>
          <table:table-cell table:number-columns-repeated="1024"/>
        </table:table-row>
        <table:table-row table:number-rows-repeated="51" table:style-name="ro129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style-name="co40" table:default-cell-style-name="Default"/>
        <table:table-header-columns/>
        <table:table-column table:style-name="co41" table:default-cell-style-name="Default"/>
        <table:table-header-columns/>
        <table:table-column table:number-columns-repeated="1120" table:style-name="co42" table:default-cell-style-name="Default"/>
        <table:table-header-columns/>
        <table:table-column table:style-name="co37" table:default-cell-style-name="Default"/>
        <table:table-header-columns/>
        <table:table-row table:style-name="ro144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9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13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13" table:formula="of:=COUNTIF([loot.A:loot.A];[.A3])" office:value-type="float" calcext:value-type="float" office:value="0">
            <text:p>0</text:p>
          </table:table-cell>
          <table:table-cell table:style-name="ce24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13" table:formula="of:=COUNTIF([loot.A:loot.A];[.A4])" office:value-type="float" calcext:value-type="float" office:value="0">
            <text:p>0</text:p>
          </table:table-cell>
          <table:table-cell table:style-name="ce25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13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13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13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13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13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13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13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13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13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13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13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13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13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13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13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13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13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13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13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13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13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13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13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13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13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13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13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13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13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13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13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13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13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13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13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13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13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13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13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13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13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13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13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13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13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3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header-columns/>
        <table:table-column table:style-name="co45" table:default-cell-style-name="ce26"/>
        <table:table-header-columns/>
        <table:table-column table:style-name="co46" table:default-cell-style-name="Default"/>
        <table:table-header-columns/>
        <table:table-column table:style-name="co47" table:default-cell-style-name="ce26"/>
        <table:table-header-columns/>
        <table:table-column table:number-columns-repeated="1120" table:style-name="co48" table:default-cell-style-name="Default"/>
        <table:table-header-columns/>
        <table:table-column table:style-name="co43" table:default-cell-style-name="Default"/>
        <table:table-header-columns/>
        <table:table-header-rows>
          <table:table-row table:style-name="ro194">
            <table:table-cell table:style-name="ce21" office:value-type="string" calcext:value-type="string">
              <text:p><text:span text:style-name="T428">item_id</text:span></text:p>
            </table:table-cell>
            <table:table-cell table:style-name="ce27" office:value-type="string" calcext:value-type="string">
              <text:p><text:span text:style-name="T429">FOUND</text:span></text:p>
            </table:table-cell>
            <table:table-cell table:style-name="ce21" office:value-type="string" calcext:value-type="string">
              <text:p><text:span text:style-name="T430">enemy_id</text:span></text:p>
            </table:table-cell>
            <table:table-cell table:style-name="ce27" office:value-type="string" calcext:value-type="string">
              <text:p><text:span text:style-name="T431">FOUND</text:span></text:p>
            </table:table-cell>
            <table:table-cell table:style-name="ce21" office:value-type="string" calcext:value-type="string">
              <text:p><text:span text:style-name="T432">drop_rate</text:span></text:p>
            </table:table-cell>
            <table:table-cell table:style-name="ce13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5">
            <table:table-cell table:style-name="ce21" office:value-type="string" calcext:value-type="string">
              <text:p><text:span text:style-name="T434">blue potion</text:span></text:p>
            </table:table-cell>
            <table:table-cell table:style-name="ce27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435">rat</text:span></text:p>
            </table:table-cell>
            <table:table-cell table:style-name="ce27" table:formula="of:=VLOOKUP([.C2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30"/>
            <table:table-cell table:number-columns-repeated="1024"/>
          </table:table-row>
          <table:table-row table:style-name="ro196">
            <table:table-cell table:style-name="ce21" office:value-type="string" calcext:value-type="string">
              <text:p><text:span text:style-name="T436">flow body 1</text:span></text:p>
            </table:table-cell>
            <table:table-cell table:style-name="ce27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21" office:value-type="string" calcext:value-type="string">
              <text:p><text:span text:style-name="T437">rat</text:span></text:p>
            </table:table-cell>
            <table:table-cell table:style-name="ce27" table:formula="of:=VLOOKUP([.C3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21" office:value-type="string" calcext:value-type="string">
              <text:p><text:span text:style-name="T438">flow head 1</text:span></text:p>
            </table:table-cell>
            <table:table-cell table:style-name="ce27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21" office:value-type="string" calcext:value-type="string">
              <text:p><text:span text:style-name="T439">rat</text:span></text:p>
            </table:table-cell>
            <table:table-cell table:style-name="ce27" table:formula="of:=VLOOKUP([.C4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21" office:value-type="string" calcext:value-type="string">
              <text:p><text:span text:style-name="T440">flow trinket 1</text:span></text:p>
            </table:table-cell>
            <table:table-cell table:style-name="ce27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21" office:value-type="string" calcext:value-type="string">
              <text:p><text:span text:style-name="T441">rat</text:span></text:p>
            </table:table-cell>
            <table:table-cell table:style-name="ce27" table:formula="of:=VLOOKUP([.C5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21" office:value-type="string" calcext:value-type="string">
              <text:p><text:span text:style-name="T442">flow weapon 1</text:span></text:p>
            </table:table-cell>
            <table:table-cell table:style-name="ce27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21" office:value-type="string" calcext:value-type="string">
              <text:p><text:span text:style-name="T443">rat</text:span></text:p>
            </table:table-cell>
            <table:table-cell table:style-name="ce27" table:formula="of:=VLOOKUP([.C6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21" office:value-type="string" calcext:value-type="string">
              <text:p><text:span text:style-name="T444">grit body 1</text:span></text:p>
            </table:table-cell>
            <table:table-cell table:style-name="ce27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21" office:value-type="string" calcext:value-type="string">
              <text:p><text:span text:style-name="T445">rat</text:span></text:p>
            </table:table-cell>
            <table:table-cell table:style-name="ce27" table:formula="of:=VLOOKUP([.C7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21" office:value-type="string" calcext:value-type="string">
              <text:p><text:span text:style-name="T446">grit head 1</text:span></text:p>
            </table:table-cell>
            <table:table-cell table:style-name="ce27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21" office:value-type="string" calcext:value-type="string">
              <text:p><text:span text:style-name="T447">rat</text:span></text:p>
            </table:table-cell>
            <table:table-cell table:style-name="ce27" table:formula="of:=VLOOKUP([.C8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21" office:value-type="string" calcext:value-type="string">
              <text:p><text:span text:style-name="T448">grit trinket 1</text:span></text:p>
            </table:table-cell>
            <table:table-cell table:style-name="ce27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21" office:value-type="string" calcext:value-type="string">
              <text:p><text:span text:style-name="T449">rat</text:span></text:p>
            </table:table-cell>
            <table:table-cell table:style-name="ce27" table:formula="of:=VLOOKUP([.C9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21" office:value-type="string" calcext:value-type="string">
              <text:p><text:span text:style-name="T450">grit weapon 1</text:span></text:p>
            </table:table-cell>
            <table:table-cell table:style-name="ce27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21" office:value-type="string" calcext:value-type="string">
              <text:p><text:span text:style-name="T451">rat</text:span></text:p>
            </table:table-cell>
            <table:table-cell table:style-name="ce27" table:formula="of:=VLOOKUP([.C10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21" office:value-type="string" calcext:value-type="string">
              <text:p><text:span text:style-name="T452">mind body 1</text:span></text:p>
            </table:table-cell>
            <table:table-cell table:style-name="ce27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21" office:value-type="string" calcext:value-type="string">
              <text:p><text:span text:style-name="T453">rat</text:span></text:p>
            </table:table-cell>
            <table:table-cell table:style-name="ce27" table:formula="of:=VLOOKUP([.C11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21" office:value-type="string" calcext:value-type="string">
              <text:p><text:span text:style-name="T454">mind head 1</text:span></text:p>
            </table:table-cell>
            <table:table-cell table:style-name="ce27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21" office:value-type="string" calcext:value-type="string">
              <text:p><text:span text:style-name="T455">rat</text:span></text:p>
            </table:table-cell>
            <table:table-cell table:style-name="ce27" table:formula="of:=VLOOKUP([.C12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21" office:value-type="string" calcext:value-type="string">
              <text:p><text:span text:style-name="T456">mind trinket 1</text:span></text:p>
            </table:table-cell>
            <table:table-cell table:style-name="ce27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21" office:value-type="string" calcext:value-type="string">
              <text:p><text:span text:style-name="T457">rat</text:span></text:p>
            </table:table-cell>
            <table:table-cell table:style-name="ce27" table:formula="of:=VLOOKUP([.C13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21" office:value-type="string" calcext:value-type="string">
              <text:p><text:span text:style-name="T458">mind weapon 1</text:span></text:p>
            </table:table-cell>
            <table:table-cell table:style-name="ce27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21" office:value-type="string" calcext:value-type="string">
              <text:p><text:span text:style-name="T459">rat</text:span></text:p>
            </table:table-cell>
            <table:table-cell table:style-name="ce27" table:formula="of:=VLOOKUP([.C14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21" office:value-type="string" calcext:value-type="string">
              <text:p><text:span text:style-name="T460">red potion</text:span></text:p>
            </table:table-cell>
            <table:table-cell table:style-name="ce27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461">rat</text:span></text:p>
            </table:table-cell>
            <table:table-cell table:style-name="ce27" table:formula="of:=VLOOKUP([.C15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21" office:value-type="string" calcext:value-type="string">
              <text:p><text:span text:style-name="T462">soul body 1</text:span></text:p>
            </table:table-cell>
            <table:table-cell table:style-name="ce27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21" office:value-type="string" calcext:value-type="string">
              <text:p><text:span text:style-name="T463">rat</text:span></text:p>
            </table:table-cell>
            <table:table-cell table:style-name="ce27" table:formula="of:=VLOOKUP([.C16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21" office:value-type="string" calcext:value-type="string">
              <text:p><text:span text:style-name="T464">soul head 1</text:span></text:p>
            </table:table-cell>
            <table:table-cell table:style-name="ce27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21" office:value-type="string" calcext:value-type="string">
              <text:p><text:span text:style-name="T465">rat</text:span></text:p>
            </table:table-cell>
            <table:table-cell table:style-name="ce27" table:formula="of:=VLOOKUP([.C17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21" office:value-type="string" calcext:value-type="string">
              <text:p><text:span text:style-name="T466">soul trinket 1</text:span></text:p>
            </table:table-cell>
            <table:table-cell table:style-name="ce27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21" office:value-type="string" calcext:value-type="string">
              <text:p><text:span text:style-name="T467">rat</text:span></text:p>
            </table:table-cell>
            <table:table-cell table:style-name="ce27" table:formula="of:=VLOOKUP([.C18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21" office:value-type="string" calcext:value-type="string">
              <text:p><text:span text:style-name="T468">soul weapon 1</text:span></text:p>
            </table:table-cell>
            <table:table-cell table:style-name="ce27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21" office:value-type="string" calcext:value-type="string">
              <text:p><text:span text:style-name="T469">rat</text:span></text:p>
            </table:table-cell>
            <table:table-cell table:style-name="ce27" table:formula="of:=VLOOKUP([.C19];[enemies.A:enemies.B];2;0)" office:value-type="string" calcext:value-type="string" office:string-value="Rat">
              <text:p>Rat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21" office:value-type="string" calcext:value-type="string">
              <text:p><text:span text:style-name="T470">blue potion</text:span></text:p>
            </table:table-cell>
            <table:table-cell table:style-name="ce27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471">shroom</text:span></text:p>
            </table:table-cell>
            <table:table-cell table:style-name="ce27" table:formula="of:=VLOOKUP([.C20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21" office:value-type="string" calcext:value-type="string">
              <text:p><text:span text:style-name="T472">flow body 1</text:span></text:p>
            </table:table-cell>
            <table:table-cell table:style-name="ce27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21" office:value-type="string" calcext:value-type="string">
              <text:p><text:span text:style-name="T473">shroom</text:span></text:p>
            </table:table-cell>
            <table:table-cell table:style-name="ce27" table:formula="of:=VLOOKUP([.C21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21" office:value-type="string" calcext:value-type="string">
              <text:p><text:span text:style-name="T474">flow head 1</text:span></text:p>
            </table:table-cell>
            <table:table-cell table:style-name="ce27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21" office:value-type="string" calcext:value-type="string">
              <text:p><text:span text:style-name="T475">shroom</text:span></text:p>
            </table:table-cell>
            <table:table-cell table:style-name="ce27" table:formula="of:=VLOOKUP([.C22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21" office:value-type="string" calcext:value-type="string">
              <text:p><text:span text:style-name="T476">flow trinket 1</text:span></text:p>
            </table:table-cell>
            <table:table-cell table:style-name="ce27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21" office:value-type="string" calcext:value-type="string">
              <text:p><text:span text:style-name="T477">shroom</text:span></text:p>
            </table:table-cell>
            <table:table-cell table:style-name="ce27" table:formula="of:=VLOOKUP([.C23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21" office:value-type="string" calcext:value-type="string">
              <text:p><text:span text:style-name="T478">flow weapon 1</text:span></text:p>
            </table:table-cell>
            <table:table-cell table:style-name="ce27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21" office:value-type="string" calcext:value-type="string">
              <text:p><text:span text:style-name="T479">shroom</text:span></text:p>
            </table:table-cell>
            <table:table-cell table:style-name="ce27" table:formula="of:=VLOOKUP([.C24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21" office:value-type="string" calcext:value-type="string">
              <text:p><text:span text:style-name="T480">grit body 1</text:span></text:p>
            </table:table-cell>
            <table:table-cell table:style-name="ce27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21" office:value-type="string" calcext:value-type="string">
              <text:p><text:span text:style-name="T481">shroom</text:span></text:p>
            </table:table-cell>
            <table:table-cell table:style-name="ce27" table:formula="of:=VLOOKUP([.C25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21" office:value-type="string" calcext:value-type="string">
              <text:p><text:span text:style-name="T482">grit head 1</text:span></text:p>
            </table:table-cell>
            <table:table-cell table:style-name="ce27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21" office:value-type="string" calcext:value-type="string">
              <text:p><text:span text:style-name="T483">shroom</text:span></text:p>
            </table:table-cell>
            <table:table-cell table:style-name="ce27" table:formula="of:=VLOOKUP([.C26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21" office:value-type="string" calcext:value-type="string">
              <text:p><text:span text:style-name="T484">grit trinket 1</text:span></text:p>
            </table:table-cell>
            <table:table-cell table:style-name="ce27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21" office:value-type="string" calcext:value-type="string">
              <text:p><text:span text:style-name="T485">shroom</text:span></text:p>
            </table:table-cell>
            <table:table-cell table:style-name="ce27" table:formula="of:=VLOOKUP([.C27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21" office:value-type="string" calcext:value-type="string">
              <text:p><text:span text:style-name="T486">grit weapon 1</text:span></text:p>
            </table:table-cell>
            <table:table-cell table:style-name="ce27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21" office:value-type="string" calcext:value-type="string">
              <text:p><text:span text:style-name="T487">shroom</text:span></text:p>
            </table:table-cell>
            <table:table-cell table:style-name="ce27" table:formula="of:=VLOOKUP([.C28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21" office:value-type="string" calcext:value-type="string">
              <text:p><text:span text:style-name="T488">mind body 1</text:span></text:p>
            </table:table-cell>
            <table:table-cell table:style-name="ce27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21" office:value-type="string" calcext:value-type="string">
              <text:p><text:span text:style-name="T489">shroom</text:span></text:p>
            </table:table-cell>
            <table:table-cell table:style-name="ce27" table:formula="of:=VLOOKUP([.C29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21" office:value-type="string" calcext:value-type="string">
              <text:p><text:span text:style-name="T490">mind head 1</text:span></text:p>
            </table:table-cell>
            <table:table-cell table:style-name="ce27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21" office:value-type="string" calcext:value-type="string">
              <text:p><text:span text:style-name="T491">shroom</text:span></text:p>
            </table:table-cell>
            <table:table-cell table:style-name="ce27" table:formula="of:=VLOOKUP([.C30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21" office:value-type="string" calcext:value-type="string">
              <text:p><text:span text:style-name="T492">mind trinket 1</text:span></text:p>
            </table:table-cell>
            <table:table-cell table:style-name="ce27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21" office:value-type="string" calcext:value-type="string">
              <text:p><text:span text:style-name="T493">shroom</text:span></text:p>
            </table:table-cell>
            <table:table-cell table:style-name="ce27" table:formula="of:=VLOOKUP([.C31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21" office:value-type="string" calcext:value-type="string">
              <text:p><text:span text:style-name="T494">mind weapon 1</text:span></text:p>
            </table:table-cell>
            <table:table-cell table:style-name="ce27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21" office:value-type="string" calcext:value-type="string">
              <text:p><text:span text:style-name="T495">shroom</text:span></text:p>
            </table:table-cell>
            <table:table-cell table:style-name="ce27" table:formula="of:=VLOOKUP([.C32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21" office:value-type="string" calcext:value-type="string">
              <text:p><text:span text:style-name="T496">red potion</text:span></text:p>
            </table:table-cell>
            <table:table-cell table:style-name="ce27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497">shroom</text:span></text:p>
            </table:table-cell>
            <table:table-cell table:style-name="ce27" table:formula="of:=VLOOKUP([.C33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21" office:value-type="string" calcext:value-type="string">
              <text:p><text:span text:style-name="T498">soul body 1</text:span></text:p>
            </table:table-cell>
            <table:table-cell table:style-name="ce27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21" office:value-type="string" calcext:value-type="string">
              <text:p><text:span text:style-name="T499">shroom</text:span></text:p>
            </table:table-cell>
            <table:table-cell table:style-name="ce27" table:formula="of:=VLOOKUP([.C34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21" office:value-type="string" calcext:value-type="string">
              <text:p><text:span text:style-name="T500">soul head 1</text:span></text:p>
            </table:table-cell>
            <table:table-cell table:style-name="ce27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21" office:value-type="string" calcext:value-type="string">
              <text:p><text:span text:style-name="T501">shroom</text:span></text:p>
            </table:table-cell>
            <table:table-cell table:style-name="ce27" table:formula="of:=VLOOKUP([.C35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21" office:value-type="string" calcext:value-type="string">
              <text:p><text:span text:style-name="T502">soul trinket 1</text:span></text:p>
            </table:table-cell>
            <table:table-cell table:style-name="ce27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21" office:value-type="string" calcext:value-type="string">
              <text:p><text:span text:style-name="T503">shroom</text:span></text:p>
            </table:table-cell>
            <table:table-cell table:style-name="ce27" table:formula="of:=VLOOKUP([.C36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21" office:value-type="string" calcext:value-type="string">
              <text:p><text:span text:style-name="T504">soul weapon 1</text:span></text:p>
            </table:table-cell>
            <table:table-cell table:style-name="ce27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21" office:value-type="string" calcext:value-type="string">
              <text:p><text:span text:style-name="T505">shroom</text:span></text:p>
            </table:table-cell>
            <table:table-cell table:style-name="ce27" table:formula="of:=VLOOKUP([.C37];[enemies.A:enemies.B];2;0)" office:value-type="string" calcext:value-type="string" office:string-value="Shroom">
              <text:p>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21" office:value-type="string" calcext:value-type="string">
              <text:p><text:span text:style-name="T506">blue potion</text:span></text:p>
            </table:table-cell>
            <table:table-cell table:style-name="ce27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507">snail</text:span></text:p>
            </table:table-cell>
            <table:table-cell table:style-name="ce27" table:formula="of:=VLOOKUP([.C38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21"/>
            <table:table-cell table:number-columns-repeated="4"/>
            <table:table-cell table:style-name="ce13"/>
            <table:table-cell table:number-columns-repeated="1024"/>
          </table:table-row>
          <table:table-row table:style-name="ro232">
            <table:table-cell table:style-name="ce21" office:value-type="string" calcext:value-type="string">
              <text:p><text:span text:style-name="T508">flow body 1</text:span></text:p>
            </table:table-cell>
            <table:table-cell table:style-name="ce27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21" office:value-type="string" calcext:value-type="string">
              <text:p><text:span text:style-name="T509">snail</text:span></text:p>
            </table:table-cell>
            <table:table-cell table:style-name="ce27" table:formula="of:=VLOOKUP([.C39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21" office:value-type="string" calcext:value-type="string">
              <text:p><text:span text:style-name="T510">flow head 1</text:span></text:p>
            </table:table-cell>
            <table:table-cell table:style-name="ce27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21" office:value-type="string" calcext:value-type="string">
              <text:p><text:span text:style-name="T511">snail</text:span></text:p>
            </table:table-cell>
            <table:table-cell table:style-name="ce27" table:formula="of:=VLOOKUP([.C40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21" office:value-type="string" calcext:value-type="string">
              <text:p><text:span text:style-name="T512">flow trinket 1</text:span></text:p>
            </table:table-cell>
            <table:table-cell table:style-name="ce27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21" office:value-type="string" calcext:value-type="string">
              <text:p><text:span text:style-name="T513">snail</text:span></text:p>
            </table:table-cell>
            <table:table-cell table:style-name="ce27" table:formula="of:=VLOOKUP([.C41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21" office:value-type="string" calcext:value-type="string">
              <text:p><text:span text:style-name="T514">flow weapon 1</text:span></text:p>
            </table:table-cell>
            <table:table-cell table:style-name="ce27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21" office:value-type="string" calcext:value-type="string">
              <text:p><text:span text:style-name="T515">snail</text:span></text:p>
            </table:table-cell>
            <table:table-cell table:style-name="ce27" table:formula="of:=VLOOKUP([.C42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21" office:value-type="string" calcext:value-type="string">
              <text:p><text:span text:style-name="T516">grit body 1</text:span></text:p>
            </table:table-cell>
            <table:table-cell table:style-name="ce27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21" office:value-type="string" calcext:value-type="string">
              <text:p><text:span text:style-name="T517">snail</text:span></text:p>
            </table:table-cell>
            <table:table-cell table:style-name="ce27" table:formula="of:=VLOOKUP([.C43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21" office:value-type="string" calcext:value-type="string">
              <text:p><text:span text:style-name="T518">grit head 1</text:span></text:p>
            </table:table-cell>
            <table:table-cell table:style-name="ce27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21" office:value-type="string" calcext:value-type="string">
              <text:p><text:span text:style-name="T519">snail</text:span></text:p>
            </table:table-cell>
            <table:table-cell table:style-name="ce27" table:formula="of:=VLOOKUP([.C44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21" office:value-type="string" calcext:value-type="string">
              <text:p><text:span text:style-name="T520">grit trinket 1</text:span></text:p>
            </table:table-cell>
            <table:table-cell table:style-name="ce27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21" office:value-type="string" calcext:value-type="string">
              <text:p><text:span text:style-name="T521">snail</text:span></text:p>
            </table:table-cell>
            <table:table-cell table:style-name="ce27" table:formula="of:=VLOOKUP([.C45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21" office:value-type="string" calcext:value-type="string">
              <text:p><text:span text:style-name="T522">grit weapon 1</text:span></text:p>
            </table:table-cell>
            <table:table-cell table:style-name="ce27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21" office:value-type="string" calcext:value-type="string">
              <text:p><text:span text:style-name="T523">snail</text:span></text:p>
            </table:table-cell>
            <table:table-cell table:style-name="ce27" table:formula="of:=VLOOKUP([.C46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21" office:value-type="string" calcext:value-type="string">
              <text:p><text:span text:style-name="T524">mind body 1</text:span></text:p>
            </table:table-cell>
            <table:table-cell table:style-name="ce27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21" office:value-type="string" calcext:value-type="string">
              <text:p><text:span text:style-name="T525">snail</text:span></text:p>
            </table:table-cell>
            <table:table-cell table:style-name="ce27" table:formula="of:=VLOOKUP([.C47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21" office:value-type="string" calcext:value-type="string">
              <text:p><text:span text:style-name="T526">mind head 1</text:span></text:p>
            </table:table-cell>
            <table:table-cell table:style-name="ce27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21" office:value-type="string" calcext:value-type="string">
              <text:p><text:span text:style-name="T527">snail</text:span></text:p>
            </table:table-cell>
            <table:table-cell table:style-name="ce27" table:formula="of:=VLOOKUP([.C48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21" office:value-type="string" calcext:value-type="string">
              <text:p><text:span text:style-name="T528">mind trinket 1</text:span></text:p>
            </table:table-cell>
            <table:table-cell table:style-name="ce27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21" office:value-type="string" calcext:value-type="string">
              <text:p><text:span text:style-name="T529">snail</text:span></text:p>
            </table:table-cell>
            <table:table-cell table:style-name="ce27" table:formula="of:=VLOOKUP([.C49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21" office:value-type="string" calcext:value-type="string">
              <text:p><text:span text:style-name="T530">mind weapon 1</text:span></text:p>
            </table:table-cell>
            <table:table-cell table:style-name="ce27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21" office:value-type="string" calcext:value-type="string">
              <text:p><text:span text:style-name="T531">snail</text:span></text:p>
            </table:table-cell>
            <table:table-cell table:style-name="ce27" table:formula="of:=VLOOKUP([.C50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21" office:value-type="string" calcext:value-type="string">
              <text:p><text:span text:style-name="T532">red potion</text:span></text:p>
            </table:table-cell>
            <table:table-cell table:style-name="ce27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533">snail</text:span></text:p>
            </table:table-cell>
            <table:table-cell table:style-name="ce27" table:formula="of:=VLOOKUP([.C51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21" office:value-type="string" calcext:value-type="string">
              <text:p><text:span text:style-name="T534">soul body 1</text:span></text:p>
            </table:table-cell>
            <table:table-cell table:style-name="ce27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21" office:value-type="string" calcext:value-type="string">
              <text:p><text:span text:style-name="T535">snail</text:span></text:p>
            </table:table-cell>
            <table:table-cell table:style-name="ce27" table:formula="of:=VLOOKUP([.C52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21" office:value-type="string" calcext:value-type="string">
              <text:p><text:span text:style-name="T536">soul head 1</text:span></text:p>
            </table:table-cell>
            <table:table-cell table:style-name="ce27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21" office:value-type="string" calcext:value-type="string">
              <text:p><text:span text:style-name="T537">snail</text:span></text:p>
            </table:table-cell>
            <table:table-cell table:style-name="ce27" table:formula="of:=VLOOKUP([.C53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21" office:value-type="string" calcext:value-type="string">
              <text:p><text:span text:style-name="T538">soul trinket 1</text:span></text:p>
            </table:table-cell>
            <table:table-cell table:style-name="ce27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21" office:value-type="string" calcext:value-type="string">
              <text:p><text:span text:style-name="T539">snail</text:span></text:p>
            </table:table-cell>
            <table:table-cell table:style-name="ce27" table:formula="of:=VLOOKUP([.C54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21" office:value-type="string" calcext:value-type="string">
              <text:p><text:span text:style-name="T540">soul weapon 1</text:span></text:p>
            </table:table-cell>
            <table:table-cell table:style-name="ce27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21" office:value-type="string" calcext:value-type="string">
              <text:p><text:span text:style-name="T541">snail</text:span></text:p>
            </table:table-cell>
            <table:table-cell table:style-name="ce27" table:formula="of:=VLOOKUP([.C55];[enemies.A:enemies.B];2;0)" office:value-type="string" calcext:value-type="string" office:string-value="Snail">
              <text:p>Snail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21" office:value-type="string" calcext:value-type="string">
              <text:p><text:span text:style-name="T542">soul head 1</text:span></text:p>
            </table:table-cell>
            <table:table-cell table:style-name="ce27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21" office:value-type="string" calcext:value-type="string">
              <text:p><text:span text:style-name="T543">spore</text:span></text:p>
            </table:table-cell>
            <table:table-cell table:style-name="ce27" table:formula="of:=VLOOKUP([.C56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21" office:value-type="string" calcext:value-type="string">
              <text:p><text:span text:style-name="T544">soul trinket 1</text:span></text:p>
            </table:table-cell>
            <table:table-cell table:style-name="ce27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21" office:value-type="string" calcext:value-type="string">
              <text:p><text:span text:style-name="T545">spore</text:span></text:p>
            </table:table-cell>
            <table:table-cell table:style-name="ce27" table:formula="of:=VLOOKUP([.C57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21" office:value-type="string" calcext:value-type="string">
              <text:p><text:span text:style-name="T546">soul weapon 1</text:span></text:p>
            </table:table-cell>
            <table:table-cell table:style-name="ce27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21" office:value-type="string" calcext:value-type="string">
              <text:p><text:span text:style-name="T547">spore</text:span></text:p>
            </table:table-cell>
            <table:table-cell table:style-name="ce27" table:formula="of:=VLOOKUP([.C58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21" office:value-type="string" calcext:value-type="string">
              <text:p><text:span text:style-name="T548">blue potion</text:span></text:p>
            </table:table-cell>
            <table:table-cell table:style-name="ce27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549">spore</text:span></text:p>
            </table:table-cell>
            <table:table-cell table:style-name="ce27" table:formula="of:=VLOOKUP([.C59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21" office:value-type="string" calcext:value-type="string">
              <text:p><text:span text:style-name="T550">flow body 1</text:span></text:p>
            </table:table-cell>
            <table:table-cell table:style-name="ce27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21" office:value-type="string" calcext:value-type="string">
              <text:p><text:span text:style-name="T551">spore</text:span></text:p>
            </table:table-cell>
            <table:table-cell table:style-name="ce27" table:formula="of:=VLOOKUP([.C60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21" office:value-type="string" calcext:value-type="string">
              <text:p><text:span text:style-name="T552">flow head 1</text:span></text:p>
            </table:table-cell>
            <table:table-cell table:style-name="ce27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21" office:value-type="string" calcext:value-type="string">
              <text:p><text:span text:style-name="T553">spore</text:span></text:p>
            </table:table-cell>
            <table:table-cell table:style-name="ce27" table:formula="of:=VLOOKUP([.C61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21" office:value-type="string" calcext:value-type="string">
              <text:p><text:span text:style-name="T554">flow trinket 1</text:span></text:p>
            </table:table-cell>
            <table:table-cell table:style-name="ce27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21" office:value-type="string" calcext:value-type="string">
              <text:p><text:span text:style-name="T555">spore</text:span></text:p>
            </table:table-cell>
            <table:table-cell table:style-name="ce27" table:formula="of:=VLOOKUP([.C62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21" office:value-type="string" calcext:value-type="string">
              <text:p><text:span text:style-name="T556">flow weapon 1</text:span></text:p>
            </table:table-cell>
            <table:table-cell table:style-name="ce27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21" office:value-type="string" calcext:value-type="string">
              <text:p><text:span text:style-name="T557">spore</text:span></text:p>
            </table:table-cell>
            <table:table-cell table:style-name="ce27" table:formula="of:=VLOOKUP([.C63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21" office:value-type="string" calcext:value-type="string">
              <text:p><text:span text:style-name="T558">grit body 1</text:span></text:p>
            </table:table-cell>
            <table:table-cell table:style-name="ce27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21" office:value-type="string" calcext:value-type="string">
              <text:p><text:span text:style-name="T559">spore</text:span></text:p>
            </table:table-cell>
            <table:table-cell table:style-name="ce27" table:formula="of:=VLOOKUP([.C64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21" office:value-type="string" calcext:value-type="string">
              <text:p><text:span text:style-name="T560">grit head 1</text:span></text:p>
            </table:table-cell>
            <table:table-cell table:style-name="ce27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21" office:value-type="string" calcext:value-type="string">
              <text:p><text:span text:style-name="T561">spore</text:span></text:p>
            </table:table-cell>
            <table:table-cell table:style-name="ce27" table:formula="of:=VLOOKUP([.C65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21" office:value-type="string" calcext:value-type="string">
              <text:p><text:span text:style-name="T562">grit trinket 1</text:span></text:p>
            </table:table-cell>
            <table:table-cell table:style-name="ce27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21" office:value-type="string" calcext:value-type="string">
              <text:p><text:span text:style-name="T563">spore</text:span></text:p>
            </table:table-cell>
            <table:table-cell table:style-name="ce27" table:formula="of:=VLOOKUP([.C66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21" office:value-type="string" calcext:value-type="string">
              <text:p><text:span text:style-name="T564">grit weapon 1</text:span></text:p>
            </table:table-cell>
            <table:table-cell table:style-name="ce27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21" office:value-type="string" calcext:value-type="string">
              <text:p><text:span text:style-name="T565">spore</text:span></text:p>
            </table:table-cell>
            <table:table-cell table:style-name="ce27" table:formula="of:=VLOOKUP([.C67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21" office:value-type="string" calcext:value-type="string">
              <text:p><text:span text:style-name="T566">mind body 1</text:span></text:p>
            </table:table-cell>
            <table:table-cell table:style-name="ce27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21" office:value-type="string" calcext:value-type="string">
              <text:p><text:span text:style-name="T567">spore</text:span></text:p>
            </table:table-cell>
            <table:table-cell table:style-name="ce27" table:formula="of:=VLOOKUP([.C68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21" office:value-type="string" calcext:value-type="string">
              <text:p><text:span text:style-name="T568">mind head 1</text:span></text:p>
            </table:table-cell>
            <table:table-cell table:style-name="ce27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21" office:value-type="string" calcext:value-type="string">
              <text:p><text:span text:style-name="T569">spore</text:span></text:p>
            </table:table-cell>
            <table:table-cell table:style-name="ce27" table:formula="of:=VLOOKUP([.C69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21" office:value-type="string" calcext:value-type="string">
              <text:p><text:span text:style-name="T570">mind trinket 1</text:span></text:p>
            </table:table-cell>
            <table:table-cell table:style-name="ce27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21" office:value-type="string" calcext:value-type="string">
              <text:p><text:span text:style-name="T571">spore</text:span></text:p>
            </table:table-cell>
            <table:table-cell table:style-name="ce27" table:formula="of:=VLOOKUP([.C70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21" office:value-type="string" calcext:value-type="string">
              <text:p><text:span text:style-name="T572">mind weapon 1</text:span></text:p>
            </table:table-cell>
            <table:table-cell table:style-name="ce27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21" office:value-type="string" calcext:value-type="string">
              <text:p><text:span text:style-name="T573">spore</text:span></text:p>
            </table:table-cell>
            <table:table-cell table:style-name="ce27" table:formula="of:=VLOOKUP([.C71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21" office:value-type="string" calcext:value-type="string">
              <text:p><text:span text:style-name="T574">red potion</text:span></text:p>
            </table:table-cell>
            <table:table-cell table:style-name="ce27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575">spore</text:span></text:p>
            </table:table-cell>
            <table:table-cell table:style-name="ce27" table:formula="of:=VLOOKUP([.C72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21" office:value-type="string" calcext:value-type="string">
              <text:p><text:span text:style-name="T576">soul body 1</text:span></text:p>
            </table:table-cell>
            <table:table-cell table:style-name="ce27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21" office:value-type="string" calcext:value-type="string">
              <text:p><text:span text:style-name="T577">spore</text:span></text:p>
            </table:table-cell>
            <table:table-cell table:style-name="ce27" table:formula="of:=VLOOKUP([.C73];[enemies.A:enemies.B];2;0)" office:value-type="string" calcext:value-type="string" office:string-value="Spore">
              <text:p>Spor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21" office:value-type="string" calcext:value-type="string">
              <text:p><text:span text:style-name="T578">blue potion</text:span></text:p>
            </table:table-cell>
            <table:table-cell table:style-name="ce27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579">wood_stump</text:span></text:p>
            </table:table-cell>
            <table:table-cell table:style-name="ce27" table:formula="of:=VLOOKUP([.C74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21" office:value-type="string" calcext:value-type="string">
              <text:p><text:span text:style-name="T580">flow body 1</text:span></text:p>
            </table:table-cell>
            <table:table-cell table:style-name="ce27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21" office:value-type="string" calcext:value-type="string">
              <text:p><text:span text:style-name="T581">wood_stump</text:span></text:p>
            </table:table-cell>
            <table:table-cell table:style-name="ce27" table:formula="of:=VLOOKUP([.C75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21" office:value-type="string" calcext:value-type="string">
              <text:p><text:span text:style-name="T582">flow head 1</text:span></text:p>
            </table:table-cell>
            <table:table-cell table:style-name="ce27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21" office:value-type="string" calcext:value-type="string">
              <text:p><text:span text:style-name="T583">wood_stump</text:span></text:p>
            </table:table-cell>
            <table:table-cell table:style-name="ce27" table:formula="of:=VLOOKUP([.C76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21" office:value-type="string" calcext:value-type="string">
              <text:p><text:span text:style-name="T584">flow trinket 1</text:span></text:p>
            </table:table-cell>
            <table:table-cell table:style-name="ce27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21" office:value-type="string" calcext:value-type="string">
              <text:p><text:span text:style-name="T585">wood_stump</text:span></text:p>
            </table:table-cell>
            <table:table-cell table:style-name="ce27" table:formula="of:=VLOOKUP([.C77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21" office:value-type="string" calcext:value-type="string">
              <text:p><text:span text:style-name="T586">flow weapon 1</text:span></text:p>
            </table:table-cell>
            <table:table-cell table:style-name="ce27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21" office:value-type="string" calcext:value-type="string">
              <text:p><text:span text:style-name="T587">wood_stump</text:span></text:p>
            </table:table-cell>
            <table:table-cell table:style-name="ce27" table:formula="of:=VLOOKUP([.C78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21" office:value-type="string" calcext:value-type="string">
              <text:p><text:span text:style-name="T588">grit body 1</text:span></text:p>
            </table:table-cell>
            <table:table-cell table:style-name="ce27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21" office:value-type="string" calcext:value-type="string">
              <text:p><text:span text:style-name="T589">wood_stump</text:span></text:p>
            </table:table-cell>
            <table:table-cell table:style-name="ce27" table:formula="of:=VLOOKUP([.C79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21" office:value-type="string" calcext:value-type="string">
              <text:p><text:span text:style-name="T590">grit head 1</text:span></text:p>
            </table:table-cell>
            <table:table-cell table:style-name="ce27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21" office:value-type="string" calcext:value-type="string">
              <text:p><text:span text:style-name="T591">wood_stump</text:span></text:p>
            </table:table-cell>
            <table:table-cell table:style-name="ce27" table:formula="of:=VLOOKUP([.C80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21" office:value-type="string" calcext:value-type="string">
              <text:p><text:span text:style-name="T592">grit trinket 1</text:span></text:p>
            </table:table-cell>
            <table:table-cell table:style-name="ce27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21" office:value-type="string" calcext:value-type="string">
              <text:p><text:span text:style-name="T593">wood_stump</text:span></text:p>
            </table:table-cell>
            <table:table-cell table:style-name="ce27" table:formula="of:=VLOOKUP([.C81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21" office:value-type="string" calcext:value-type="string">
              <text:p><text:span text:style-name="T594">grit weapon 1</text:span></text:p>
            </table:table-cell>
            <table:table-cell table:style-name="ce27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21" office:value-type="string" calcext:value-type="string">
              <text:p><text:span text:style-name="T595">wood_stump</text:span></text:p>
            </table:table-cell>
            <table:table-cell table:style-name="ce27" table:formula="of:=VLOOKUP([.C82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21" office:value-type="string" calcext:value-type="string">
              <text:p><text:span text:style-name="T596">mind body 1</text:span></text:p>
            </table:table-cell>
            <table:table-cell table:style-name="ce27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21" office:value-type="string" calcext:value-type="string">
              <text:p><text:span text:style-name="T597">wood_stump</text:span></text:p>
            </table:table-cell>
            <table:table-cell table:style-name="ce27" table:formula="of:=VLOOKUP([.C83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21" office:value-type="string" calcext:value-type="string">
              <text:p><text:span text:style-name="T598">mind head 1</text:span></text:p>
            </table:table-cell>
            <table:table-cell table:style-name="ce27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21" office:value-type="string" calcext:value-type="string">
              <text:p><text:span text:style-name="T599">wood_stump</text:span></text:p>
            </table:table-cell>
            <table:table-cell table:style-name="ce27" table:formula="of:=VLOOKUP([.C84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21" office:value-type="string" calcext:value-type="string">
              <text:p><text:span text:style-name="T600">mind trinket 1</text:span></text:p>
            </table:table-cell>
            <table:table-cell table:style-name="ce27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21" office:value-type="string" calcext:value-type="string">
              <text:p><text:span text:style-name="T601">wood_stump</text:span></text:p>
            </table:table-cell>
            <table:table-cell table:style-name="ce27" table:formula="of:=VLOOKUP([.C85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21" office:value-type="string" calcext:value-type="string">
              <text:p><text:span text:style-name="T602">mind weapon 1</text:span></text:p>
            </table:table-cell>
            <table:table-cell table:style-name="ce27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21" office:value-type="string" calcext:value-type="string">
              <text:p><text:span text:style-name="T603">wood_stump</text:span></text:p>
            </table:table-cell>
            <table:table-cell table:style-name="ce27" table:formula="of:=VLOOKUP([.C86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21" office:value-type="string" calcext:value-type="string">
              <text:p><text:span text:style-name="T604">red potion</text:span></text:p>
            </table:table-cell>
            <table:table-cell table:style-name="ce27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605">wood_stump</text:span></text:p>
            </table:table-cell>
            <table:table-cell table:style-name="ce27" table:formula="of:=VLOOKUP([.C87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21" office:value-type="string" calcext:value-type="string">
              <text:p><text:span text:style-name="T606">soul body 1</text:span></text:p>
            </table:table-cell>
            <table:table-cell table:style-name="ce27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21" office:value-type="string" calcext:value-type="string">
              <text:p><text:span text:style-name="T607">wood_stump</text:span></text:p>
            </table:table-cell>
            <table:table-cell table:style-name="ce27" table:formula="of:=VLOOKUP([.C88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21" office:value-type="string" calcext:value-type="string">
              <text:p><text:span text:style-name="T608">soul head 1</text:span></text:p>
            </table:table-cell>
            <table:table-cell table:style-name="ce27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21" office:value-type="string" calcext:value-type="string">
              <text:p><text:span text:style-name="T609">wood_stump</text:span></text:p>
            </table:table-cell>
            <table:table-cell table:style-name="ce27" table:formula="of:=VLOOKUP([.C89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3">
            <table:table-cell table:style-name="ce21" office:value-type="string" calcext:value-type="string">
              <text:p><text:span text:style-name="T610">soul trinket 1</text:span></text:p>
            </table:table-cell>
            <table:table-cell table:style-name="ce27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21" office:value-type="string" calcext:value-type="string">
              <text:p><text:span text:style-name="T611">wood_stump</text:span></text:p>
            </table:table-cell>
            <table:table-cell table:style-name="ce27" table:formula="of:=VLOOKUP([.C90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4">
            <table:table-cell table:style-name="ce21" office:value-type="string" calcext:value-type="string">
              <text:p><text:span text:style-name="T612">soul weapon 1</text:span></text:p>
            </table:table-cell>
            <table:table-cell table:style-name="ce27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21" office:value-type="string" calcext:value-type="string">
              <text:p><text:span text:style-name="T613">wood_stump</text:span></text:p>
            </table:table-cell>
            <table:table-cell table:style-name="ce27" table:formula="of:=VLOOKUP([.C91];[enemies.A:enemies.B];2;0)" office:value-type="string" calcext:value-type="string" office:string-value="Wood Stump">
              <text:p>Wood Stum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5">
            <table:table-cell table:style-name="ce21" office:value-type="string" calcext:value-type="string">
              <text:p><text:span text:style-name="T614">blue potion</text:span></text:p>
            </table:table-cell>
            <table:table-cell table:style-name="ce27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615">green_slime</text:span></text:p>
            </table:table-cell>
            <table:table-cell table:style-name="ce27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21" office:value-type="string" calcext:value-type="string">
              <text:p><text:span text:style-name="T616">flow body 3</text:span></text:p>
            </table:table-cell>
            <table:table-cell table:style-name="ce27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21" office:value-type="string" calcext:value-type="string">
              <text:p><text:span text:style-name="T617">green_slime</text:span></text:p>
            </table:table-cell>
            <table:table-cell table:style-name="ce27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21" office:value-type="string" calcext:value-type="string">
              <text:p><text:span text:style-name="T618">flow head 3</text:span></text:p>
            </table:table-cell>
            <table:table-cell table:style-name="ce27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21" office:value-type="string" calcext:value-type="string">
              <text:p><text:span text:style-name="T619">green_slime</text:span></text:p>
            </table:table-cell>
            <table:table-cell table:style-name="ce27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21" office:value-type="string" calcext:value-type="string">
              <text:p><text:span text:style-name="T620">flow trinket 3</text:span></text:p>
            </table:table-cell>
            <table:table-cell table:style-name="ce27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21" office:value-type="string" calcext:value-type="string">
              <text:p><text:span text:style-name="T621">green_slime</text:span></text:p>
            </table:table-cell>
            <table:table-cell table:style-name="ce27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21" office:value-type="string" calcext:value-type="string">
              <text:p><text:span text:style-name="T622">flow weapon 3</text:span></text:p>
            </table:table-cell>
            <table:table-cell table:style-name="ce27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21" office:value-type="string" calcext:value-type="string">
              <text:p><text:span text:style-name="T623">green_slime</text:span></text:p>
            </table:table-cell>
            <table:table-cell table:style-name="ce27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21" office:value-type="string" calcext:value-type="string">
              <text:p><text:span text:style-name="T624">grit body 3</text:span></text:p>
            </table:table-cell>
            <table:table-cell table:style-name="ce27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21" office:value-type="string" calcext:value-type="string">
              <text:p><text:span text:style-name="T625">green_slime</text:span></text:p>
            </table:table-cell>
            <table:table-cell table:style-name="ce27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21" office:value-type="string" calcext:value-type="string">
              <text:p><text:span text:style-name="T626">grit head 3</text:span></text:p>
            </table:table-cell>
            <table:table-cell table:style-name="ce27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21" office:value-type="string" calcext:value-type="string">
              <text:p><text:span text:style-name="T627">green_slime</text:span></text:p>
            </table:table-cell>
            <table:table-cell table:style-name="ce27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21" office:value-type="string" calcext:value-type="string">
              <text:p><text:span text:style-name="T628">grit trinket 3</text:span></text:p>
            </table:table-cell>
            <table:table-cell table:style-name="ce27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21" office:value-type="string" calcext:value-type="string">
              <text:p><text:span text:style-name="T629">green_slime</text:span></text:p>
            </table:table-cell>
            <table:table-cell table:style-name="ce27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21" office:value-type="string" calcext:value-type="string">
              <text:p><text:span text:style-name="T630">grit weapon 3</text:span></text:p>
            </table:table-cell>
            <table:table-cell table:style-name="ce27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21" office:value-type="string" calcext:value-type="string">
              <text:p><text:span text:style-name="T631">green_slime</text:span></text:p>
            </table:table-cell>
            <table:table-cell table:style-name="ce27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21" office:value-type="string" calcext:value-type="string">
              <text:p><text:span text:style-name="T632">mind body 3</text:span></text:p>
            </table:table-cell>
            <table:table-cell table:style-name="ce27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21" office:value-type="string" calcext:value-type="string">
              <text:p><text:span text:style-name="T633">green_slime</text:span></text:p>
            </table:table-cell>
            <table:table-cell table:style-name="ce27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21" office:value-type="string" calcext:value-type="string">
              <text:p><text:span text:style-name="T634">mind head 3</text:span></text:p>
            </table:table-cell>
            <table:table-cell table:style-name="ce27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21" office:value-type="string" calcext:value-type="string">
              <text:p><text:span text:style-name="T635">green_slime</text:span></text:p>
            </table:table-cell>
            <table:table-cell table:style-name="ce27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21" office:value-type="string" calcext:value-type="string">
              <text:p><text:span text:style-name="T636">mind trinket 3</text:span></text:p>
            </table:table-cell>
            <table:table-cell table:style-name="ce27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21" office:value-type="string" calcext:value-type="string">
              <text:p><text:span text:style-name="T637">green_slime</text:span></text:p>
            </table:table-cell>
            <table:table-cell table:style-name="ce27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21" office:value-type="string" calcext:value-type="string">
              <text:p><text:span text:style-name="T638">mind weapon 3</text:span></text:p>
            </table:table-cell>
            <table:table-cell table:style-name="ce27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21" office:value-type="string" calcext:value-type="string">
              <text:p><text:span text:style-name="T639">green_slime</text:span></text:p>
            </table:table-cell>
            <table:table-cell table:style-name="ce27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21" office:value-type="string" calcext:value-type="string">
              <text:p><text:span text:style-name="T640">red potion</text:span></text:p>
            </table:table-cell>
            <table:table-cell table:style-name="ce27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641">green_slime</text:span></text:p>
            </table:table-cell>
            <table:table-cell table:style-name="ce27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21" office:value-type="string" calcext:value-type="string">
              <text:p><text:span text:style-name="T642">soul body 3</text:span></text:p>
            </table:table-cell>
            <table:table-cell table:style-name="ce27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21" office:value-type="string" calcext:value-type="string">
              <text:p><text:span text:style-name="T643">green_slime</text:span></text:p>
            </table:table-cell>
            <table:table-cell table:style-name="ce27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21" office:value-type="string" calcext:value-type="string">
              <text:p><text:span text:style-name="T644">soul head 3</text:span></text:p>
            </table:table-cell>
            <table:table-cell table:style-name="ce27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21" office:value-type="string" calcext:value-type="string">
              <text:p><text:span text:style-name="T645">green_slime</text:span></text:p>
            </table:table-cell>
            <table:table-cell table:style-name="ce27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21" office:value-type="string" calcext:value-type="string">
              <text:p><text:span text:style-name="T646">soul trinket 3</text:span></text:p>
            </table:table-cell>
            <table:table-cell table:style-name="ce27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21" office:value-type="string" calcext:value-type="string">
              <text:p><text:span text:style-name="T647">green_slime</text:span></text:p>
            </table:table-cell>
            <table:table-cell table:style-name="ce27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21" office:value-type="string" calcext:value-type="string">
              <text:p><text:span text:style-name="T648">soul weapon 3</text:span></text:p>
            </table:table-cell>
            <table:table-cell table:style-name="ce27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21" office:value-type="string" calcext:value-type="string">
              <text:p><text:span text:style-name="T649">green_slime</text:span></text:p>
            </table:table-cell>
            <table:table-cell table:style-name="ce27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21" office:value-type="string" calcext:value-type="string">
              <text:p><text:span text:style-name="T650">blue potion</text:span></text:p>
            </table:table-cell>
            <table:table-cell table:style-name="ce27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21" office:value-type="string" calcext:value-type="string">
              <text:p><text:span text:style-name="T651">flow body 3</text:span></text:p>
            </table:table-cell>
            <table:table-cell table:style-name="ce27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21" office:value-type="string" calcext:value-type="string">
              <text:p><text:span text:style-name="T652">flow head 3</text:span></text:p>
            </table:table-cell>
            <table:table-cell table:style-name="ce27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21" office:value-type="string" calcext:value-type="string">
              <text:p><text:span text:style-name="T653">flow trinket 3</text:span></text:p>
            </table:table-cell>
            <table:table-cell table:style-name="ce27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21" office:value-type="string" calcext:value-type="string">
              <text:p><text:span text:style-name="T654">flow weapon 3</text:span></text:p>
            </table:table-cell>
            <table:table-cell table:style-name="ce27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21" office:value-type="string" calcext:value-type="string">
              <text:p><text:span text:style-name="T655">grit body 3</text:span></text:p>
            </table:table-cell>
            <table:table-cell table:style-name="ce27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21" office:value-type="string" calcext:value-type="string">
              <text:p><text:span text:style-name="T656">grit head 3</text:span></text:p>
            </table:table-cell>
            <table:table-cell table:style-name="ce27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21" office:value-type="string" calcext:value-type="string">
              <text:p><text:span text:style-name="T657">grit trinket 3</text:span></text:p>
            </table:table-cell>
            <table:table-cell table:style-name="ce27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21" office:value-type="string" calcext:value-type="string">
              <text:p><text:span text:style-name="T658">grit weapon 3</text:span></text:p>
            </table:table-cell>
            <table:table-cell table:style-name="ce27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21" office:value-type="string" calcext:value-type="string">
              <text:p><text:span text:style-name="T659">mind body 3</text:span></text:p>
            </table:table-cell>
            <table:table-cell table:style-name="ce27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21" office:value-type="string" calcext:value-type="string">
              <text:p><text:span text:style-name="T660">mind head 3</text:span></text:p>
            </table:table-cell>
            <table:table-cell table:style-name="ce27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21" office:value-type="string" calcext:value-type="string">
              <text:p><text:span text:style-name="T661">mind trinket 3</text:span></text:p>
            </table:table-cell>
            <table:table-cell table:style-name="ce27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21" office:value-type="string" calcext:value-type="string">
              <text:p><text:span text:style-name="T662">mind weapon 3</text:span></text:p>
            </table:table-cell>
            <table:table-cell table:style-name="ce27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21" office:value-type="string" calcext:value-type="string">
              <text:p><text:span text:style-name="T663">red potion</text:span></text:p>
            </table:table-cell>
            <table:table-cell table:style-name="ce27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21" office:value-type="string" calcext:value-type="string">
              <text:p><text:span text:style-name="T664">soul body 3</text:span></text:p>
            </table:table-cell>
            <table:table-cell table:style-name="ce27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21" office:value-type="string" calcext:value-type="string">
              <text:p><text:span text:style-name="T665">soul head 3</text:span></text:p>
            </table:table-cell>
            <table:table-cell table:style-name="ce27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21" office:value-type="string" calcext:value-type="string">
              <text:p><text:span text:style-name="T666">soul trinket 3</text:span></text:p>
            </table:table-cell>
            <table:table-cell table:style-name="ce27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21" office:value-type="string" calcext:value-type="string">
              <text:p><text:span text:style-name="T667">soul weapon 3</text:span></text:p>
            </table:table-cell>
            <table:table-cell table:style-name="ce27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22" office:value-type="string" calcext:value-type="string">
              <text:p>orange_mushroom</text:p>
            </table:table-cell>
            <table:table-cell table:style-name="ce27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21" office:value-type="string" calcext:value-type="string">
              <text:p><text:span text:style-name="T668">blue potion</text:span></text:p>
            </table:table-cell>
            <table:table-cell table:style-name="ce27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669">pig</text:span></text:p>
            </table:table-cell>
            <table:table-cell table:style-name="ce27" table:formula="of:=VLOOKUP([.C128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21" office:value-type="string" calcext:value-type="string">
              <text:p><text:span text:style-name="T670">flow body 3</text:span></text:p>
            </table:table-cell>
            <table:table-cell table:style-name="ce27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21" office:value-type="string" calcext:value-type="string">
              <text:p><text:span text:style-name="T671">pig</text:span></text:p>
            </table:table-cell>
            <table:table-cell table:style-name="ce27" table:formula="of:=VLOOKUP([.C129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21" office:value-type="string" calcext:value-type="string">
              <text:p><text:span text:style-name="T672">flow head 3</text:span></text:p>
            </table:table-cell>
            <table:table-cell table:style-name="ce27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21" office:value-type="string" calcext:value-type="string">
              <text:p><text:span text:style-name="T673">pig</text:span></text:p>
            </table:table-cell>
            <table:table-cell table:style-name="ce27" table:formula="of:=VLOOKUP([.C130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21" office:value-type="string" calcext:value-type="string">
              <text:p><text:span text:style-name="T674">flow trinket 3</text:span></text:p>
            </table:table-cell>
            <table:table-cell table:style-name="ce27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21" office:value-type="string" calcext:value-type="string">
              <text:p><text:span text:style-name="T675">pig</text:span></text:p>
            </table:table-cell>
            <table:table-cell table:style-name="ce27" table:formula="of:=VLOOKUP([.C131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21" office:value-type="string" calcext:value-type="string">
              <text:p><text:span text:style-name="T676">flow weapon 3</text:span></text:p>
            </table:table-cell>
            <table:table-cell table:style-name="ce27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21" office:value-type="string" calcext:value-type="string">
              <text:p><text:span text:style-name="T677">pig</text:span></text:p>
            </table:table-cell>
            <table:table-cell table:style-name="ce27" table:formula="of:=VLOOKUP([.C132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21" office:value-type="string" calcext:value-type="string">
              <text:p><text:span text:style-name="T678">grit body 3</text:span></text:p>
            </table:table-cell>
            <table:table-cell table:style-name="ce27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21" office:value-type="string" calcext:value-type="string">
              <text:p><text:span text:style-name="T679">pig</text:span></text:p>
            </table:table-cell>
            <table:table-cell table:style-name="ce27" table:formula="of:=VLOOKUP([.C133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21" office:value-type="string" calcext:value-type="string">
              <text:p><text:span text:style-name="T680">grit head 3</text:span></text:p>
            </table:table-cell>
            <table:table-cell table:style-name="ce27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21" office:value-type="string" calcext:value-type="string">
              <text:p><text:span text:style-name="T681">pig</text:span></text:p>
            </table:table-cell>
            <table:table-cell table:style-name="ce27" table:formula="of:=VLOOKUP([.C134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21" office:value-type="string" calcext:value-type="string">
              <text:p><text:span text:style-name="T682">grit trinket 3</text:span></text:p>
            </table:table-cell>
            <table:table-cell table:style-name="ce27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21" office:value-type="string" calcext:value-type="string">
              <text:p><text:span text:style-name="T683">pig</text:span></text:p>
            </table:table-cell>
            <table:table-cell table:style-name="ce27" table:formula="of:=VLOOKUP([.C135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21" office:value-type="string" calcext:value-type="string">
              <text:p><text:span text:style-name="T684">grit weapon 3</text:span></text:p>
            </table:table-cell>
            <table:table-cell table:style-name="ce27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21" office:value-type="string" calcext:value-type="string">
              <text:p><text:span text:style-name="T685">pig</text:span></text:p>
            </table:table-cell>
            <table:table-cell table:style-name="ce27" table:formula="of:=VLOOKUP([.C136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21" office:value-type="string" calcext:value-type="string">
              <text:p><text:span text:style-name="T686">mind body 3</text:span></text:p>
            </table:table-cell>
            <table:table-cell table:style-name="ce27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21" office:value-type="string" calcext:value-type="string">
              <text:p><text:span text:style-name="T687">pig</text:span></text:p>
            </table:table-cell>
            <table:table-cell table:style-name="ce27" table:formula="of:=VLOOKUP([.C137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21" office:value-type="string" calcext:value-type="string">
              <text:p><text:span text:style-name="T688">mind head 3</text:span></text:p>
            </table:table-cell>
            <table:table-cell table:style-name="ce27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21" office:value-type="string" calcext:value-type="string">
              <text:p><text:span text:style-name="T689">pig</text:span></text:p>
            </table:table-cell>
            <table:table-cell table:style-name="ce27" table:formula="of:=VLOOKUP([.C138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21" office:value-type="string" calcext:value-type="string">
              <text:p><text:span text:style-name="T690">mind trinket 3</text:span></text:p>
            </table:table-cell>
            <table:table-cell table:style-name="ce27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21" office:value-type="string" calcext:value-type="string">
              <text:p><text:span text:style-name="T691">pig</text:span></text:p>
            </table:table-cell>
            <table:table-cell table:style-name="ce27" table:formula="of:=VLOOKUP([.C139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21" office:value-type="string" calcext:value-type="string">
              <text:p><text:span text:style-name="T692">mind weapon 3</text:span></text:p>
            </table:table-cell>
            <table:table-cell table:style-name="ce27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21" office:value-type="string" calcext:value-type="string">
              <text:p><text:span text:style-name="T693">pig</text:span></text:p>
            </table:table-cell>
            <table:table-cell table:style-name="ce27" table:formula="of:=VLOOKUP([.C140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21" office:value-type="string" calcext:value-type="string">
              <text:p><text:span text:style-name="T694">red potion</text:span></text:p>
            </table:table-cell>
            <table:table-cell table:style-name="ce27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695">pig</text:span></text:p>
            </table:table-cell>
            <table:table-cell table:style-name="ce27" table:formula="of:=VLOOKUP([.C141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21" office:value-type="string" calcext:value-type="string">
              <text:p><text:span text:style-name="T696">soul body 3</text:span></text:p>
            </table:table-cell>
            <table:table-cell table:style-name="ce27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21" office:value-type="string" calcext:value-type="string">
              <text:p><text:span text:style-name="T697">pig</text:span></text:p>
            </table:table-cell>
            <table:table-cell table:style-name="ce27" table:formula="of:=VLOOKUP([.C142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21" office:value-type="string" calcext:value-type="string">
              <text:p><text:span text:style-name="T698">soul head 3</text:span></text:p>
            </table:table-cell>
            <table:table-cell table:style-name="ce27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21" office:value-type="string" calcext:value-type="string">
              <text:p><text:span text:style-name="T699">pig</text:span></text:p>
            </table:table-cell>
            <table:table-cell table:style-name="ce27" table:formula="of:=VLOOKUP([.C143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21" office:value-type="string" calcext:value-type="string">
              <text:p><text:span text:style-name="T700">soul trinket 3</text:span></text:p>
            </table:table-cell>
            <table:table-cell table:style-name="ce27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21" office:value-type="string" calcext:value-type="string">
              <text:p><text:span text:style-name="T701">pig</text:span></text:p>
            </table:table-cell>
            <table:table-cell table:style-name="ce27" table:formula="of:=VLOOKUP([.C144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21" office:value-type="string" calcext:value-type="string">
              <text:p><text:span text:style-name="T702">soul weapon 3</text:span></text:p>
            </table:table-cell>
            <table:table-cell table:style-name="ce27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21" office:value-type="string" calcext:value-type="string">
              <text:p><text:span text:style-name="T703">pig</text:span></text:p>
            </table:table-cell>
            <table:table-cell table:style-name="ce27" table:formula="of:=VLOOKUP([.C145];[enemies.A:enemies.B];2;0)" office:value-type="string" calcext:value-type="string" office:string-value="Pig">
              <text:p>Pig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21" office:value-type="string" calcext:value-type="string">
              <text:p><text:span text:style-name="T704">soul head 3</text:span></text:p>
            </table:table-cell>
            <table:table-cell table:style-name="ce27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21" office:value-type="string" calcext:value-type="string">
              <text:p><text:span text:style-name="T705">spider</text:span></text:p>
            </table:table-cell>
            <table:table-cell table:style-name="ce27" table:formula="of:=VLOOKUP([.C146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21" office:value-type="string" calcext:value-type="string">
              <text:p><text:span text:style-name="T706">soul trinket 3</text:span></text:p>
            </table:table-cell>
            <table:table-cell table:style-name="ce27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21" office:value-type="string" calcext:value-type="string">
              <text:p><text:span text:style-name="T707">spider</text:span></text:p>
            </table:table-cell>
            <table:table-cell table:style-name="ce27" table:formula="of:=VLOOKUP([.C147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21" office:value-type="string" calcext:value-type="string">
              <text:p><text:span text:style-name="T708">soul weapon 3</text:span></text:p>
            </table:table-cell>
            <table:table-cell table:style-name="ce27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21" office:value-type="string" calcext:value-type="string">
              <text:p><text:span text:style-name="T709">spider</text:span></text:p>
            </table:table-cell>
            <table:table-cell table:style-name="ce27" table:formula="of:=VLOOKUP([.C148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21" office:value-type="string" calcext:value-type="string">
              <text:p><text:span text:style-name="T710">blue potion</text:span></text:p>
            </table:table-cell>
            <table:table-cell table:style-name="ce27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711">spider</text:span></text:p>
            </table:table-cell>
            <table:table-cell table:style-name="ce27" table:formula="of:=VLOOKUP([.C149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21" office:value-type="string" calcext:value-type="string">
              <text:p><text:span text:style-name="T712">flow body 3</text:span></text:p>
            </table:table-cell>
            <table:table-cell table:style-name="ce27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21" office:value-type="string" calcext:value-type="string">
              <text:p><text:span text:style-name="T713">spider</text:span></text:p>
            </table:table-cell>
            <table:table-cell table:style-name="ce27" table:formula="of:=VLOOKUP([.C150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21" office:value-type="string" calcext:value-type="string">
              <text:p><text:span text:style-name="T714">flow head 3</text:span></text:p>
            </table:table-cell>
            <table:table-cell table:style-name="ce27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21" office:value-type="string" calcext:value-type="string">
              <text:p><text:span text:style-name="T715">spider</text:span></text:p>
            </table:table-cell>
            <table:table-cell table:style-name="ce27" table:formula="of:=VLOOKUP([.C151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21" office:value-type="string" calcext:value-type="string">
              <text:p><text:span text:style-name="T716">flow trinket 3</text:span></text:p>
            </table:table-cell>
            <table:table-cell table:style-name="ce27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21" office:value-type="string" calcext:value-type="string">
              <text:p><text:span text:style-name="T717">spider</text:span></text:p>
            </table:table-cell>
            <table:table-cell table:style-name="ce27" table:formula="of:=VLOOKUP([.C152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21" office:value-type="string" calcext:value-type="string">
              <text:p><text:span text:style-name="T718">flow weapon 3</text:span></text:p>
            </table:table-cell>
            <table:table-cell table:style-name="ce27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21" office:value-type="string" calcext:value-type="string">
              <text:p><text:span text:style-name="T719">spider</text:span></text:p>
            </table:table-cell>
            <table:table-cell table:style-name="ce27" table:formula="of:=VLOOKUP([.C153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21" office:value-type="string" calcext:value-type="string">
              <text:p><text:span text:style-name="T720">grit body 3</text:span></text:p>
            </table:table-cell>
            <table:table-cell table:style-name="ce27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21" office:value-type="string" calcext:value-type="string">
              <text:p><text:span text:style-name="T721">spider</text:span></text:p>
            </table:table-cell>
            <table:table-cell table:style-name="ce27" table:formula="of:=VLOOKUP([.C154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21" office:value-type="string" calcext:value-type="string">
              <text:p><text:span text:style-name="T722">grit head 3</text:span></text:p>
            </table:table-cell>
            <table:table-cell table:style-name="ce27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21" office:value-type="string" calcext:value-type="string">
              <text:p><text:span text:style-name="T723">spider</text:span></text:p>
            </table:table-cell>
            <table:table-cell table:style-name="ce27" table:formula="of:=VLOOKUP([.C155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21" office:value-type="string" calcext:value-type="string">
              <text:p><text:span text:style-name="T724">grit trinket 3</text:span></text:p>
            </table:table-cell>
            <table:table-cell table:style-name="ce27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21" office:value-type="string" calcext:value-type="string">
              <text:p><text:span text:style-name="T725">spider</text:span></text:p>
            </table:table-cell>
            <table:table-cell table:style-name="ce27" table:formula="of:=VLOOKUP([.C156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21" office:value-type="string" calcext:value-type="string">
              <text:p><text:span text:style-name="T726">grit weapon 3</text:span></text:p>
            </table:table-cell>
            <table:table-cell table:style-name="ce27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21" office:value-type="string" calcext:value-type="string">
              <text:p><text:span text:style-name="T727">spider</text:span></text:p>
            </table:table-cell>
            <table:table-cell table:style-name="ce27" table:formula="of:=VLOOKUP([.C157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21" office:value-type="string" calcext:value-type="string">
              <text:p><text:span text:style-name="T728">mind body 3</text:span></text:p>
            </table:table-cell>
            <table:table-cell table:style-name="ce27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21" office:value-type="string" calcext:value-type="string">
              <text:p><text:span text:style-name="T729">spider</text:span></text:p>
            </table:table-cell>
            <table:table-cell table:style-name="ce27" table:formula="of:=VLOOKUP([.C158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21" office:value-type="string" calcext:value-type="string">
              <text:p><text:span text:style-name="T730">mind head 3</text:span></text:p>
            </table:table-cell>
            <table:table-cell table:style-name="ce27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21" office:value-type="string" calcext:value-type="string">
              <text:p><text:span text:style-name="T731">spider</text:span></text:p>
            </table:table-cell>
            <table:table-cell table:style-name="ce27" table:formula="of:=VLOOKUP([.C159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21" office:value-type="string" calcext:value-type="string">
              <text:p><text:span text:style-name="T732">mind trinket 3</text:span></text:p>
            </table:table-cell>
            <table:table-cell table:style-name="ce27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21" office:value-type="string" calcext:value-type="string">
              <text:p><text:span text:style-name="T733">spider</text:span></text:p>
            </table:table-cell>
            <table:table-cell table:style-name="ce27" table:formula="of:=VLOOKUP([.C160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21" office:value-type="string" calcext:value-type="string">
              <text:p><text:span text:style-name="T734">mind weapon 3</text:span></text:p>
            </table:table-cell>
            <table:table-cell table:style-name="ce27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21" office:value-type="string" calcext:value-type="string">
              <text:p><text:span text:style-name="T735">spider</text:span></text:p>
            </table:table-cell>
            <table:table-cell table:style-name="ce27" table:formula="of:=VLOOKUP([.C161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21" office:value-type="string" calcext:value-type="string">
              <text:p><text:span text:style-name="T736">red potion</text:span></text:p>
            </table:table-cell>
            <table:table-cell table:style-name="ce27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737">spider</text:span></text:p>
            </table:table-cell>
            <table:table-cell table:style-name="ce27" table:formula="of:=VLOOKUP([.C162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21" office:value-type="string" calcext:value-type="string">
              <text:p><text:span text:style-name="T738">soul body 3</text:span></text:p>
            </table:table-cell>
            <table:table-cell table:style-name="ce27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21" office:value-type="string" calcext:value-type="string">
              <text:p><text:span text:style-name="T739">spider</text:span></text:p>
            </table:table-cell>
            <table:table-cell table:style-name="ce27" table:formula="of:=VLOOKUP([.C163];[enemies.A:enemies.B];2;0)" office:value-type="string" calcext:value-type="string" office:string-value="Spider">
              <text:p>Spid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21" office:value-type="string" calcext:value-type="string">
              <text:p><text:span text:style-name="T740">blue potion</text:span></text:p>
            </table:table-cell>
            <table:table-cell table:style-name="ce27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741">wandering_rock</text:span></text:p>
            </table:table-cell>
            <table:table-cell table:style-name="ce27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21" office:value-type="string" calcext:value-type="string">
              <text:p><text:span text:style-name="T742">flow body 3</text:span></text:p>
            </table:table-cell>
            <table:table-cell table:style-name="ce27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21" office:value-type="string" calcext:value-type="string">
              <text:p><text:span text:style-name="T743">wandering_rock</text:span></text:p>
            </table:table-cell>
            <table:table-cell table:style-name="ce27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21" office:value-type="string" calcext:value-type="string">
              <text:p><text:span text:style-name="T744">flow head 3</text:span></text:p>
            </table:table-cell>
            <table:table-cell table:style-name="ce27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21" office:value-type="string" calcext:value-type="string">
              <text:p><text:span text:style-name="T745">wandering_rock</text:span></text:p>
            </table:table-cell>
            <table:table-cell table:style-name="ce27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21" office:value-type="string" calcext:value-type="string">
              <text:p><text:span text:style-name="T746">flow trinket 3</text:span></text:p>
            </table:table-cell>
            <table:table-cell table:style-name="ce27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21" office:value-type="string" calcext:value-type="string">
              <text:p><text:span text:style-name="T747">wandering_rock</text:span></text:p>
            </table:table-cell>
            <table:table-cell table:style-name="ce27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21" office:value-type="string" calcext:value-type="string">
              <text:p><text:span text:style-name="T748">flow weapon 3</text:span></text:p>
            </table:table-cell>
            <table:table-cell table:style-name="ce27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21" office:value-type="string" calcext:value-type="string">
              <text:p><text:span text:style-name="T749">wandering_rock</text:span></text:p>
            </table:table-cell>
            <table:table-cell table:style-name="ce27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21" office:value-type="string" calcext:value-type="string">
              <text:p><text:span text:style-name="T750">grit body 3</text:span></text:p>
            </table:table-cell>
            <table:table-cell table:style-name="ce27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21" office:value-type="string" calcext:value-type="string">
              <text:p><text:span text:style-name="T751">wandering_rock</text:span></text:p>
            </table:table-cell>
            <table:table-cell table:style-name="ce27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21" office:value-type="string" calcext:value-type="string">
              <text:p><text:span text:style-name="T752">grit head 3</text:span></text:p>
            </table:table-cell>
            <table:table-cell table:style-name="ce27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21" office:value-type="string" calcext:value-type="string">
              <text:p><text:span text:style-name="T753">wandering_rock</text:span></text:p>
            </table:table-cell>
            <table:table-cell table:style-name="ce27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21" office:value-type="string" calcext:value-type="string">
              <text:p><text:span text:style-name="T754">grit trinket 3</text:span></text:p>
            </table:table-cell>
            <table:table-cell table:style-name="ce27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21" office:value-type="string" calcext:value-type="string">
              <text:p><text:span text:style-name="T755">wandering_rock</text:span></text:p>
            </table:table-cell>
            <table:table-cell table:style-name="ce27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21" office:value-type="string" calcext:value-type="string">
              <text:p><text:span text:style-name="T756">grit weapon 3</text:span></text:p>
            </table:table-cell>
            <table:table-cell table:style-name="ce27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21" office:value-type="string" calcext:value-type="string">
              <text:p><text:span text:style-name="T757">wandering_rock</text:span></text:p>
            </table:table-cell>
            <table:table-cell table:style-name="ce27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21" office:value-type="string" calcext:value-type="string">
              <text:p><text:span text:style-name="T758">mind body 3</text:span></text:p>
            </table:table-cell>
            <table:table-cell table:style-name="ce27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21" office:value-type="string" calcext:value-type="string">
              <text:p><text:span text:style-name="T759">wandering_rock</text:span></text:p>
            </table:table-cell>
            <table:table-cell table:style-name="ce27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21" office:value-type="string" calcext:value-type="string">
              <text:p><text:span text:style-name="T760">mind head 3</text:span></text:p>
            </table:table-cell>
            <table:table-cell table:style-name="ce27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21" office:value-type="string" calcext:value-type="string">
              <text:p><text:span text:style-name="T761">wandering_rock</text:span></text:p>
            </table:table-cell>
            <table:table-cell table:style-name="ce27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21" office:value-type="string" calcext:value-type="string">
              <text:p><text:span text:style-name="T762">mind trinket 3</text:span></text:p>
            </table:table-cell>
            <table:table-cell table:style-name="ce27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21" office:value-type="string" calcext:value-type="string">
              <text:p><text:span text:style-name="T763">wandering_rock</text:span></text:p>
            </table:table-cell>
            <table:table-cell table:style-name="ce27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21" office:value-type="string" calcext:value-type="string">
              <text:p><text:span text:style-name="T764">mind weapon 3</text:span></text:p>
            </table:table-cell>
            <table:table-cell table:style-name="ce27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21" office:value-type="string" calcext:value-type="string">
              <text:p><text:span text:style-name="T765">wandering_rock</text:span></text:p>
            </table:table-cell>
            <table:table-cell table:style-name="ce27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21" office:value-type="string" calcext:value-type="string">
              <text:p><text:span text:style-name="T766">red potion</text:span></text:p>
            </table:table-cell>
            <table:table-cell table:style-name="ce27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767">wandering_rock</text:span></text:p>
            </table:table-cell>
            <table:table-cell table:style-name="ce27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21" office:value-type="string" calcext:value-type="string">
              <text:p><text:span text:style-name="T768">soul body 3</text:span></text:p>
            </table:table-cell>
            <table:table-cell table:style-name="ce27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21" office:value-type="string" calcext:value-type="string">
              <text:p><text:span text:style-name="T769">wandering_rock</text:span></text:p>
            </table:table-cell>
            <table:table-cell table:style-name="ce27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21" office:value-type="string" calcext:value-type="string">
              <text:p><text:span text:style-name="T770">soul head 3</text:span></text:p>
            </table:table-cell>
            <table:table-cell table:style-name="ce27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21" office:value-type="string" calcext:value-type="string">
              <text:p><text:span text:style-name="T771">wandering_rock</text:span></text:p>
            </table:table-cell>
            <table:table-cell table:style-name="ce27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21" office:value-type="string" calcext:value-type="string">
              <text:p><text:span text:style-name="T772">soul trinket 3</text:span></text:p>
            </table:table-cell>
            <table:table-cell table:style-name="ce27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21" office:value-type="string" calcext:value-type="string">
              <text:p><text:span text:style-name="T773">wandering_rock</text:span></text:p>
            </table:table-cell>
            <table:table-cell table:style-name="ce27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21" office:value-type="string" calcext:value-type="string">
              <text:p><text:span text:style-name="T774">soul weapon 3</text:span></text:p>
            </table:table-cell>
            <table:table-cell table:style-name="ce27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21" office:value-type="string" calcext:value-type="string">
              <text:p><text:span text:style-name="T775">wandering_rock</text:span></text:p>
            </table:table-cell>
            <table:table-cell table:style-name="ce27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5">
            <table:table-cell table:style-name="ce21" office:value-type="string" calcext:value-type="string">
              <text:p><text:span text:style-name="T776">blue potion</text:span></text:p>
            </table:table-cell>
            <table:table-cell table:style-name="ce27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21" office:value-type="string" calcext:value-type="string">
              <text:p><text:span text:style-name="T777">flow body 6</text:span></text:p>
            </table:table-cell>
            <table:table-cell table:style-name="ce27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21" office:value-type="string" calcext:value-type="string">
              <text:p><text:span text:style-name="T778">flow head 6</text:span></text:p>
            </table:table-cell>
            <table:table-cell table:style-name="ce27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21" office:value-type="string" calcext:value-type="string">
              <text:p><text:span text:style-name="T779">flow trinket 6</text:span></text:p>
            </table:table-cell>
            <table:table-cell table:style-name="ce27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21" office:value-type="string" calcext:value-type="string">
              <text:p><text:span text:style-name="T780">flow weapon 6</text:span></text:p>
            </table:table-cell>
            <table:table-cell table:style-name="ce27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21" office:value-type="string" calcext:value-type="string">
              <text:p><text:span text:style-name="T781">grit body 6</text:span></text:p>
            </table:table-cell>
            <table:table-cell table:style-name="ce27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21" office:value-type="string" calcext:value-type="string">
              <text:p><text:span text:style-name="T782">grit head 6</text:span></text:p>
            </table:table-cell>
            <table:table-cell table:style-name="ce27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21" office:value-type="string" calcext:value-type="string">
              <text:p><text:span text:style-name="T783">grit trinket 6</text:span></text:p>
            </table:table-cell>
            <table:table-cell table:style-name="ce27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21" office:value-type="string" calcext:value-type="string">
              <text:p><text:span text:style-name="T784">grit weapon 6</text:span></text:p>
            </table:table-cell>
            <table:table-cell table:style-name="ce27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21" office:value-type="string" calcext:value-type="string">
              <text:p><text:span text:style-name="T785">mind body 6</text:span></text:p>
            </table:table-cell>
            <table:table-cell table:style-name="ce27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21" office:value-type="string" calcext:value-type="string">
              <text:p><text:span text:style-name="T786">mind head 6</text:span></text:p>
            </table:table-cell>
            <table:table-cell table:style-name="ce27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21" office:value-type="string" calcext:value-type="string">
              <text:p><text:span text:style-name="T787">mind trinket 6</text:span></text:p>
            </table:table-cell>
            <table:table-cell table:style-name="ce27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21" office:value-type="string" calcext:value-type="string">
              <text:p><text:span text:style-name="T788">mind weapon 6</text:span></text:p>
            </table:table-cell>
            <table:table-cell table:style-name="ce27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21" office:value-type="string" calcext:value-type="string">
              <text:p><text:span text:style-name="T789">red potion</text:span></text:p>
            </table:table-cell>
            <table:table-cell table:style-name="ce27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21" office:value-type="string" calcext:value-type="string">
              <text:p><text:span text:style-name="T790">soul body 6</text:span></text:p>
            </table:table-cell>
            <table:table-cell table:style-name="ce27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21" office:value-type="string" calcext:value-type="string">
              <text:p><text:span text:style-name="T791">soul head 6</text:span></text:p>
            </table:table-cell>
            <table:table-cell table:style-name="ce27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21" office:value-type="string" calcext:value-type="string">
              <text:p><text:span text:style-name="T792">soul trinket 6</text:span></text:p>
            </table:table-cell>
            <table:table-cell table:style-name="ce27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21" office:value-type="string" calcext:value-type="string">
              <text:p><text:span text:style-name="T793">soul weapon 6</text:span></text:p>
            </table:table-cell>
            <table:table-cell table:style-name="ce27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22" office:value-type="string" calcext:value-type="string">
              <text:p>blue_mushroom</text:p>
            </table:table-cell>
            <table:table-cell table:style-name="ce27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21" office:value-type="string" calcext:value-type="string">
              <text:p><text:span text:style-name="T794">blue potion</text:span></text:p>
            </table:table-cell>
            <table:table-cell table:style-name="ce27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795">blue_slime</text:span></text:p>
            </table:table-cell>
            <table:table-cell table:style-name="ce27" table:formula="of:=VLOOKUP([.C200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21" office:value-type="string" calcext:value-type="string">
              <text:p><text:span text:style-name="T796">flow body 6</text:span></text:p>
            </table:table-cell>
            <table:table-cell table:style-name="ce27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21" office:value-type="string" calcext:value-type="string">
              <text:p><text:span text:style-name="T797">blue_slime</text:span></text:p>
            </table:table-cell>
            <table:table-cell table:style-name="ce27" table:formula="of:=VLOOKUP([.C201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21" office:value-type="string" calcext:value-type="string">
              <text:p><text:span text:style-name="T798">flow head 6</text:span></text:p>
            </table:table-cell>
            <table:table-cell table:style-name="ce27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21" office:value-type="string" calcext:value-type="string">
              <text:p><text:span text:style-name="T799">blue_slime</text:span></text:p>
            </table:table-cell>
            <table:table-cell table:style-name="ce27" table:formula="of:=VLOOKUP([.C202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21" office:value-type="string" calcext:value-type="string">
              <text:p><text:span text:style-name="T800">flow trinket 6</text:span></text:p>
            </table:table-cell>
            <table:table-cell table:style-name="ce27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21" office:value-type="string" calcext:value-type="string">
              <text:p><text:span text:style-name="T801">blue_slime</text:span></text:p>
            </table:table-cell>
            <table:table-cell table:style-name="ce27" table:formula="of:=VLOOKUP([.C203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21" office:value-type="string" calcext:value-type="string">
              <text:p><text:span text:style-name="T802">flow weapon 6</text:span></text:p>
            </table:table-cell>
            <table:table-cell table:style-name="ce27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21" office:value-type="string" calcext:value-type="string">
              <text:p><text:span text:style-name="T803">blue_slime</text:span></text:p>
            </table:table-cell>
            <table:table-cell table:style-name="ce27" table:formula="of:=VLOOKUP([.C204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21" office:value-type="string" calcext:value-type="string">
              <text:p><text:span text:style-name="T804">grit body 6</text:span></text:p>
            </table:table-cell>
            <table:table-cell table:style-name="ce27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21" office:value-type="string" calcext:value-type="string">
              <text:p><text:span text:style-name="T805">blue_slime</text:span></text:p>
            </table:table-cell>
            <table:table-cell table:style-name="ce27" table:formula="of:=VLOOKUP([.C205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21" office:value-type="string" calcext:value-type="string">
              <text:p><text:span text:style-name="T806">grit head 6</text:span></text:p>
            </table:table-cell>
            <table:table-cell table:style-name="ce27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21" office:value-type="string" calcext:value-type="string">
              <text:p><text:span text:style-name="T807">blue_slime</text:span></text:p>
            </table:table-cell>
            <table:table-cell table:style-name="ce27" table:formula="of:=VLOOKUP([.C206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21" office:value-type="string" calcext:value-type="string">
              <text:p><text:span text:style-name="T808">grit trinket 6</text:span></text:p>
            </table:table-cell>
            <table:table-cell table:style-name="ce27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21" office:value-type="string" calcext:value-type="string">
              <text:p><text:span text:style-name="T809">blue_slime</text:span></text:p>
            </table:table-cell>
            <table:table-cell table:style-name="ce27" table:formula="of:=VLOOKUP([.C207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21" office:value-type="string" calcext:value-type="string">
              <text:p><text:span text:style-name="T810">grit weapon 6</text:span></text:p>
            </table:table-cell>
            <table:table-cell table:style-name="ce27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21" office:value-type="string" calcext:value-type="string">
              <text:p><text:span text:style-name="T811">blue_slime</text:span></text:p>
            </table:table-cell>
            <table:table-cell table:style-name="ce27" table:formula="of:=VLOOKUP([.C208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21" office:value-type="string" calcext:value-type="string">
              <text:p><text:span text:style-name="T812">mind body 6</text:span></text:p>
            </table:table-cell>
            <table:table-cell table:style-name="ce27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21" office:value-type="string" calcext:value-type="string">
              <text:p><text:span text:style-name="T813">blue_slime</text:span></text:p>
            </table:table-cell>
            <table:table-cell table:style-name="ce27" table:formula="of:=VLOOKUP([.C209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21" office:value-type="string" calcext:value-type="string">
              <text:p><text:span text:style-name="T814">mind head 6</text:span></text:p>
            </table:table-cell>
            <table:table-cell table:style-name="ce27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21" office:value-type="string" calcext:value-type="string">
              <text:p><text:span text:style-name="T815">blue_slime</text:span></text:p>
            </table:table-cell>
            <table:table-cell table:style-name="ce27" table:formula="of:=VLOOKUP([.C210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21" office:value-type="string" calcext:value-type="string">
              <text:p><text:span text:style-name="T816">mind trinket 6</text:span></text:p>
            </table:table-cell>
            <table:table-cell table:style-name="ce27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21" office:value-type="string" calcext:value-type="string">
              <text:p><text:span text:style-name="T817">blue_slime</text:span></text:p>
            </table:table-cell>
            <table:table-cell table:style-name="ce27" table:formula="of:=VLOOKUP([.C211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21" office:value-type="string" calcext:value-type="string">
              <text:p><text:span text:style-name="T818">mind weapon 6</text:span></text:p>
            </table:table-cell>
            <table:table-cell table:style-name="ce27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21" office:value-type="string" calcext:value-type="string">
              <text:p><text:span text:style-name="T819">blue_slime</text:span></text:p>
            </table:table-cell>
            <table:table-cell table:style-name="ce27" table:formula="of:=VLOOKUP([.C212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21" office:value-type="string" calcext:value-type="string">
              <text:p><text:span text:style-name="T820">red potion</text:span></text:p>
            </table:table-cell>
            <table:table-cell table:style-name="ce27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821">blue_slime</text:span></text:p>
            </table:table-cell>
            <table:table-cell table:style-name="ce27" table:formula="of:=VLOOKUP([.C213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21" office:value-type="string" calcext:value-type="string">
              <text:p><text:span text:style-name="T822">soul body 6</text:span></text:p>
            </table:table-cell>
            <table:table-cell table:style-name="ce27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21" office:value-type="string" calcext:value-type="string">
              <text:p><text:span text:style-name="T823">blue_slime</text:span></text:p>
            </table:table-cell>
            <table:table-cell table:style-name="ce27" table:formula="of:=VLOOKUP([.C214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21" office:value-type="string" calcext:value-type="string">
              <text:p><text:span text:style-name="T824">soul head 6</text:span></text:p>
            </table:table-cell>
            <table:table-cell table:style-name="ce27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21" office:value-type="string" calcext:value-type="string">
              <text:p><text:span text:style-name="T825">blue_slime</text:span></text:p>
            </table:table-cell>
            <table:table-cell table:style-name="ce27" table:formula="of:=VLOOKUP([.C215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21" office:value-type="string" calcext:value-type="string">
              <text:p><text:span text:style-name="T826">soul trinket 6</text:span></text:p>
            </table:table-cell>
            <table:table-cell table:style-name="ce27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21" office:value-type="string" calcext:value-type="string">
              <text:p><text:span text:style-name="T827">blue_slime</text:span></text:p>
            </table:table-cell>
            <table:table-cell table:style-name="ce27" table:formula="of:=VLOOKUP([.C216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21" office:value-type="string" calcext:value-type="string">
              <text:p><text:span text:style-name="T828">soul weapon 6</text:span></text:p>
            </table:table-cell>
            <table:table-cell table:style-name="ce27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21" office:value-type="string" calcext:value-type="string">
              <text:p><text:span text:style-name="T829">blue_slime</text:span></text:p>
            </table:table-cell>
            <table:table-cell table:style-name="ce27" table:formula="of:=VLOOKUP([.C217];[enemies.A:enemies.B];2;0)" office:value-type="string" calcext:value-type="string" office:string-value="Blue Slime">
              <text:p>Blue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21" office:value-type="string" calcext:value-type="string">
              <text:p><text:span text:style-name="T830">blue potion</text:span></text:p>
            </table:table-cell>
            <table:table-cell table:style-name="ce27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831">octopus</text:span></text:p>
            </table:table-cell>
            <table:table-cell table:style-name="ce27" table:formula="of:=VLOOKUP([.C218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21" office:value-type="string" calcext:value-type="string">
              <text:p><text:span text:style-name="T832">flow body 6</text:span></text:p>
            </table:table-cell>
            <table:table-cell table:style-name="ce27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21" office:value-type="string" calcext:value-type="string">
              <text:p><text:span text:style-name="T833">octopus</text:span></text:p>
            </table:table-cell>
            <table:table-cell table:style-name="ce27" table:formula="of:=VLOOKUP([.C219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21" office:value-type="string" calcext:value-type="string">
              <text:p><text:span text:style-name="T834">flow head 6</text:span></text:p>
            </table:table-cell>
            <table:table-cell table:style-name="ce27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21" office:value-type="string" calcext:value-type="string">
              <text:p><text:span text:style-name="T835">octopus</text:span></text:p>
            </table:table-cell>
            <table:table-cell table:style-name="ce27" table:formula="of:=VLOOKUP([.C220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21" office:value-type="string" calcext:value-type="string">
              <text:p><text:span text:style-name="T836">flow trinket 6</text:span></text:p>
            </table:table-cell>
            <table:table-cell table:style-name="ce27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21" office:value-type="string" calcext:value-type="string">
              <text:p><text:span text:style-name="T837">octopus</text:span></text:p>
            </table:table-cell>
            <table:table-cell table:style-name="ce27" table:formula="of:=VLOOKUP([.C221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21" office:value-type="string" calcext:value-type="string">
              <text:p><text:span text:style-name="T838">flow weapon 6</text:span></text:p>
            </table:table-cell>
            <table:table-cell table:style-name="ce27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21" office:value-type="string" calcext:value-type="string">
              <text:p><text:span text:style-name="T839">octopus</text:span></text:p>
            </table:table-cell>
            <table:table-cell table:style-name="ce27" table:formula="of:=VLOOKUP([.C222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21" office:value-type="string" calcext:value-type="string">
              <text:p><text:span text:style-name="T840">grit body 6</text:span></text:p>
            </table:table-cell>
            <table:table-cell table:style-name="ce27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21" office:value-type="string" calcext:value-type="string">
              <text:p><text:span text:style-name="T841">octopus</text:span></text:p>
            </table:table-cell>
            <table:table-cell table:style-name="ce27" table:formula="of:=VLOOKUP([.C223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21" office:value-type="string" calcext:value-type="string">
              <text:p><text:span text:style-name="T842">grit head 6</text:span></text:p>
            </table:table-cell>
            <table:table-cell table:style-name="ce27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21" office:value-type="string" calcext:value-type="string">
              <text:p><text:span text:style-name="T843">octopus</text:span></text:p>
            </table:table-cell>
            <table:table-cell table:style-name="ce27" table:formula="of:=VLOOKUP([.C224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21" office:value-type="string" calcext:value-type="string">
              <text:p><text:span text:style-name="T844">grit trinket 6</text:span></text:p>
            </table:table-cell>
            <table:table-cell table:style-name="ce27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21" office:value-type="string" calcext:value-type="string">
              <text:p><text:span text:style-name="T845">octopus</text:span></text:p>
            </table:table-cell>
            <table:table-cell table:style-name="ce27" table:formula="of:=VLOOKUP([.C225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21" office:value-type="string" calcext:value-type="string">
              <text:p><text:span text:style-name="T846">grit weapon 6</text:span></text:p>
            </table:table-cell>
            <table:table-cell table:style-name="ce27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21" office:value-type="string" calcext:value-type="string">
              <text:p><text:span text:style-name="T847">octopus</text:span></text:p>
            </table:table-cell>
            <table:table-cell table:style-name="ce27" table:formula="of:=VLOOKUP([.C226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21" office:value-type="string" calcext:value-type="string">
              <text:p><text:span text:style-name="T848">mind body 6</text:span></text:p>
            </table:table-cell>
            <table:table-cell table:style-name="ce27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21" office:value-type="string" calcext:value-type="string">
              <text:p><text:span text:style-name="T849">octopus</text:span></text:p>
            </table:table-cell>
            <table:table-cell table:style-name="ce27" table:formula="of:=VLOOKUP([.C227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21" office:value-type="string" calcext:value-type="string">
              <text:p><text:span text:style-name="T850">mind head 6</text:span></text:p>
            </table:table-cell>
            <table:table-cell table:style-name="ce27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21" office:value-type="string" calcext:value-type="string">
              <text:p><text:span text:style-name="T851">octopus</text:span></text:p>
            </table:table-cell>
            <table:table-cell table:style-name="ce27" table:formula="of:=VLOOKUP([.C228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21" office:value-type="string" calcext:value-type="string">
              <text:p><text:span text:style-name="T852">mind trinket 6</text:span></text:p>
            </table:table-cell>
            <table:table-cell table:style-name="ce27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21" office:value-type="string" calcext:value-type="string">
              <text:p><text:span text:style-name="T853">octopus</text:span></text:p>
            </table:table-cell>
            <table:table-cell table:style-name="ce27" table:formula="of:=VLOOKUP([.C229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21" office:value-type="string" calcext:value-type="string">
              <text:p><text:span text:style-name="T854">mind weapon 6</text:span></text:p>
            </table:table-cell>
            <table:table-cell table:style-name="ce27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21" office:value-type="string" calcext:value-type="string">
              <text:p><text:span text:style-name="T855">octopus</text:span></text:p>
            </table:table-cell>
            <table:table-cell table:style-name="ce27" table:formula="of:=VLOOKUP([.C230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21" office:value-type="string" calcext:value-type="string">
              <text:p><text:span text:style-name="T856">red potion</text:span></text:p>
            </table:table-cell>
            <table:table-cell table:style-name="ce27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857">octopus</text:span></text:p>
            </table:table-cell>
            <table:table-cell table:style-name="ce27" table:formula="of:=VLOOKUP([.C231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21" office:value-type="string" calcext:value-type="string">
              <text:p><text:span text:style-name="T858">soul body 6</text:span></text:p>
            </table:table-cell>
            <table:table-cell table:style-name="ce27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21" office:value-type="string" calcext:value-type="string">
              <text:p><text:span text:style-name="T859">octopus</text:span></text:p>
            </table:table-cell>
            <table:table-cell table:style-name="ce27" table:formula="of:=VLOOKUP([.C232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21" office:value-type="string" calcext:value-type="string">
              <text:p><text:span text:style-name="T860">soul head 6</text:span></text:p>
            </table:table-cell>
            <table:table-cell table:style-name="ce27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21" office:value-type="string" calcext:value-type="string">
              <text:p><text:span text:style-name="T861">octopus</text:span></text:p>
            </table:table-cell>
            <table:table-cell table:style-name="ce27" table:formula="of:=VLOOKUP([.C233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21" office:value-type="string" calcext:value-type="string">
              <text:p><text:span text:style-name="T862">soul trinket 6</text:span></text:p>
            </table:table-cell>
            <table:table-cell table:style-name="ce27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21" office:value-type="string" calcext:value-type="string">
              <text:p><text:span text:style-name="T863">octopus</text:span></text:p>
            </table:table-cell>
            <table:table-cell table:style-name="ce27" table:formula="of:=VLOOKUP([.C234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21" office:value-type="string" calcext:value-type="string">
              <text:p><text:span text:style-name="T864">soul weapon 6</text:span></text:p>
            </table:table-cell>
            <table:table-cell table:style-name="ce27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21" office:value-type="string" calcext:value-type="string">
              <text:p><text:span text:style-name="T865">octopus</text:span></text:p>
            </table:table-cell>
            <table:table-cell table:style-name="ce27" table:formula="of:=VLOOKUP([.C235];[enemies.A:enemies.B];2;0)" office:value-type="string" calcext:value-type="string" office:string-value="Octopus">
              <text:p>Octopus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21" office:value-type="string" calcext:value-type="string">
              <text:p><text:span text:style-name="T866">soul head 6</text:span></text:p>
            </table:table-cell>
            <table:table-cell table:style-name="ce27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21" office:value-type="string" calcext:value-type="string">
              <text:p><text:span text:style-name="T867">red_cap</text:span></text:p>
            </table:table-cell>
            <table:table-cell table:style-name="ce27" table:formula="of:=VLOOKUP([.C236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21" office:value-type="string" calcext:value-type="string">
              <text:p><text:span text:style-name="T868">soul trinket 6</text:span></text:p>
            </table:table-cell>
            <table:table-cell table:style-name="ce27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21" office:value-type="string" calcext:value-type="string">
              <text:p><text:span text:style-name="T869">red_cap</text:span></text:p>
            </table:table-cell>
            <table:table-cell table:style-name="ce27" table:formula="of:=VLOOKUP([.C237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21" office:value-type="string" calcext:value-type="string">
              <text:p><text:span text:style-name="T870">soul weapon 6</text:span></text:p>
            </table:table-cell>
            <table:table-cell table:style-name="ce27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21" office:value-type="string" calcext:value-type="string">
              <text:p><text:span text:style-name="T871">red_cap</text:span></text:p>
            </table:table-cell>
            <table:table-cell table:style-name="ce27" table:formula="of:=VLOOKUP([.C238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21" office:value-type="string" calcext:value-type="string">
              <text:p><text:span text:style-name="T872">blue potion</text:span></text:p>
            </table:table-cell>
            <table:table-cell table:style-name="ce27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873">red_cap</text:span></text:p>
            </table:table-cell>
            <table:table-cell table:style-name="ce27" table:formula="of:=VLOOKUP([.C239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21" office:value-type="string" calcext:value-type="string">
              <text:p><text:span text:style-name="T874">flow body 6</text:span></text:p>
            </table:table-cell>
            <table:table-cell table:style-name="ce27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21" office:value-type="string" calcext:value-type="string">
              <text:p><text:span text:style-name="T875">red_cap</text:span></text:p>
            </table:table-cell>
            <table:table-cell table:style-name="ce27" table:formula="of:=VLOOKUP([.C240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21" office:value-type="string" calcext:value-type="string">
              <text:p><text:span text:style-name="T876">flow head 6</text:span></text:p>
            </table:table-cell>
            <table:table-cell table:style-name="ce27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21" office:value-type="string" calcext:value-type="string">
              <text:p><text:span text:style-name="T877">red_cap</text:span></text:p>
            </table:table-cell>
            <table:table-cell table:style-name="ce27" table:formula="of:=VLOOKUP([.C241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21" office:value-type="string" calcext:value-type="string">
              <text:p><text:span text:style-name="T878">flow trinket 6</text:span></text:p>
            </table:table-cell>
            <table:table-cell table:style-name="ce27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21" office:value-type="string" calcext:value-type="string">
              <text:p><text:span text:style-name="T879">red_cap</text:span></text:p>
            </table:table-cell>
            <table:table-cell table:style-name="ce27" table:formula="of:=VLOOKUP([.C242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21" office:value-type="string" calcext:value-type="string">
              <text:p><text:span text:style-name="T880">flow weapon 6</text:span></text:p>
            </table:table-cell>
            <table:table-cell table:style-name="ce27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21" office:value-type="string" calcext:value-type="string">
              <text:p><text:span text:style-name="T881">red_cap</text:span></text:p>
            </table:table-cell>
            <table:table-cell table:style-name="ce27" table:formula="of:=VLOOKUP([.C243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21" office:value-type="string" calcext:value-type="string">
              <text:p><text:span text:style-name="T882">grit body 6</text:span></text:p>
            </table:table-cell>
            <table:table-cell table:style-name="ce27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21" office:value-type="string" calcext:value-type="string">
              <text:p><text:span text:style-name="T883">red_cap</text:span></text:p>
            </table:table-cell>
            <table:table-cell table:style-name="ce27" table:formula="of:=VLOOKUP([.C244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21" office:value-type="string" calcext:value-type="string">
              <text:p><text:span text:style-name="T884">grit head 6</text:span></text:p>
            </table:table-cell>
            <table:table-cell table:style-name="ce27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21" office:value-type="string" calcext:value-type="string">
              <text:p><text:span text:style-name="T885">red_cap</text:span></text:p>
            </table:table-cell>
            <table:table-cell table:style-name="ce27" table:formula="of:=VLOOKUP([.C245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21" office:value-type="string" calcext:value-type="string">
              <text:p><text:span text:style-name="T886">grit trinket 6</text:span></text:p>
            </table:table-cell>
            <table:table-cell table:style-name="ce27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21" office:value-type="string" calcext:value-type="string">
              <text:p><text:span text:style-name="T887">red_cap</text:span></text:p>
            </table:table-cell>
            <table:table-cell table:style-name="ce27" table:formula="of:=VLOOKUP([.C246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21" office:value-type="string" calcext:value-type="string">
              <text:p><text:span text:style-name="T888">grit weapon 6</text:span></text:p>
            </table:table-cell>
            <table:table-cell table:style-name="ce27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21" office:value-type="string" calcext:value-type="string">
              <text:p><text:span text:style-name="T889">red_cap</text:span></text:p>
            </table:table-cell>
            <table:table-cell table:style-name="ce27" table:formula="of:=VLOOKUP([.C247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21" office:value-type="string" calcext:value-type="string">
              <text:p><text:span text:style-name="T890">mind body 6</text:span></text:p>
            </table:table-cell>
            <table:table-cell table:style-name="ce27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21" office:value-type="string" calcext:value-type="string">
              <text:p><text:span text:style-name="T891">red_cap</text:span></text:p>
            </table:table-cell>
            <table:table-cell table:style-name="ce27" table:formula="of:=VLOOKUP([.C248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21" office:value-type="string" calcext:value-type="string">
              <text:p><text:span text:style-name="T892">mind head 6</text:span></text:p>
            </table:table-cell>
            <table:table-cell table:style-name="ce27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21" office:value-type="string" calcext:value-type="string">
              <text:p><text:span text:style-name="T893">red_cap</text:span></text:p>
            </table:table-cell>
            <table:table-cell table:style-name="ce27" table:formula="of:=VLOOKUP([.C249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21" office:value-type="string" calcext:value-type="string">
              <text:p><text:span text:style-name="T894">mind trinket 6</text:span></text:p>
            </table:table-cell>
            <table:table-cell table:style-name="ce27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21" office:value-type="string" calcext:value-type="string">
              <text:p><text:span text:style-name="T895">red_cap</text:span></text:p>
            </table:table-cell>
            <table:table-cell table:style-name="ce27" table:formula="of:=VLOOKUP([.C250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21" office:value-type="string" calcext:value-type="string">
              <text:p><text:span text:style-name="T896">mind weapon 6</text:span></text:p>
            </table:table-cell>
            <table:table-cell table:style-name="ce27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21" office:value-type="string" calcext:value-type="string">
              <text:p><text:span text:style-name="T897">red_cap</text:span></text:p>
            </table:table-cell>
            <table:table-cell table:style-name="ce27" table:formula="of:=VLOOKUP([.C251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21" office:value-type="string" calcext:value-type="string">
              <text:p><text:span text:style-name="T898">red potion</text:span></text:p>
            </table:table-cell>
            <table:table-cell table:style-name="ce27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899">red_cap</text:span></text:p>
            </table:table-cell>
            <table:table-cell table:style-name="ce27" table:formula="of:=VLOOKUP([.C252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21" office:value-type="string" calcext:value-type="string">
              <text:p><text:span text:style-name="T900">soul body 6</text:span></text:p>
            </table:table-cell>
            <table:table-cell table:style-name="ce27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21" office:value-type="string" calcext:value-type="string">
              <text:p><text:span text:style-name="T901">red_cap</text:span></text:p>
            </table:table-cell>
            <table:table-cell table:style-name="ce27" table:formula="of:=VLOOKUP([.C253];[enemies.A:enemies.B];2;0)" office:value-type="string" calcext:value-type="string" office:string-value="Red Cap">
              <text:p>Red Cap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21" office:value-type="string" calcext:value-type="string">
              <text:p><text:span text:style-name="T902">blue potion</text:span></text:p>
            </table:table-cell>
            <table:table-cell table:style-name="ce27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903">red_slime</text:span></text:p>
            </table:table-cell>
            <table:table-cell table:style-name="ce27" table:formula="of:=VLOOKUP([.C254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21" office:value-type="string" calcext:value-type="string">
              <text:p><text:span text:style-name="T904">flow body 6</text:span></text:p>
            </table:table-cell>
            <table:table-cell table:style-name="ce27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21" office:value-type="string" calcext:value-type="string">
              <text:p><text:span text:style-name="T905">red_slime</text:span></text:p>
            </table:table-cell>
            <table:table-cell table:style-name="ce27" table:formula="of:=VLOOKUP([.C255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21" office:value-type="string" calcext:value-type="string">
              <text:p><text:span text:style-name="T906">flow head 6</text:span></text:p>
            </table:table-cell>
            <table:table-cell table:style-name="ce27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21" office:value-type="string" calcext:value-type="string">
              <text:p><text:span text:style-name="T907">red_slime</text:span></text:p>
            </table:table-cell>
            <table:table-cell table:style-name="ce27" table:formula="of:=VLOOKUP([.C256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21" office:value-type="string" calcext:value-type="string">
              <text:p><text:span text:style-name="T908">flow trinket 6</text:span></text:p>
            </table:table-cell>
            <table:table-cell table:style-name="ce27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21" office:value-type="string" calcext:value-type="string">
              <text:p><text:span text:style-name="T909">red_slime</text:span></text:p>
            </table:table-cell>
            <table:table-cell table:style-name="ce27" table:formula="of:=VLOOKUP([.C257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21" office:value-type="string" calcext:value-type="string">
              <text:p><text:span text:style-name="T910">flow weapon 6</text:span></text:p>
            </table:table-cell>
            <table:table-cell table:style-name="ce27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21" office:value-type="string" calcext:value-type="string">
              <text:p><text:span text:style-name="T911">red_slime</text:span></text:p>
            </table:table-cell>
            <table:table-cell table:style-name="ce27" table:formula="of:=VLOOKUP([.C258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21" office:value-type="string" calcext:value-type="string">
              <text:p><text:span text:style-name="T912">grit body 6</text:span></text:p>
            </table:table-cell>
            <table:table-cell table:style-name="ce27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21" office:value-type="string" calcext:value-type="string">
              <text:p><text:span text:style-name="T913">red_slime</text:span></text:p>
            </table:table-cell>
            <table:table-cell table:style-name="ce27" table:formula="of:=VLOOKUP([.C259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21" office:value-type="string" calcext:value-type="string">
              <text:p><text:span text:style-name="T914">grit head 6</text:span></text:p>
            </table:table-cell>
            <table:table-cell table:style-name="ce27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21" office:value-type="string" calcext:value-type="string">
              <text:p><text:span text:style-name="T915">red_slime</text:span></text:p>
            </table:table-cell>
            <table:table-cell table:style-name="ce27" table:formula="of:=VLOOKUP([.C260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21" office:value-type="string" calcext:value-type="string">
              <text:p><text:span text:style-name="T916">grit trinket 6</text:span></text:p>
            </table:table-cell>
            <table:table-cell table:style-name="ce27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21" office:value-type="string" calcext:value-type="string">
              <text:p><text:span text:style-name="T917">red_slime</text:span></text:p>
            </table:table-cell>
            <table:table-cell table:style-name="ce27" table:formula="of:=VLOOKUP([.C261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21" office:value-type="string" calcext:value-type="string">
              <text:p><text:span text:style-name="T918">grit weapon 6</text:span></text:p>
            </table:table-cell>
            <table:table-cell table:style-name="ce27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21" office:value-type="string" calcext:value-type="string">
              <text:p><text:span text:style-name="T919">red_slime</text:span></text:p>
            </table:table-cell>
            <table:table-cell table:style-name="ce27" table:formula="of:=VLOOKUP([.C262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21" office:value-type="string" calcext:value-type="string">
              <text:p><text:span text:style-name="T920">mind body 6</text:span></text:p>
            </table:table-cell>
            <table:table-cell table:style-name="ce27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21" office:value-type="string" calcext:value-type="string">
              <text:p><text:span text:style-name="T921">red_slime</text:span></text:p>
            </table:table-cell>
            <table:table-cell table:style-name="ce27" table:formula="of:=VLOOKUP([.C263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21" office:value-type="string" calcext:value-type="string">
              <text:p><text:span text:style-name="T922">mind head 6</text:span></text:p>
            </table:table-cell>
            <table:table-cell table:style-name="ce27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21" office:value-type="string" calcext:value-type="string">
              <text:p><text:span text:style-name="T923">red_slime</text:span></text:p>
            </table:table-cell>
            <table:table-cell table:style-name="ce27" table:formula="of:=VLOOKUP([.C264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21" office:value-type="string" calcext:value-type="string">
              <text:p><text:span text:style-name="T924">mind trinket 6</text:span></text:p>
            </table:table-cell>
            <table:table-cell table:style-name="ce27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21" office:value-type="string" calcext:value-type="string">
              <text:p><text:span text:style-name="T925">red_slime</text:span></text:p>
            </table:table-cell>
            <table:table-cell table:style-name="ce27" table:formula="of:=VLOOKUP([.C265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21" office:value-type="string" calcext:value-type="string">
              <text:p><text:span text:style-name="T926">mind weapon 6</text:span></text:p>
            </table:table-cell>
            <table:table-cell table:style-name="ce27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21" office:value-type="string" calcext:value-type="string">
              <text:p><text:span text:style-name="T927">red_slime</text:span></text:p>
            </table:table-cell>
            <table:table-cell table:style-name="ce27" table:formula="of:=VLOOKUP([.C266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21" office:value-type="string" calcext:value-type="string">
              <text:p><text:span text:style-name="T928">red potion</text:span></text:p>
            </table:table-cell>
            <table:table-cell table:style-name="ce27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929">red_slime</text:span></text:p>
            </table:table-cell>
            <table:table-cell table:style-name="ce27" table:formula="of:=VLOOKUP([.C267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21" office:value-type="string" calcext:value-type="string">
              <text:p><text:span text:style-name="T930">soul body 6</text:span></text:p>
            </table:table-cell>
            <table:table-cell table:style-name="ce27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21" office:value-type="string" calcext:value-type="string">
              <text:p><text:span text:style-name="T931">red_slime</text:span></text:p>
            </table:table-cell>
            <table:table-cell table:style-name="ce27" table:formula="of:=VLOOKUP([.C268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21" office:value-type="string" calcext:value-type="string">
              <text:p><text:span text:style-name="T932">soul head 6</text:span></text:p>
            </table:table-cell>
            <table:table-cell table:style-name="ce27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21" office:value-type="string" calcext:value-type="string">
              <text:p><text:span text:style-name="T933">red_slime</text:span></text:p>
            </table:table-cell>
            <table:table-cell table:style-name="ce27" table:formula="of:=VLOOKUP([.C269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3">
            <table:table-cell table:style-name="ce21" office:value-type="string" calcext:value-type="string">
              <text:p><text:span text:style-name="T934">soul trinket 6</text:span></text:p>
            </table:table-cell>
            <table:table-cell table:style-name="ce27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21" office:value-type="string" calcext:value-type="string">
              <text:p><text:span text:style-name="T935">red_slime</text:span></text:p>
            </table:table-cell>
            <table:table-cell table:style-name="ce27" table:formula="of:=VLOOKUP([.C270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4">
            <table:table-cell table:style-name="ce21" office:value-type="string" calcext:value-type="string">
              <text:p><text:span text:style-name="T936">soul weapon 6</text:span></text:p>
            </table:table-cell>
            <table:table-cell table:style-name="ce27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21" office:value-type="string" calcext:value-type="string">
              <text:p><text:span text:style-name="T937">red_slime</text:span></text:p>
            </table:table-cell>
            <table:table-cell table:style-name="ce27" table:formula="of:=VLOOKUP([.C271];[enemies.A:enemies.B];2;0)" office:value-type="string" calcext:value-type="string" office:string-value="Red Slime">
              <text:p>Red Slim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5">
            <table:table-cell table:style-name="ce21" office:value-type="string" calcext:value-type="string">
              <text:p><text:span text:style-name="T938">blue potion</text:span></text:p>
            </table:table-cell>
            <table:table-cell table:style-name="ce27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939">evil_eye</text:span></text:p>
            </table:table-cell>
            <table:table-cell table:style-name="ce27" table:formula="of:=VLOOKUP([.C272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21" office:value-type="string" calcext:value-type="string">
              <text:p><text:span text:style-name="T940">flow body 9</text:span></text:p>
            </table:table-cell>
            <table:table-cell table:style-name="ce27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21" office:value-type="string" calcext:value-type="string">
              <text:p><text:span text:style-name="T941">evil_eye</text:span></text:p>
            </table:table-cell>
            <table:table-cell table:style-name="ce27" table:formula="of:=VLOOKUP([.C273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21" office:value-type="string" calcext:value-type="string">
              <text:p><text:span text:style-name="T942">flow head 9</text:span></text:p>
            </table:table-cell>
            <table:table-cell table:style-name="ce27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21" office:value-type="string" calcext:value-type="string">
              <text:p><text:span text:style-name="T943">evil_eye</text:span></text:p>
            </table:table-cell>
            <table:table-cell table:style-name="ce27" table:formula="of:=VLOOKUP([.C274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21" office:value-type="string" calcext:value-type="string">
              <text:p><text:span text:style-name="T944">flow trinket 9</text:span></text:p>
            </table:table-cell>
            <table:table-cell table:style-name="ce27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21" office:value-type="string" calcext:value-type="string">
              <text:p><text:span text:style-name="T945">evil_eye</text:span></text:p>
            </table:table-cell>
            <table:table-cell table:style-name="ce27" table:formula="of:=VLOOKUP([.C275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21" office:value-type="string" calcext:value-type="string">
              <text:p><text:span text:style-name="T946">flow weapon 9</text:span></text:p>
            </table:table-cell>
            <table:table-cell table:style-name="ce27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21" office:value-type="string" calcext:value-type="string">
              <text:p><text:span text:style-name="T947">evil_eye</text:span></text:p>
            </table:table-cell>
            <table:table-cell table:style-name="ce27" table:formula="of:=VLOOKUP([.C276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21" office:value-type="string" calcext:value-type="string">
              <text:p><text:span text:style-name="T948">grit body 9</text:span></text:p>
            </table:table-cell>
            <table:table-cell table:style-name="ce27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21" office:value-type="string" calcext:value-type="string">
              <text:p><text:span text:style-name="T949">evil_eye</text:span></text:p>
            </table:table-cell>
            <table:table-cell table:style-name="ce27" table:formula="of:=VLOOKUP([.C277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21" office:value-type="string" calcext:value-type="string">
              <text:p><text:span text:style-name="T950">grit head 9</text:span></text:p>
            </table:table-cell>
            <table:table-cell table:style-name="ce27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21" office:value-type="string" calcext:value-type="string">
              <text:p><text:span text:style-name="T951">evil_eye</text:span></text:p>
            </table:table-cell>
            <table:table-cell table:style-name="ce27" table:formula="of:=VLOOKUP([.C278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21" office:value-type="string" calcext:value-type="string">
              <text:p><text:span text:style-name="T952">grit trinket 9</text:span></text:p>
            </table:table-cell>
            <table:table-cell table:style-name="ce27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21" office:value-type="string" calcext:value-type="string">
              <text:p><text:span text:style-name="T953">evil_eye</text:span></text:p>
            </table:table-cell>
            <table:table-cell table:style-name="ce27" table:formula="of:=VLOOKUP([.C279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21" office:value-type="string" calcext:value-type="string">
              <text:p><text:span text:style-name="T954">grit weapon 9</text:span></text:p>
            </table:table-cell>
            <table:table-cell table:style-name="ce27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21" office:value-type="string" calcext:value-type="string">
              <text:p><text:span text:style-name="T955">evil_eye</text:span></text:p>
            </table:table-cell>
            <table:table-cell table:style-name="ce27" table:formula="of:=VLOOKUP([.C280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21" office:value-type="string" calcext:value-type="string">
              <text:p><text:span text:style-name="T956">mind body 9</text:span></text:p>
            </table:table-cell>
            <table:table-cell table:style-name="ce27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21" office:value-type="string" calcext:value-type="string">
              <text:p><text:span text:style-name="T957">evil_eye</text:span></text:p>
            </table:table-cell>
            <table:table-cell table:style-name="ce27" table:formula="of:=VLOOKUP([.C281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21" office:value-type="string" calcext:value-type="string">
              <text:p><text:span text:style-name="T958">mind head 9</text:span></text:p>
            </table:table-cell>
            <table:table-cell table:style-name="ce27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21" office:value-type="string" calcext:value-type="string">
              <text:p><text:span text:style-name="T959">evil_eye</text:span></text:p>
            </table:table-cell>
            <table:table-cell table:style-name="ce27" table:formula="of:=VLOOKUP([.C282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21" office:value-type="string" calcext:value-type="string">
              <text:p><text:span text:style-name="T960">mind trinket 9</text:span></text:p>
            </table:table-cell>
            <table:table-cell table:style-name="ce27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21" office:value-type="string" calcext:value-type="string">
              <text:p><text:span text:style-name="T961">evil_eye</text:span></text:p>
            </table:table-cell>
            <table:table-cell table:style-name="ce27" table:formula="of:=VLOOKUP([.C283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21" office:value-type="string" calcext:value-type="string">
              <text:p><text:span text:style-name="T962">mind weapon 9</text:span></text:p>
            </table:table-cell>
            <table:table-cell table:style-name="ce27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21" office:value-type="string" calcext:value-type="string">
              <text:p><text:span text:style-name="T963">evil_eye</text:span></text:p>
            </table:table-cell>
            <table:table-cell table:style-name="ce27" table:formula="of:=VLOOKUP([.C284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21" office:value-type="string" calcext:value-type="string">
              <text:p><text:span text:style-name="T964">red potion</text:span></text:p>
            </table:table-cell>
            <table:table-cell table:style-name="ce27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965">evil_eye</text:span></text:p>
            </table:table-cell>
            <table:table-cell table:style-name="ce27" table:formula="of:=VLOOKUP([.C285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21" office:value-type="string" calcext:value-type="string">
              <text:p><text:span text:style-name="T966">soul body 9</text:span></text:p>
            </table:table-cell>
            <table:table-cell table:style-name="ce27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21" office:value-type="string" calcext:value-type="string">
              <text:p><text:span text:style-name="T967">evil_eye</text:span></text:p>
            </table:table-cell>
            <table:table-cell table:style-name="ce27" table:formula="of:=VLOOKUP([.C286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21" office:value-type="string" calcext:value-type="string">
              <text:p><text:span text:style-name="T968">soul head 9</text:span></text:p>
            </table:table-cell>
            <table:table-cell table:style-name="ce27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21" office:value-type="string" calcext:value-type="string">
              <text:p><text:span text:style-name="T969">evil_eye</text:span></text:p>
            </table:table-cell>
            <table:table-cell table:style-name="ce27" table:formula="of:=VLOOKUP([.C287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21" office:value-type="string" calcext:value-type="string">
              <text:p><text:span text:style-name="T970">soul trinket 9</text:span></text:p>
            </table:table-cell>
            <table:table-cell table:style-name="ce27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21" office:value-type="string" calcext:value-type="string">
              <text:p><text:span text:style-name="T971">evil_eye</text:span></text:p>
            </table:table-cell>
            <table:table-cell table:style-name="ce27" table:formula="of:=VLOOKUP([.C288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21" office:value-type="string" calcext:value-type="string">
              <text:p><text:span text:style-name="T972">soul weapon 9</text:span></text:p>
            </table:table-cell>
            <table:table-cell table:style-name="ce27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21" office:value-type="string" calcext:value-type="string">
              <text:p><text:span text:style-name="T973">evil_eye</text:span></text:p>
            </table:table-cell>
            <table:table-cell table:style-name="ce27" table:formula="of:=VLOOKUP([.C289];[enemies.A:enemies.B];2;0)" office:value-type="string" calcext:value-type="string" office:string-value="Evil Eye">
              <text:p>Evil Eye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21" office:value-type="string" calcext:value-type="string">
              <text:p><text:span text:style-name="T974">blue potion</text:span></text:p>
            </table:table-cell>
            <table:table-cell table:style-name="ce27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975">horned_mushroom</text:span></text:p>
            </table:table-cell>
            <table:table-cell table:style-name="ce27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21" office:value-type="string" calcext:value-type="string">
              <text:p><text:span text:style-name="T976">flow body 9</text:span></text:p>
            </table:table-cell>
            <table:table-cell table:style-name="ce27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21" office:value-type="string" calcext:value-type="string">
              <text:p><text:span text:style-name="T977">horned_mushroom</text:span></text:p>
            </table:table-cell>
            <table:table-cell table:style-name="ce27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21" office:value-type="string" calcext:value-type="string">
              <text:p><text:span text:style-name="T978">flow head 9</text:span></text:p>
            </table:table-cell>
            <table:table-cell table:style-name="ce27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21" office:value-type="string" calcext:value-type="string">
              <text:p><text:span text:style-name="T979">horned_mushroom</text:span></text:p>
            </table:table-cell>
            <table:table-cell table:style-name="ce27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21" office:value-type="string" calcext:value-type="string">
              <text:p><text:span text:style-name="T980">flow trinket 9</text:span></text:p>
            </table:table-cell>
            <table:table-cell table:style-name="ce27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21" office:value-type="string" calcext:value-type="string">
              <text:p><text:span text:style-name="T981">horned_mushroom</text:span></text:p>
            </table:table-cell>
            <table:table-cell table:style-name="ce27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21" office:value-type="string" calcext:value-type="string">
              <text:p><text:span text:style-name="T982">flow weapon 9</text:span></text:p>
            </table:table-cell>
            <table:table-cell table:style-name="ce27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21" office:value-type="string" calcext:value-type="string">
              <text:p><text:span text:style-name="T983">horned_mushroom</text:span></text:p>
            </table:table-cell>
            <table:table-cell table:style-name="ce27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21" office:value-type="string" calcext:value-type="string">
              <text:p><text:span text:style-name="T984">grit body 9</text:span></text:p>
            </table:table-cell>
            <table:table-cell table:style-name="ce27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21" office:value-type="string" calcext:value-type="string">
              <text:p><text:span text:style-name="T985">horned_mushroom</text:span></text:p>
            </table:table-cell>
            <table:table-cell table:style-name="ce27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21" office:value-type="string" calcext:value-type="string">
              <text:p><text:span text:style-name="T986">grit head 9</text:span></text:p>
            </table:table-cell>
            <table:table-cell table:style-name="ce27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21" office:value-type="string" calcext:value-type="string">
              <text:p><text:span text:style-name="T987">horned_mushroom</text:span></text:p>
            </table:table-cell>
            <table:table-cell table:style-name="ce27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21" office:value-type="string" calcext:value-type="string">
              <text:p><text:span text:style-name="T988">grit trinket 9</text:span></text:p>
            </table:table-cell>
            <table:table-cell table:style-name="ce27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21" office:value-type="string" calcext:value-type="string">
              <text:p><text:span text:style-name="T989">horned_mushroom</text:span></text:p>
            </table:table-cell>
            <table:table-cell table:style-name="ce27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21" office:value-type="string" calcext:value-type="string">
              <text:p><text:span text:style-name="T990">grit weapon 9</text:span></text:p>
            </table:table-cell>
            <table:table-cell table:style-name="ce27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21" office:value-type="string" calcext:value-type="string">
              <text:p><text:span text:style-name="T991">horned_mushroom</text:span></text:p>
            </table:table-cell>
            <table:table-cell table:style-name="ce27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21" office:value-type="string" calcext:value-type="string">
              <text:p><text:span text:style-name="T992">mind body 9</text:span></text:p>
            </table:table-cell>
            <table:table-cell table:style-name="ce27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21" office:value-type="string" calcext:value-type="string">
              <text:p><text:span text:style-name="T993">horned_mushroom</text:span></text:p>
            </table:table-cell>
            <table:table-cell table:style-name="ce27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21" office:value-type="string" calcext:value-type="string">
              <text:p><text:span text:style-name="T994">mind head 9</text:span></text:p>
            </table:table-cell>
            <table:table-cell table:style-name="ce27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21" office:value-type="string" calcext:value-type="string">
              <text:p><text:span text:style-name="T995">horned_mushroom</text:span></text:p>
            </table:table-cell>
            <table:table-cell table:style-name="ce27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21" office:value-type="string" calcext:value-type="string">
              <text:p><text:span text:style-name="T996">mind trinket 9</text:span></text:p>
            </table:table-cell>
            <table:table-cell table:style-name="ce27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21" office:value-type="string" calcext:value-type="string">
              <text:p><text:span text:style-name="T997">horned_mushroom</text:span></text:p>
            </table:table-cell>
            <table:table-cell table:style-name="ce27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21" office:value-type="string" calcext:value-type="string">
              <text:p><text:span text:style-name="T998">mind weapon 9</text:span></text:p>
            </table:table-cell>
            <table:table-cell table:style-name="ce27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21" office:value-type="string" calcext:value-type="string">
              <text:p><text:span text:style-name="T999">horned_mushroom</text:span></text:p>
            </table:table-cell>
            <table:table-cell table:style-name="ce27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21" office:value-type="string" calcext:value-type="string">
              <text:p><text:span text:style-name="T1000">red potion</text:span></text:p>
            </table:table-cell>
            <table:table-cell table:style-name="ce27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1001">horned_mushroom</text:span></text:p>
            </table:table-cell>
            <table:table-cell table:style-name="ce27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21" office:value-type="string" calcext:value-type="string">
              <text:p><text:span text:style-name="T1002">soul body 9</text:span></text:p>
            </table:table-cell>
            <table:table-cell table:style-name="ce27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21" office:value-type="string" calcext:value-type="string">
              <text:p><text:span text:style-name="T1003">horned_mushroom</text:span></text:p>
            </table:table-cell>
            <table:table-cell table:style-name="ce27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21" office:value-type="string" calcext:value-type="string">
              <text:p><text:span text:style-name="T1004">soul head 9</text:span></text:p>
            </table:table-cell>
            <table:table-cell table:style-name="ce27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21" office:value-type="string" calcext:value-type="string">
              <text:p><text:span text:style-name="T1005">horned_mushroom</text:span></text:p>
            </table:table-cell>
            <table:table-cell table:style-name="ce27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21" office:value-type="string" calcext:value-type="string">
              <text:p><text:span text:style-name="T1006">soul trinket 9</text:span></text:p>
            </table:table-cell>
            <table:table-cell table:style-name="ce27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21" office:value-type="string" calcext:value-type="string">
              <text:p><text:span text:style-name="T1007">horned_mushroom</text:span></text:p>
            </table:table-cell>
            <table:table-cell table:style-name="ce27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21" office:value-type="string" calcext:value-type="string">
              <text:p><text:span text:style-name="T1008">soul weapon 9</text:span></text:p>
            </table:table-cell>
            <table:table-cell table:style-name="ce27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21" office:value-type="string" calcext:value-type="string">
              <text:p><text:span text:style-name="T1009">horned_mushroom</text:span></text:p>
            </table:table-cell>
            <table:table-cell table:style-name="ce27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21" office:value-type="string" calcext:value-type="string">
              <text:p><text:span text:style-name="T1010">blue potion</text:span></text:p>
            </table:table-cell>
            <table:table-cell table:style-name="ce27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1011">thief</text:span></text:p>
            </table:table-cell>
            <table:table-cell table:style-name="ce27" table:formula="of:=VLOOKUP([.C308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21" office:value-type="string" calcext:value-type="string">
              <text:p><text:span text:style-name="T1012">flow body 9</text:span></text:p>
            </table:table-cell>
            <table:table-cell table:style-name="ce27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21" office:value-type="string" calcext:value-type="string">
              <text:p><text:span text:style-name="T1013">thief</text:span></text:p>
            </table:table-cell>
            <table:table-cell table:style-name="ce27" table:formula="of:=VLOOKUP([.C309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21" office:value-type="string" calcext:value-type="string">
              <text:p><text:span text:style-name="T1014">flow head 9</text:span></text:p>
            </table:table-cell>
            <table:table-cell table:style-name="ce27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21" office:value-type="string" calcext:value-type="string">
              <text:p><text:span text:style-name="T1015">thief</text:span></text:p>
            </table:table-cell>
            <table:table-cell table:style-name="ce27" table:formula="of:=VLOOKUP([.C310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21" office:value-type="string" calcext:value-type="string">
              <text:p><text:span text:style-name="T1016">flow trinket 9</text:span></text:p>
            </table:table-cell>
            <table:table-cell table:style-name="ce27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21" office:value-type="string" calcext:value-type="string">
              <text:p><text:span text:style-name="T1017">thief</text:span></text:p>
            </table:table-cell>
            <table:table-cell table:style-name="ce27" table:formula="of:=VLOOKUP([.C311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21" office:value-type="string" calcext:value-type="string">
              <text:p><text:span text:style-name="T1018">flow weapon 9</text:span></text:p>
            </table:table-cell>
            <table:table-cell table:style-name="ce27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21" office:value-type="string" calcext:value-type="string">
              <text:p><text:span text:style-name="T1019">thief</text:span></text:p>
            </table:table-cell>
            <table:table-cell table:style-name="ce27" table:formula="of:=VLOOKUP([.C312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21" office:value-type="string" calcext:value-type="string">
              <text:p><text:span text:style-name="T1020">grit body 9</text:span></text:p>
            </table:table-cell>
            <table:table-cell table:style-name="ce27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21" office:value-type="string" calcext:value-type="string">
              <text:p><text:span text:style-name="T1021">thief</text:span></text:p>
            </table:table-cell>
            <table:table-cell table:style-name="ce27" table:formula="of:=VLOOKUP([.C313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21" office:value-type="string" calcext:value-type="string">
              <text:p><text:span text:style-name="T1022">grit head 9</text:span></text:p>
            </table:table-cell>
            <table:table-cell table:style-name="ce27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21" office:value-type="string" calcext:value-type="string">
              <text:p><text:span text:style-name="T1023">thief</text:span></text:p>
            </table:table-cell>
            <table:table-cell table:style-name="ce27" table:formula="of:=VLOOKUP([.C314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21" office:value-type="string" calcext:value-type="string">
              <text:p><text:span text:style-name="T1024">grit trinket 9</text:span></text:p>
            </table:table-cell>
            <table:table-cell table:style-name="ce27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21" office:value-type="string" calcext:value-type="string">
              <text:p><text:span text:style-name="T1025">thief</text:span></text:p>
            </table:table-cell>
            <table:table-cell table:style-name="ce27" table:formula="of:=VLOOKUP([.C315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21" office:value-type="string" calcext:value-type="string">
              <text:p><text:span text:style-name="T1026">grit weapon 9</text:span></text:p>
            </table:table-cell>
            <table:table-cell table:style-name="ce27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21" office:value-type="string" calcext:value-type="string">
              <text:p><text:span text:style-name="T1027">thief</text:span></text:p>
            </table:table-cell>
            <table:table-cell table:style-name="ce27" table:formula="of:=VLOOKUP([.C316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21" office:value-type="string" calcext:value-type="string">
              <text:p><text:span text:style-name="T1028">mind body 9</text:span></text:p>
            </table:table-cell>
            <table:table-cell table:style-name="ce27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21" office:value-type="string" calcext:value-type="string">
              <text:p><text:span text:style-name="T1029">thief</text:span></text:p>
            </table:table-cell>
            <table:table-cell table:style-name="ce27" table:formula="of:=VLOOKUP([.C317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21" office:value-type="string" calcext:value-type="string">
              <text:p><text:span text:style-name="T1030">mind head 9</text:span></text:p>
            </table:table-cell>
            <table:table-cell table:style-name="ce27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21" office:value-type="string" calcext:value-type="string">
              <text:p><text:span text:style-name="T1031">thief</text:span></text:p>
            </table:table-cell>
            <table:table-cell table:style-name="ce27" table:formula="of:=VLOOKUP([.C318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21" office:value-type="string" calcext:value-type="string">
              <text:p><text:span text:style-name="T1032">mind trinket 9</text:span></text:p>
            </table:table-cell>
            <table:table-cell table:style-name="ce27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21" office:value-type="string" calcext:value-type="string">
              <text:p><text:span text:style-name="T1033">thief</text:span></text:p>
            </table:table-cell>
            <table:table-cell table:style-name="ce27" table:formula="of:=VLOOKUP([.C319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21" office:value-type="string" calcext:value-type="string">
              <text:p><text:span text:style-name="T1034">mind weapon 9</text:span></text:p>
            </table:table-cell>
            <table:table-cell table:style-name="ce27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21" office:value-type="string" calcext:value-type="string">
              <text:p><text:span text:style-name="T1035">thief</text:span></text:p>
            </table:table-cell>
            <table:table-cell table:style-name="ce27" table:formula="of:=VLOOKUP([.C320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21" office:value-type="string" calcext:value-type="string">
              <text:p><text:span text:style-name="T1036">red potion</text:span></text:p>
            </table:table-cell>
            <table:table-cell table:style-name="ce27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1037">thief</text:span></text:p>
            </table:table-cell>
            <table:table-cell table:style-name="ce27" table:formula="of:=VLOOKUP([.C321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21" office:value-type="string" calcext:value-type="string">
              <text:p><text:span text:style-name="T1038">soul body 9</text:span></text:p>
            </table:table-cell>
            <table:table-cell table:style-name="ce27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21" office:value-type="string" calcext:value-type="string">
              <text:p><text:span text:style-name="T1039">thief</text:span></text:p>
            </table:table-cell>
            <table:table-cell table:style-name="ce27" table:formula="of:=VLOOKUP([.C322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21" office:value-type="string" calcext:value-type="string">
              <text:p><text:span text:style-name="T1040">soul head 9</text:span></text:p>
            </table:table-cell>
            <table:table-cell table:style-name="ce27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21" office:value-type="string" calcext:value-type="string">
              <text:p><text:span text:style-name="T1041">thief</text:span></text:p>
            </table:table-cell>
            <table:table-cell table:style-name="ce27" table:formula="of:=VLOOKUP([.C323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21" office:value-type="string" calcext:value-type="string">
              <text:p><text:span text:style-name="T1042">soul trinket 9</text:span></text:p>
            </table:table-cell>
            <table:table-cell table:style-name="ce27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21" office:value-type="string" calcext:value-type="string">
              <text:p><text:span text:style-name="T1043">thief</text:span></text:p>
            </table:table-cell>
            <table:table-cell table:style-name="ce27" table:formula="of:=VLOOKUP([.C324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21" office:value-type="string" calcext:value-type="string">
              <text:p><text:span text:style-name="T1044">soul weapon 9</text:span></text:p>
            </table:table-cell>
            <table:table-cell table:style-name="ce27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21" office:value-type="string" calcext:value-type="string">
              <text:p><text:span text:style-name="T1045">thief</text:span></text:p>
            </table:table-cell>
            <table:table-cell table:style-name="ce27" table:formula="of:=VLOOKUP([.C325];[enemies.A:enemies.B];2;0)" office:value-type="string" calcext:value-type="string" office:string-value="Thief">
              <text:p>Thief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21" office:value-type="string" calcext:value-type="string">
              <text:p><text:span text:style-name="T1046">blue potion</text:span></text:p>
            </table:table-cell>
            <table:table-cell table:style-name="ce27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21" office:value-type="string" calcext:value-type="string">
              <text:p><text:span text:style-name="T1047">skeleton_1</text:span></text:p>
            </table:table-cell>
            <table:table-cell table:style-name="ce27" table:formula="of:=VLOOKUP([.C326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21" office:value-type="string" calcext:value-type="string">
              <text:p><text:span text:style-name="T1048">flow body 9</text:span></text:p>
            </table:table-cell>
            <table:table-cell table:style-name="ce27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21" office:value-type="string" calcext:value-type="string">
              <text:p><text:span text:style-name="T1049">skeleton_1</text:span></text:p>
            </table:table-cell>
            <table:table-cell table:style-name="ce27" table:formula="of:=VLOOKUP([.C327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21" office:value-type="string" calcext:value-type="string">
              <text:p><text:span text:style-name="T1050">flow head 9</text:span></text:p>
            </table:table-cell>
            <table:table-cell table:style-name="ce27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21" office:value-type="string" calcext:value-type="string">
              <text:p><text:span text:style-name="T1051">skeleton_1</text:span></text:p>
            </table:table-cell>
            <table:table-cell table:style-name="ce27" table:formula="of:=VLOOKUP([.C328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21" office:value-type="string" calcext:value-type="string">
              <text:p><text:span text:style-name="T1052">flow trinket 9</text:span></text:p>
            </table:table-cell>
            <table:table-cell table:style-name="ce27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21" office:value-type="string" calcext:value-type="string">
              <text:p><text:span text:style-name="T1053">skeleton_1</text:span></text:p>
            </table:table-cell>
            <table:table-cell table:style-name="ce27" table:formula="of:=VLOOKUP([.C329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21" office:value-type="string" calcext:value-type="string">
              <text:p><text:span text:style-name="T1054">flow weapon 9</text:span></text:p>
            </table:table-cell>
            <table:table-cell table:style-name="ce27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21" office:value-type="string" calcext:value-type="string">
              <text:p><text:span text:style-name="T1055">skeleton_1</text:span></text:p>
            </table:table-cell>
            <table:table-cell table:style-name="ce27" table:formula="of:=VLOOKUP([.C330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21" office:value-type="string" calcext:value-type="string">
              <text:p><text:span text:style-name="T1056">grit body 9</text:span></text:p>
            </table:table-cell>
            <table:table-cell table:style-name="ce27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21" office:value-type="string" calcext:value-type="string">
              <text:p><text:span text:style-name="T1057">skeleton_1</text:span></text:p>
            </table:table-cell>
            <table:table-cell table:style-name="ce27" table:formula="of:=VLOOKUP([.C331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21" office:value-type="string" calcext:value-type="string">
              <text:p><text:span text:style-name="T1058">grit head 9</text:span></text:p>
            </table:table-cell>
            <table:table-cell table:style-name="ce27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21" office:value-type="string" calcext:value-type="string">
              <text:p><text:span text:style-name="T1059">skeleton_1</text:span></text:p>
            </table:table-cell>
            <table:table-cell table:style-name="ce27" table:formula="of:=VLOOKUP([.C332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21" office:value-type="string" calcext:value-type="string">
              <text:p><text:span text:style-name="T1060">grit trinket 9</text:span></text:p>
            </table:table-cell>
            <table:table-cell table:style-name="ce27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21" office:value-type="string" calcext:value-type="string">
              <text:p><text:span text:style-name="T1061">skeleton_1</text:span></text:p>
            </table:table-cell>
            <table:table-cell table:style-name="ce27" table:formula="of:=VLOOKUP([.C333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21" office:value-type="string" calcext:value-type="string">
              <text:p><text:span text:style-name="T1062">grit weapon 9</text:span></text:p>
            </table:table-cell>
            <table:table-cell table:style-name="ce27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21" office:value-type="string" calcext:value-type="string">
              <text:p><text:span text:style-name="T1063">skeleton_1</text:span></text:p>
            </table:table-cell>
            <table:table-cell table:style-name="ce27" table:formula="of:=VLOOKUP([.C334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21" office:value-type="string" calcext:value-type="string">
              <text:p><text:span text:style-name="T1064">mind body 9</text:span></text:p>
            </table:table-cell>
            <table:table-cell table:style-name="ce27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21" office:value-type="string" calcext:value-type="string">
              <text:p><text:span text:style-name="T1065">skeleton_1</text:span></text:p>
            </table:table-cell>
            <table:table-cell table:style-name="ce27" table:formula="of:=VLOOKUP([.C335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21" office:value-type="string" calcext:value-type="string">
              <text:p><text:span text:style-name="T1066">mind head 9</text:span></text:p>
            </table:table-cell>
            <table:table-cell table:style-name="ce27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21" office:value-type="string" calcext:value-type="string">
              <text:p><text:span text:style-name="T1067">skeleton_1</text:span></text:p>
            </table:table-cell>
            <table:table-cell table:style-name="ce27" table:formula="of:=VLOOKUP([.C336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21" office:value-type="string" calcext:value-type="string">
              <text:p><text:span text:style-name="T1068">mind trinket 9</text:span></text:p>
            </table:table-cell>
            <table:table-cell table:style-name="ce27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21" office:value-type="string" calcext:value-type="string">
              <text:p><text:span text:style-name="T1069">skeleton_1</text:span></text:p>
            </table:table-cell>
            <table:table-cell table:style-name="ce27" table:formula="of:=VLOOKUP([.C337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21" office:value-type="string" calcext:value-type="string">
              <text:p><text:span text:style-name="T1070">mind weapon 9</text:span></text:p>
            </table:table-cell>
            <table:table-cell table:style-name="ce27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21" office:value-type="string" calcext:value-type="string">
              <text:p><text:span text:style-name="T1071">skeleton_1</text:span></text:p>
            </table:table-cell>
            <table:table-cell table:style-name="ce27" table:formula="of:=VLOOKUP([.C338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21" office:value-type="string" calcext:value-type="string">
              <text:p><text:span text:style-name="T1072">red potion</text:span></text:p>
            </table:table-cell>
            <table:table-cell table:style-name="ce27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21" office:value-type="string" calcext:value-type="string">
              <text:p><text:span text:style-name="T1073">skeleton_1</text:span></text:p>
            </table:table-cell>
            <table:table-cell table:style-name="ce27" table:formula="of:=VLOOKUP([.C339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21" office:value-type="string" calcext:value-type="string">
              <text:p><text:span text:style-name="T1074">soul body 9</text:span></text:p>
            </table:table-cell>
            <table:table-cell table:style-name="ce27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21" office:value-type="string" calcext:value-type="string">
              <text:p><text:span text:style-name="T1075">skeleton_1</text:span></text:p>
            </table:table-cell>
            <table:table-cell table:style-name="ce27" table:formula="of:=VLOOKUP([.C340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table:style-name="ce21" office:value-type="string" calcext:value-type="string">
              <text:p><text:span text:style-name="T1076">soul head 9</text:span></text:p>
            </table:table-cell>
            <table:table-cell table:style-name="ce27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1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77">soul trinket 9</text:span></text:p>
            </table:table-cell>
            <table:table-cell table:style-name="ce27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2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78">soul weapon 9</text:span></text:p>
            </table:table-cell>
            <table:table-cell table:style-name="ce27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3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head 9 bone</text:p>
            </table:table-cell>
            <table:table-cell table:style-name="ce27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4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body 9 bone</text:p>
            </table:table-cell>
            <table:table-cell table:style-name="ce27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5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weapon 9 bone</text:p>
            </table:table-cell>
            <table:table-cell table:style-name="ce27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6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flow weapon 9 bone</text:p>
            </table:table-cell>
            <table:table-cell table:style-name="ce27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7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mind head 9 bone</text:p>
            </table:table-cell>
            <table:table-cell table:style-name="ce27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8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soul wepaon 9 bone</text:p>
            </table:table-cell>
            <table:table-cell table:style-name="ce27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21" office:value-type="string" calcext:value-type="string">
              <text:p>skeleton_1</text:p>
            </table:table-cell>
            <table:table-cell table:style-name="ce27" table:formula="of:=VLOOKUP([.C349];[enemies.A:enemies.B];2;0)" office:value-type="string" calcext:value-type="string" office:string-value="Skeleton">
              <text:p>Skeleton</text:p>
            </table:table-cell>
            <table:table-cell table:style-name="ce28" office:value-type="float" calcext:value-type="float" office:value="0.010000000000000004">
              <text:p>0.010000000000000004</text:p>
            </table:table-cell>
            <table:table-cell table:style-name="ce29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79">blue potion</text:span></text:p>
            </table:table-cell>
            <table:table-cell table:style-name="ce27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7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80">red potion</text:span></text:p>
            </table:table-cell>
            <table:table-cell table:style-name="ce27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81">soul body 9</text:span></text:p>
            </table:table-cell>
            <table:table-cell table:style-name="ce27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82">soul head 9</text:span></text:p>
            </table:table-cell>
            <table:table-cell table:style-name="ce27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83">soul trinket 9</text:span></text:p>
            </table:table-cell>
            <table:table-cell table:style-name="ce27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<text:span text:style-name="T1084">soul weapon 9</text:span></text:p>
            </table:table-cell>
            <table:table-cell table:style-name="ce27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grit head 9 bone</text:p>
            </table:table-cell>
            <table:table-cell table:style-name="ce27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grit body 9 bone</text:p>
            </table:table-cell>
            <table:table-cell table:style-name="ce27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grit weapon 9 bone</text:p>
            </table:table-cell>
            <table:table-cell table:style-name="ce27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flow weapon 9 bone</text:p>
            </table:table-cell>
            <table:table-cell table:style-name="ce27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21" office:value-type="string" calcext:value-type="string">
              <text:p>mind head 9 bone</text:p>
            </table:table-cell>
            <table:table-cell table:style-name="ce27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21" office:value-type="string" calcext:value-type="string">
              <text:p>soul wepaon 9 bone</text:p>
            </table:table-cell>
            <table:table-cell table:style-name="ce27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30" office:value-type="string" calcext:value-type="string">
              <text:p>skeleton_mage</text:p>
            </table:table-cell>
            <table:table-cell table:style-name="ce27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8" office:value-type="float" calcext:value-type="float" office:value="0.01">
              <text:p>0.01</text:p>
            </table:table-cell>
            <table:table-cell table:style-name="ce29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6">
            <table:table-cell table:style-name="ce22" office:value-type="string" calcext:value-type="string">
              <text:p>tutorial_quest_item_1</text:p>
            </table:table-cell>
            <table:table-cell table:style-name="ce27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21" office:value-type="string" calcext:value-type="string">
              <text:p><text:span text:style-name="T1085">tutorial_enemy_1</text:span></text:p>
            </table:table-cell>
            <table:table-cell table:style-name="ce27" table:formula="of:=VLOOKUP([.C362];[enemies.A:enemies.B];2;0)" office:value-type="string" calcext:value-type="string" office:string-value="Tiny mouse">
              <text:p>Tiny mouse</text:p>
            </table:table-cell>
            <table:table-cell table:style-name="ce28" office:value-type="float" calcext:value-type="float" office:value="1">
              <text:p>1</text:p>
            </table:table-cell>
            <table:table-cell table:style-name="ce29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grit weapon 9 bone</text:p>
            </table:table-cell>
            <table:table-cell table:style-name="ce27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7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8">
            <table:table-cell table:style-name="ce22" office:value-type="string" calcext:value-type="string">
              <text:p>grit weapon 12</text:p>
            </table:table-cell>
            <table:table-cell table:style-name="ce27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7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21" office:value-type="string" calcext:value-type="string">
              <text:p>grit head 12</text:p>
            </table:table-cell>
            <table:table-cell table:style-name="ce27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7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21" office:value-type="string" calcext:value-type="string">
              <text:p>grit body 12</text:p>
            </table:table-cell>
            <table:table-cell table:style-name="ce27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7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22" office:value-type="string" calcext:value-type="string">
              <text:p>grit trinket a 12</text:p>
            </table:table-cell>
            <table:table-cell table:style-name="ce27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7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22" office:value-type="string" calcext:value-type="string">
              <text:p>grit trinket b 12 </text:p>
            </table:table-cell>
            <table:table-cell table:style-name="ce27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7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22" office:value-type="string" calcext:value-type="string">
              <text:p>flow weapon 12</text:p>
            </table:table-cell>
            <table:table-cell table:style-name="ce27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21" office:value-type="string" calcext:value-type="string">
              <text:p>mushroom_thief</text:p>
            </table:table-cell>
            <table:table-cell table:style-name="ce27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21" office:value-type="string" calcext:value-type="string">
              <text:p>flow head 12</text:p>
            </table:table-cell>
            <table:table-cell table:style-name="ce27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21" office:value-type="string" calcext:value-type="string">
              <text:p>mushroom_thief</text:p>
            </table:table-cell>
            <table:table-cell table:style-name="ce27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21" office:value-type="string" calcext:value-type="string">
              <text:p>flow body 12</text:p>
            </table:table-cell>
            <table:table-cell table:style-name="ce27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21" office:value-type="string" calcext:value-type="string">
              <text:p>mushroom_thief</text:p>
            </table:table-cell>
            <table:table-cell table:style-name="ce27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22" office:value-type="string" calcext:value-type="string">
              <text:p>flow trinket 12</text:p>
            </table:table-cell>
            <table:table-cell table:style-name="ce27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21" office:value-type="string" calcext:value-type="string">
              <text:p>mushroom_thief</text:p>
            </table:table-cell>
            <table:table-cell table:style-name="ce27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22" office:value-type="string" calcext:value-type="string">
              <text:p>mind weapon 12</text:p>
            </table:table-cell>
            <table:table-cell table:style-name="ce27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21" office:value-type="string" calcext:value-type="string">
              <text:p>mushroom_mage</text:p>
            </table:table-cell>
            <table:table-cell table:style-name="ce27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21" office:value-type="string" calcext:value-type="string">
              <text:p>mind head 12</text:p>
            </table:table-cell>
            <table:table-cell table:style-name="ce27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21" office:value-type="string" calcext:value-type="string">
              <text:p>mushroom_mage</text:p>
            </table:table-cell>
            <table:table-cell table:style-name="ce27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21" office:value-type="string" calcext:value-type="string">
              <text:p>mind body 12</text:p>
            </table:table-cell>
            <table:table-cell table:style-name="ce27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21" office:value-type="string" calcext:value-type="string">
              <text:p>mushroom_mage</text:p>
            </table:table-cell>
            <table:table-cell table:style-name="ce27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22" office:value-type="string" calcext:value-type="string">
              <text:p>mind trinket 12</text:p>
            </table:table-cell>
            <table:table-cell table:style-name="ce27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21" office:value-type="string" calcext:value-type="string">
              <text:p>mushroom_mage</text:p>
            </table:table-cell>
            <table:table-cell table:style-name="ce27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22" office:value-type="string" calcext:value-type="string">
              <text:p>soul weapon 12</text:p>
            </table:table-cell>
            <table:table-cell table:style-name="ce27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21" office:value-type="string" calcext:value-type="string">
              <text:p>mushroom_cleric</text:p>
            </table:table-cell>
            <table:table-cell table:style-name="ce27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21" office:value-type="string" calcext:value-type="string">
              <text:p>soul head 12</text:p>
            </table:table-cell>
            <table:table-cell table:style-name="ce27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21" office:value-type="string" calcext:value-type="string">
              <text:p>mushroom_cleric</text:p>
            </table:table-cell>
            <table:table-cell table:style-name="ce27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21" office:value-type="string" calcext:value-type="string">
              <text:p>soul body 12</text:p>
            </table:table-cell>
            <table:table-cell table:style-name="ce27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21" office:value-type="string" calcext:value-type="string">
              <text:p>mushroom_cleric</text:p>
            </table:table-cell>
            <table:table-cell table:style-name="ce27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22" office:value-type="string" calcext:value-type="string">
              <text:p>soul trinket 12</text:p>
            </table:table-cell>
            <table:table-cell table:style-name="ce27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21" office:value-type="string" calcext:value-type="string">
              <text:p>mushroom_cleric</text:p>
            </table:table-cell>
            <table:table-cell table:style-name="ce27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22" office:value-type="string" calcext:value-type="string">
              <text:p>grit weapon 12</text:p>
            </table:table-cell>
            <table:table-cell table:style-name="ce27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21" office:value-type="string" calcext:value-type="string">
              <text:p>grit head 12</text:p>
            </table:table-cell>
            <table:table-cell table:style-name="ce27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21" office:value-type="string" calcext:value-type="string">
              <text:p>grit body 12</text:p>
            </table:table-cell>
            <table:table-cell table:style-name="ce27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22" office:value-type="string" calcext:value-type="string">
              <text:p>grit trinket a 12</text:p>
            </table:table-cell>
            <table:table-cell table:style-name="ce27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22" office:value-type="string" calcext:value-type="string">
              <text:p>grit trinket b 12 </text:p>
            </table:table-cell>
            <table:table-cell table:style-name="ce27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22" office:value-type="string" calcext:value-type="string">
              <text:p>flow weapon 12</text:p>
            </table:table-cell>
            <table:table-cell table:style-name="ce27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21" office:value-type="string" calcext:value-type="string">
              <text:p>flow head 12</text:p>
            </table:table-cell>
            <table:table-cell table:style-name="ce27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21" office:value-type="string" calcext:value-type="string">
              <text:p>flow body 12</text:p>
            </table:table-cell>
            <table:table-cell table:style-name="ce27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22" office:value-type="string" calcext:value-type="string">
              <text:p>flow trinket 12</text:p>
            </table:table-cell>
            <table:table-cell table:style-name="ce27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22" office:value-type="string" calcext:value-type="string">
              <text:p>mind weapon 12</text:p>
            </table:table-cell>
            <table:table-cell table:style-name="ce27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21" office:value-type="string" calcext:value-type="string">
              <text:p>mind head 12</text:p>
            </table:table-cell>
            <table:table-cell table:style-name="ce27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21" office:value-type="string" calcext:value-type="string">
              <text:p>mind body 12</text:p>
            </table:table-cell>
            <table:table-cell table:style-name="ce27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22" office:value-type="string" calcext:value-type="string">
              <text:p>mind trinket 12</text:p>
            </table:table-cell>
            <table:table-cell table:style-name="ce27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22" office:value-type="string" calcext:value-type="string">
              <text:p>soul weapon 12</text:p>
            </table:table-cell>
            <table:table-cell table:style-name="ce27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21" office:value-type="string" calcext:value-type="string">
              <text:p>soul head 12</text:p>
            </table:table-cell>
            <table:table-cell table:style-name="ce27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21" office:value-type="string" calcext:value-type="string">
              <text:p>soul body 12</text:p>
            </table:table-cell>
            <table:table-cell table:style-name="ce27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22" office:value-type="string" calcext:value-type="string">
              <text:p>soul trinket 12</text:p>
            </table:table-cell>
            <table:table-cell table:style-name="ce27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21" office:value-type="string" calcext:value-type="string">
              <text:p>mushroom_zombie</text:p>
            </table:table-cell>
            <table:table-cell table:style-name="ce27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22" office:value-type="string" calcext:value-type="string">
              <text:p>grit weapon 12</text:p>
            </table:table-cell>
            <table:table-cell table:style-name="ce27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21" office:value-type="string" calcext:value-type="string">
              <text:p>grit head 12</text:p>
            </table:table-cell>
            <table:table-cell table:style-name="ce27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21" office:value-type="string" calcext:value-type="string">
              <text:p>grit body 12</text:p>
            </table:table-cell>
            <table:table-cell table:style-name="ce27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22" office:value-type="string" calcext:value-type="string">
              <text:p>grit trinket a 12</text:p>
            </table:table-cell>
            <table:table-cell table:style-name="ce27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22" office:value-type="string" calcext:value-type="string">
              <text:p>grit trinket b 12 </text:p>
            </table:table-cell>
            <table:table-cell table:style-name="ce27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22" office:value-type="string" calcext:value-type="string">
              <text:p>flow weapon 12</text:p>
            </table:table-cell>
            <table:table-cell table:style-name="ce27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21" office:value-type="string" calcext:value-type="string">
              <text:p>flow head 12</text:p>
            </table:table-cell>
            <table:table-cell table:style-name="ce27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21" office:value-type="string" calcext:value-type="string">
              <text:p>flow body 12</text:p>
            </table:table-cell>
            <table:table-cell table:style-name="ce27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22" office:value-type="string" calcext:value-type="string">
              <text:p>flow trinket 12</text:p>
            </table:table-cell>
            <table:table-cell table:style-name="ce27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22" office:value-type="string" calcext:value-type="string">
              <text:p>mind weapon 12</text:p>
            </table:table-cell>
            <table:table-cell table:style-name="ce27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21" office:value-type="string" calcext:value-type="string">
              <text:p>mind head 12</text:p>
            </table:table-cell>
            <table:table-cell table:style-name="ce27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21" office:value-type="string" calcext:value-type="string">
              <text:p>mind body 12</text:p>
            </table:table-cell>
            <table:table-cell table:style-name="ce27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22" office:value-type="string" calcext:value-type="string">
              <text:p>mind trinket 12</text:p>
            </table:table-cell>
            <table:table-cell table:style-name="ce27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22" office:value-type="string" calcext:value-type="string">
              <text:p>soul weapon 12</text:p>
            </table:table-cell>
            <table:table-cell table:style-name="ce27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21" office:value-type="string" calcext:value-type="string">
              <text:p>soul head 12</text:p>
            </table:table-cell>
            <table:table-cell table:style-name="ce27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21" office:value-type="string" calcext:value-type="string">
              <text:p>soul body 12</text:p>
            </table:table-cell>
            <table:table-cell table:style-name="ce27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22" office:value-type="string" calcext:value-type="string">
              <text:p>soul trinket 12</text:p>
            </table:table-cell>
            <table:table-cell table:style-name="ce27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21" office:value-type="string" calcext:value-type="string">
              <text:p>zombie</text:p>
            </table:table-cell>
            <table:table-cell table:style-name="ce27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9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22" office:value-type="string" calcext:value-type="string">
              <text:p>grit weapon 12</text:p>
            </table:table-cell>
            <table:table-cell table:style-name="ce27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21" office:value-type="string" calcext:value-type="string">
              <text:p>grit head 12</text:p>
            </table:table-cell>
            <table:table-cell table:style-name="ce27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21" office:value-type="string" calcext:value-type="string">
              <text:p>grit body 12</text:p>
            </table:table-cell>
            <table:table-cell table:style-name="ce27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22" office:value-type="string" calcext:value-type="string">
              <text:p>grit trinket a 12</text:p>
            </table:table-cell>
            <table:table-cell table:style-name="ce27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22" office:value-type="string" calcext:value-type="string">
              <text:p>grit trinket b 12 </text:p>
            </table:table-cell>
            <table:table-cell table:style-name="ce27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22" office:value-type="string" calcext:value-type="string">
              <text:p>flow weapon 12</text:p>
            </table:table-cell>
            <table:table-cell table:style-name="ce27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21" office:value-type="string" calcext:value-type="string">
              <text:p>flow head 12</text:p>
            </table:table-cell>
            <table:table-cell table:style-name="ce27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21" office:value-type="string" calcext:value-type="string">
              <text:p>flow body 12</text:p>
            </table:table-cell>
            <table:table-cell table:style-name="ce27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22" office:value-type="string" calcext:value-type="string">
              <text:p>flow trinket 12</text:p>
            </table:table-cell>
            <table:table-cell table:style-name="ce27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22" office:value-type="string" calcext:value-type="string">
              <text:p>mind weapon 12</text:p>
            </table:table-cell>
            <table:table-cell table:style-name="ce27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21" office:value-type="string" calcext:value-type="string">
              <text:p>mind head 12</text:p>
            </table:table-cell>
            <table:table-cell table:style-name="ce27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21" office:value-type="string" calcext:value-type="string">
              <text:p>mind body 12</text:p>
            </table:table-cell>
            <table:table-cell table:style-name="ce27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22" office:value-type="string" calcext:value-type="string">
              <text:p>mind trinket 12</text:p>
            </table:table-cell>
            <table:table-cell table:style-name="ce27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22" office:value-type="string" calcext:value-type="string">
              <text:p>soul weapon 12</text:p>
            </table:table-cell>
            <table:table-cell table:style-name="ce27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21" office:value-type="string" calcext:value-type="string">
              <text:p>soul head 12</text:p>
            </table:table-cell>
            <table:table-cell table:style-name="ce27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21" office:value-type="string" calcext:value-type="string">
              <text:p>soul body 12</text:p>
            </table:table-cell>
            <table:table-cell table:style-name="ce27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22" office:value-type="string" calcext:value-type="string">
              <text:p>soul trinket 12</text:p>
            </table:table-cell>
            <table:table-cell table:style-name="ce27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21" office:value-type="string" calcext:value-type="string">
              <text:p>crocodile</text:p>
            </table:table-cell>
            <table:table-cell table:style-name="ce27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9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22" office:value-type="string" calcext:value-type="string">
              <text:p>grit weapon 12</text:p>
            </table:table-cell>
            <table:table-cell table:style-name="ce27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21" office:value-type="string" calcext:value-type="string">
              <text:p>grit head 12</text:p>
            </table:table-cell>
            <table:table-cell table:style-name="ce27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21" office:value-type="string" calcext:value-type="string">
              <text:p>grit body 12</text:p>
            </table:table-cell>
            <table:table-cell table:style-name="ce27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22" office:value-type="string" calcext:value-type="string">
              <text:p>grit trinket a 12</text:p>
            </table:table-cell>
            <table:table-cell table:style-name="ce27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22" office:value-type="string" calcext:value-type="string">
              <text:p>grit trinket b 12 </text:p>
            </table:table-cell>
            <table:table-cell table:style-name="ce27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22" office:value-type="string" calcext:value-type="string">
              <text:p>flow weapon 12</text:p>
            </table:table-cell>
            <table:table-cell table:style-name="ce27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21" office:value-type="string" calcext:value-type="string">
              <text:p>flow head 12</text:p>
            </table:table-cell>
            <table:table-cell table:style-name="ce27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21" office:value-type="string" calcext:value-type="string">
              <text:p>flow body 12</text:p>
            </table:table-cell>
            <table:table-cell table:style-name="ce27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22" office:value-type="string" calcext:value-type="string">
              <text:p>flow trinket 12</text:p>
            </table:table-cell>
            <table:table-cell table:style-name="ce27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21" office:value-type="string" calcext:value-type="string">
              <text:p>skeleton_soldier</text:p>
            </table:table-cell>
            <table:table-cell table:style-name="ce27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22" office:value-type="string" calcext:value-type="string">
              <text:p>mind weapon 12</text:p>
            </table:table-cell>
            <table:table-cell table:style-name="ce27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21" office:value-type="string" calcext:value-type="string">
              <text:p>mind head 12</text:p>
            </table:table-cell>
            <table:table-cell table:style-name="ce27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21" office:value-type="string" calcext:value-type="string">
              <text:p>mind body 12</text:p>
            </table:table-cell>
            <table:table-cell table:style-name="ce27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22" office:value-type="string" calcext:value-type="string">
              <text:p>mind trinket 12</text:p>
            </table:table-cell>
            <table:table-cell table:style-name="ce27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22" office:value-type="string" calcext:value-type="string">
              <text:p>soul weapon 12</text:p>
            </table:table-cell>
            <table:table-cell table:style-name="ce27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21" office:value-type="string" calcext:value-type="string">
              <text:p>soul head 12</text:p>
            </table:table-cell>
            <table:table-cell table:style-name="ce27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21" office:value-type="string" calcext:value-type="string">
              <text:p>soul body 12</text:p>
            </table:table-cell>
            <table:table-cell table:style-name="ce27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 table:style-name="ce22" office:value-type="string" calcext:value-type="string">
              <text:p>soul trinket 12</text:p>
            </table:table-cell>
            <table:table-cell table:style-name="ce27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7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9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3">
            <table:table-cell/>
            <table:table-cell table:style-name="ce26"/>
            <table:table-cell/>
            <table:table-cell table:style-name="ce26"/>
            <table:table-cell table:number-columns-repeated="1024"/>
          </table:table-row>
          <table:table-row table:style-name="ro193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style-name="co53" table:default-cell-style-name="Default"/>
        <table:table-header-columns/>
        <table:table-column table:style-name="co54" table:default-cell-style-name="Default"/>
        <table:table-header-columns/>
        <table:table-column table:style-name="co55" table:default-cell-style-name="Default"/>
        <table:table-header-columns/>
        <table:table-column table:style-name="co56" table:default-cell-style-name="Default"/>
        <table:table-header-columns/>
        <table:table-column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number-columns-repeated="1109" table:style-name="co65" table:default-cell-style-name="Default"/>
        <table:table-header-columns/>
        <table:table-column table:style-name="co49" table:default-cell-style-name="Default"/>
        <table:table-header-columns/>
        <table:table-header-rows>
          <table:table-row table:style-name="ro625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9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9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6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3" table:formula="of:=COUNTIF([loot.C:loot.C];[.A2])" office:value-type="float" calcext:value-type="float" office:value="1">
              <text:p>1</text:p>
            </table:table-cell>
            <table:table-cell table:style-name="ce13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13" table:formula="of:=COUNTIF([loot.C:loot.C];[.A3])" office:value-type="float" calcext:value-type="float" office:value="18">
              <text:p>18</text:p>
            </table:table-cell>
            <table:table-cell table:style-name="ce13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13" table:formula="of:=COUNTIF([loot.C:loot.C];[.A4])" office:value-type="float" calcext:value-type="float" office:value="18">
              <text:p>18</text:p>
            </table:table-cell>
            <table:table-cell table:style-name="ce13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13" table:formula="of:=COUNTIF([loot.C:loot.C];[.A5])" office:value-type="float" calcext:value-type="float" office:value="18">
              <text:p>18</text:p>
            </table:table-cell>
            <table:table-cell table:style-name="ce13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13" table:formula="of:=COUNTIF([loot.C:loot.C];[.A6])" office:value-type="float" calcext:value-type="float" office:value="18">
              <text:p>18</text:p>
            </table:table-cell>
            <table:table-cell table:style-name="ce13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13" table:formula="of:=COUNTIF([loot.C:loot.C];[.A7])" office:value-type="float" calcext:value-type="float" office:value="18">
              <text:p>18</text:p>
            </table:table-cell>
            <table:table-cell table:style-name="ce13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13" table:formula="of:=COUNTIF([loot.C:loot.C];[.A8])" office:value-type="float" calcext:value-type="float" office:value="18">
              <text:p>18</text:p>
            </table:table-cell>
            <table:table-cell table:style-name="ce13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13" table:formula="of:=COUNTIF([loot.C:loot.C];[.A9])" office:value-type="float" calcext:value-type="float" office:value="18">
              <text:p>18</text:p>
            </table:table-cell>
            <table:table-cell table:style-name="ce13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13" table:formula="of:=COUNTIF([loot.C:loot.C];[.A10])" office:value-type="float" calcext:value-type="float" office:value="18">
              <text:p>18</text:p>
            </table:table-cell>
            <table:table-cell table:style-name="ce13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13" table:formula="of:=COUNTIF([loot.C:loot.C];[.A11])" office:value-type="float" calcext:value-type="float" office:value="18">
              <text:p>18</text:p>
            </table:table-cell>
            <table:table-cell table:style-name="ce13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13" table:formula="of:=COUNTIF([loot.C:loot.C];[.A12])" office:value-type="float" calcext:value-type="float" office:value="18">
              <text:p>18</text:p>
            </table:table-cell>
            <table:table-cell table:style-name="ce13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13" table:formula="of:=COUNTIF([loot.C:loot.C];[.A13])" office:value-type="float" calcext:value-type="float" office:value="18">
              <text:p>18</text:p>
            </table:table-cell>
            <table:table-cell table:style-name="ce13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13" table:formula="of:=COUNTIF([loot.C:loot.C];[.A14])" office:value-type="float" calcext:value-type="float" office:value="18">
              <text:p>18</text:p>
            </table:table-cell>
            <table:table-cell table:style-name="ce13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13" table:formula="of:=COUNTIF([loot.C:loot.C];[.A15])" office:value-type="float" calcext:value-type="float" office:value="18">
              <text:p>18</text:p>
            </table:table-cell>
            <table:table-cell table:style-name="ce13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13" table:formula="of:=COUNTIF([loot.C:loot.C];[.A16])" office:value-type="float" calcext:value-type="float" office:value="18">
              <text:p>18</text:p>
            </table:table-cell>
            <table:table-cell table:style-name="ce13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13" table:formula="of:=COUNTIF([loot.C:loot.C];[.A17])" office:value-type="float" calcext:value-type="float" office:value="18">
              <text:p>18</text:p>
            </table:table-cell>
            <table:table-cell table:style-name="ce13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13" table:formula="of:=COUNTIF([loot.C:loot.C];[.A18])" office:value-type="float" calcext:value-type="float" office:value="18">
              <text:p>18</text:p>
            </table:table-cell>
            <table:table-cell table:style-name="ce13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13" table:formula="of:=COUNTIF([loot.C:loot.C];[.A19])" office:value-type="float" calcext:value-type="float" office:value="18">
              <text:p>18</text:p>
            </table:table-cell>
            <table:table-cell table:style-name="ce13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13" table:formula="of:=COUNTIF([loot.C:loot.C];[.A20])" office:value-type="float" calcext:value-type="float" office:value="18">
              <text:p>18</text:p>
            </table:table-cell>
            <table:table-cell table:style-name="ce13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13" table:formula="of:=COUNTIF([loot.C:loot.C];[.A21])" office:value-type="float" calcext:value-type="float" office:value="24">
              <text:p>24</text:p>
            </table:table-cell>
            <table:table-cell table:style-name="ce13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13" table:formula="of:=COUNTIF([loot.C:loot.C];[.A22])" office:value-type="float" calcext:value-type="float" office:value="13">
              <text:p>13</text:p>
            </table:table-cell>
            <table:table-cell table:style-name="ce13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3])" office:value-type="float" calcext:value-type="float" office:value="5">
              <text:p>5</text:p>
            </table:table-cell>
            <table:table-cell table:style-name="ce13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4])" office:value-type="float" calcext:value-type="float" office:value="4">
              <text:p>4</text:p>
            </table:table-cell>
            <table:table-cell table:style-name="ce13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5])" office:value-type="float" calcext:value-type="float" office:value="4">
              <text:p>4</text:p>
            </table:table-cell>
            <table:table-cell table:style-name="ce13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6])" office:value-type="float" calcext:value-type="float" office:value="4">
              <text:p>4</text:p>
            </table:table-cell>
            <table:table-cell table:style-name="ce13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7])" office:value-type="float" calcext:value-type="float" office:value="17">
              <text:p>17</text:p>
            </table:table-cell>
            <table:table-cell table:style-name="ce13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8])" office:value-type="float" calcext:value-type="float" office:value="17">
              <text:p>17</text:p>
            </table:table-cell>
            <table:table-cell table:style-name="ce13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29])" office:value-type="float" calcext:value-type="float" office:value="17">
              <text:p>17</text:p>
            </table:table-cell>
            <table:table-cell table:style-name="ce13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30])" office:value-type="float" calcext:value-type="float" office:value="9">
              <text:p>9</text:p>
            </table:table-cell>
            <table:table-cell table:style-name="ce13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13" table:formula="of:=COUNTIF([loot.C:loot.C];[.A31])" office:value-type="float" calcext:value-type="float" office:value="8">
              <text:p>8</text:p>
            </table:table-cell>
            <table:table-cell table:style-name="ce13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4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header-columns/>
        <table:table-column table:style-name="co68" table:default-cell-style-name="ce31"/>
        <table:table-header-columns/>
        <table:table-column table:style-name="co69" table:default-cell-style-name="Default"/>
        <table:table-header-columns/>
        <table:table-column table:style-name="co70" table:default-cell-style-name="ce31"/>
        <table:table-header-columns/>
        <table:table-column table:style-name="co71" table:default-cell-style-name="Default"/>
        <table:table-header-columns/>
        <table:table-column table:number-columns-repeated="1119" table:style-name="co72" table:default-cell-style-name="Default"/>
        <table:table-header-columns/>
        <table:table-column table:style-name="co66" table:default-cell-style-name="Default"/>
        <table:table-header-columns/>
        <table:table-row table:style-name="ro657">
          <table:table-cell office:value-type="string" calcext:value-type="string">
            <text:p><text:span text:style-name="T1180">enemy_id</text:span></text:p>
          </table:table-cell>
          <table:table-cell table:style-name="ce31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31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85">shroom</text:span></text:p>
          </table:table-cell>
          <table:table-cell table:style-name="ce31" table:formula="of:=VLOOKUP([.A2];[enemies.A:enemies.B];2;0)" office:value-type="string" calcext:value-type="string" office:string-value="Shroom">
            <text:p>Shroom</text:p>
          </table:table-cell>
          <table:table-cell table:style-name="ce31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31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87">rat</text:span></text:p>
          </table:table-cell>
          <table:table-cell table:style-name="ce31" table:formula="of:=VLOOKUP([.A3];[enemies.A:enemies.B];2;0)" office:value-type="string" calcext:value-type="string" office:string-value="Rat">
            <text:p>Rat</text:p>
          </table:table-cell>
          <table:table-cell table:style-name="ce31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31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189">spore</text:span></text:p>
          </table:table-cell>
          <table:table-cell table:style-name="ce31" table:formula="of:=VLOOKUP([.A4];[enemies.A:enemies.B];2;0)" office:value-type="string" calcext:value-type="string" office:string-value="Spore">
            <text:p>Spore</text:p>
          </table:table-cell>
          <table:table-cell table:style-name="ce31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31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191">wood_stump</text:span></text:p>
          </table:table-cell>
          <table:table-cell table:style-name="ce31" table:formula="of:=VLOOKUP([.A5];[enemies.A:enemies.B];2;0)" office:value-type="string" calcext:value-type="string" office:string-value="Wood Stump">
            <text:p>Wood Stump</text:p>
          </table:table-cell>
          <table:table-cell table:style-name="ce31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31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193">snail</text:span></text:p>
          </table:table-cell>
          <table:table-cell table:style-name="ce31" table:formula="of:=VLOOKUP([.A6];[enemies.A:enemies.B];2;0)" office:value-type="string" calcext:value-type="string" office:string-value="Snail">
            <text:p>Snail</text:p>
          </table:table-cell>
          <table:table-cell table:style-name="ce31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31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orange_mushroom</text:p>
          </table:table-cell>
          <table:table-cell table:style-name="ce31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31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31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green_slime</text:p>
          </table:table-cell>
          <table:table-cell table:style-name="ce31" table:formula="of:=VLOOKUP([.A8];[enemies.A:enemies.B];2;0)" office:value-type="string" calcext:value-type="string" office:string-value="Green Slime">
            <text:p>Green Slime</text:p>
          </table:table-cell>
          <table:table-cell table:style-name="ce31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31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197">spider</text:span></text:p>
          </table:table-cell>
          <table:table-cell table:style-name="ce31" table:formula="of:=VLOOKUP([.A9];[enemies.A:enemies.B];2;0)" office:value-type="string" calcext:value-type="string" office:string-value="Spider">
            <text:p>Spider</text:p>
          </table:table-cell>
          <table:table-cell table:style-name="ce31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31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199">wandering_rock</text:span></text:p>
          </table:table-cell>
          <table:table-cell table:style-name="ce31" table:formula="of:=VLOOKUP([.A10];[enemies.A:enemies.B];2;0)" office:value-type="string" calcext:value-type="string" office:string-value="Wandering Rock">
            <text:p>Wandering Rock</text:p>
          </table:table-cell>
          <table:table-cell table:style-name="ce31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31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1">pig</text:span></text:p>
          </table:table-cell>
          <table:table-cell table:style-name="ce31" table:formula="of:=VLOOKUP([.A11];[enemies.A:enemies.B];2;0)" office:value-type="string" calcext:value-type="string" office:string-value="Pig">
            <text:p>Pig</text:p>
          </table:table-cell>
          <table:table-cell table:style-name="ce31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31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203">tutorial_enemy_1</text:span></text:p>
          </table:table-cell>
          <table:table-cell table:style-name="ce31" table:formula="of:=VLOOKUP([.A12];[enemies.A:enemies.B];2;0)" office:value-type="string" calcext:value-type="string" office:string-value="Tiny mouse">
            <text:p>Tiny mouse</text:p>
          </table:table-cell>
          <table:table-cell table:style-name="ce31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31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blue_mushroom</text:p>
          </table:table-cell>
          <table:table-cell table:style-name="ce31" table:formula="of:=VLOOKUP([.A13];[enemies.A:enemies.B];2;0)" office:value-type="string" calcext:value-type="string" office:string-value="Blue Mushroom">
            <text:p>Blue Mushroom</text:p>
          </table:table-cell>
          <table:table-cell table:style-name="ce31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31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06">octopus</text:span></text:p>
          </table:table-cell>
          <table:table-cell table:style-name="ce31" table:formula="of:=VLOOKUP([.A14];[enemies.A:enemies.B];2;0)" office:value-type="string" calcext:value-type="string" office:string-value="Octopus">
            <text:p>Octopus</text:p>
          </table:table-cell>
          <table:table-cell table:style-name="ce31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31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08">blue_slime</text:span></text:p>
          </table:table-cell>
          <table:table-cell table:style-name="ce31" table:formula="of:=VLOOKUP([.A15];[enemies.A:enemies.B];2;0)" office:value-type="string" calcext:value-type="string" office:string-value="Blue Slime">
            <text:p>Blue Slime</text:p>
          </table:table-cell>
          <table:table-cell table:style-name="ce31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31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0">red_slime</text:span></text:p>
          </table:table-cell>
          <table:table-cell table:style-name="ce31" table:formula="of:=VLOOKUP([.A16];[enemies.A:enemies.B];2;0)" office:value-type="string" calcext:value-type="string" office:string-value="Red Slime">
            <text:p>Red Slime</text:p>
          </table:table-cell>
          <table:table-cell table:style-name="ce31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31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2">red_cap</text:span></text:p>
          </table:table-cell>
          <table:table-cell table:style-name="ce31" table:formula="of:=VLOOKUP([.A17];[enemies.A:enemies.B];2;0)" office:value-type="string" calcext:value-type="string" office:string-value="Red Cap">
            <text:p>Red Cap</text:p>
          </table:table-cell>
          <table:table-cell table:style-name="ce31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31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14">evil_eye</text:span></text:p>
          </table:table-cell>
          <table:table-cell table:style-name="ce31" table:formula="of:=VLOOKUP([.A18];[enemies.A:enemies.B];2;0)" office:value-type="string" calcext:value-type="string" office:string-value="Evil Eye">
            <text:p>Evil Eye</text:p>
          </table:table-cell>
          <table:table-cell table:style-name="ce31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31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16">thief</text:span></text:p>
          </table:table-cell>
          <table:table-cell table:style-name="ce31" table:formula="of:=VLOOKUP([.A19];[enemies.A:enemies.B];2;0)" office:value-type="string" calcext:value-type="string" office:string-value="Thief">
            <text:p>Thief</text:p>
          </table:table-cell>
          <table:table-cell table:style-name="ce31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31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18">horned_mushroom</text:span></text:p>
          </table:table-cell>
          <table:table-cell table:style-name="ce31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31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31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220">skeleton_1</text:span></text:p>
          </table:table-cell>
          <table:table-cell table:style-name="ce31" table:formula="of:=VLOOKUP([.A21];[enemies.A:enemies.B];2;0)" office:value-type="string" calcext:value-type="string" office:string-value="Skeleton">
            <text:p>Skeleton</text:p>
          </table:table-cell>
          <table:table-cell table:style-name="ce31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31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skeleton_mage</text:p>
          </table:table-cell>
          <table:table-cell table:style-name="ce31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31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31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30" office:value-type="string" calcext:value-type="string">
            <text:p>skeleton_soldier</text:p>
          </table:table-cell>
          <table:table-cell table:style-name="ce31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31" table:formula="of:=VLOOKUP([.A23];[enemies.A:enemies.L];12;FALSE)" office:value-type="float" calcext:value-type="float" office:value="12">
            <text:p>12</text:p>
          </table:table-cell>
          <table:table-cell table:style-name="ce30" office:value-type="string" calcext:value-type="string">
            <text:p>swing</text:p>
          </table:table-cell>
          <table:table-cell table:style-name="ce31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21" office:value-type="string" calcext:value-type="string">
            <text:p>mushroom_soldier</text:p>
          </table:table-cell>
          <table:table-cell table:style-name="ce31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31" table:formula="of:=VLOOKUP([.A24];[enemies.A:enemies.L];12;FALSE)" office:value-type="float" calcext:value-type="float" office:value="12">
            <text:p>12</text:p>
          </table:table-cell>
          <table:table-cell table:style-name="ce21" office:value-type="string" calcext:value-type="string">
            <text:p>heavy hit</text:p>
          </table:table-cell>
          <table:table-cell table:style-name="ce31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21" office:value-type="string" calcext:value-type="string">
            <text:p>mushroom_thief</text:p>
          </table:table-cell>
          <table:table-cell table:style-name="ce31" table:formula="of:=VLOOKUP([.A25];[enemies.A:enemies.B];2;0)" office:value-type="string" calcext:value-type="string" office:string-value="Mushroom Thief">
            <text:p>Mushroom Thief</text:p>
          </table:table-cell>
          <table:table-cell table:style-name="ce31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31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21" office:value-type="string" calcext:value-type="string">
            <text:p>mushroom_mage</text:p>
          </table:table-cell>
          <table:table-cell table:style-name="ce31" table:formula="of:=VLOOKUP([.A26];[enemies.A:enemies.B];2;0)" office:value-type="string" calcext:value-type="string" office:string-value="Mushroom Mage">
            <text:p>Mushroom Mage</text:p>
          </table:table-cell>
          <table:table-cell table:style-name="ce31" table:formula="of:=VLOOKUP([.A26];[enemies.A:enemies.L];12;FALSE)" office:value-type="float" calcext:value-type="float" office:value="12">
            <text:p>12</text:p>
          </table:table-cell>
          <table:table-cell table:style-name="ce30" office:value-type="string" calcext:value-type="string">
            <text:p>mana bolt</text:p>
          </table:table-cell>
          <table:table-cell table:style-name="ce31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21" office:value-type="string" calcext:value-type="string">
            <text:p>mushroom_cleric</text:p>
          </table:table-cell>
          <table:table-cell table:style-name="ce31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31" table:formula="of:=VLOOKUP([.A27];[enemies.A:enemies.L];12;FALSE)" office:value-type="float" calcext:value-type="float" office:value="12">
            <text:p>12</text:p>
          </table:table-cell>
          <table:table-cell table:style-name="ce30" office:value-type="string" calcext:value-type="string">
            <text:p>holy arrow</text:p>
          </table:table-cell>
          <table:table-cell table:style-name="ce31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table:style-name="ce21" office:value-type="string" calcext:value-type="string">
            <text:p>mushroom_zombie</text:p>
          </table:table-cell>
          <table:table-cell table:style-name="ce31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31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31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5">
          <table:table-cell table:style-name="ce21" office:value-type="string" calcext:value-type="string">
            <text:p>zombie</text:p>
          </table:table-cell>
          <table:table-cell table:style-name="ce31" table:formula="of:=VLOOKUP([.A29];[enemies.A:enemies.B];2;0)" office:value-type="string" calcext:value-type="string" office:string-value="Zombie">
            <text:p>Zombie</text:p>
          </table:table-cell>
          <table:table-cell table:style-name="ce31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31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6">
          <table:table-cell table:style-name="ce21" office:value-type="string" calcext:value-type="string">
            <text:p>crocodile</text:p>
          </table:table-cell>
          <table:table-cell table:style-name="ce31" table:formula="of:=VLOOKUP([.A30];[enemies.A:enemies.B];2;0)" office:value-type="string" calcext:value-type="string" office:string-value="Crocodile">
            <text:p>Crocodile</text:p>
          </table:table-cell>
          <table:table-cell table:style-name="ce31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31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fairy</text:p>
          </table:table-cell>
          <table:table-cell table:style-name="ce31" table:formula="of:=VLOOKUP([.A31];[enemies.A:enemies.B];2;0)" office:value-type="string" calcext:value-type="string" office:string-value="Fariy">
            <text:p>Fariy</text:p>
          </table:table-cell>
          <table:table-cell table:style-name="ce31" table:formula="of:=VLOOKUP([.A31];[enemies.A:enemies.L];12;FALSE)" office:value-type="float" calcext:value-type="float" office:value="12">
            <text:p>12</text:p>
          </table:table-cell>
          <table:table-cell table:style-name="ce30" office:value-type="string" calcext:value-type="string">
            <text:p>mana bolt</text:p>
          </table:table-cell>
          <table:table-cell table:style-name="ce31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fairy</text:p>
          </table:table-cell>
          <table:table-cell table:style-name="ce31" table:formula="of:=VLOOKUP([.A32];[enemies.A:enemies.B];2;0)" office:value-type="string" calcext:value-type="string" office:string-value="Fariy">
            <text:p>Fariy</text:p>
          </table:table-cell>
          <table:table-cell table:style-name="ce31" table:formula="of:=VLOOKUP([.A32];[enemies.A:enemies.L];12;FALSE)" office:value-type="float" calcext:value-type="float" office:value="12">
            <text:p>12</text:p>
          </table:table-cell>
          <table:table-cell table:style-name="ce32" office:value-type="string" calcext:value-type="string">
            <text:p>cure light wounds</text:p>
          </table:table-cell>
          <table:table-cell table:style-name="ce31" table:formula="of:=VLOOKUP([.D32];[skills.A:skills.B];2;0)" office:value-type="string" calcext:value-type="string" office:string-value="Cure Light Wounds">
            <text:p>Cure Light Wounds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fairy</text:p>
          </table:table-cell>
          <table:table-cell table:style-name="ce31" table:formula="of:=VLOOKUP([.A33];[enemies.A:enemies.B];2;0)" office:value-type="string" calcext:value-type="string" office:string-value="Fariy">
            <text:p>Fariy</text:p>
          </table:table-cell>
          <table:table-cell table:style-name="ce31" table:formula="of:=VLOOKUP([.A33];[enemies.A:enemies.L];12;FALSE)" office:value-type="float" calcext:value-type="float" office:value="12">
            <text:p>12</text:p>
          </table:table-cell>
          <table:table-cell table:style-name="ce33" office:value-type="string" calcext:value-type="string">
            <text:p>leech</text:p>
          </table:table-cell>
          <table:table-cell table:style-name="ce31" table:formula="of:=VLOOKUP([.D33];[skills.A:skills.B];2;0)" office:value-type="string" calcext:value-type="string" office:string-value="Leech">
            <text:p>Leech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90">
          <table:table-cell/>
          <table:table-cell table:style-name="ce31"/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2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3">
          <table:table-cell table:number-columns-repeated="3"/>
          <table:table-cell table:style-name="ce30"/>
          <table:table-cell table:number-columns-repeated="1024"/>
        </table:table-row>
        <table:table-row table:style-name="ro694">
          <table:table-cell table:number-columns-repeated="1024"/>
        </table:table-row>
        <table:table-row table:style-name="ro695">
          <table:table-cell/>
          <table:table-cell table:style-name="ce31"/>
          <table:table-cell table:number-columns-repeated="1024"/>
        </table:table-row>
        <table:table-row table:style-name="ro696">
          <table:table-cell table:number-columns-repeated="1024"/>
        </table:table-row>
        <table:table-row table:number-rows-repeated="2" table:style-name="ro656">
          <table:table-cell table:number-columns-repeated="1024"/>
        </table:table-row>
        <table:table-row table:style-name="ro697">
          <table:table-cell/>
          <table:table-cell table:style-name="ce31"/>
          <table:table-cell table:number-columns-repeated="1024"/>
        </table:table-row>
        <table:table-row table:number-rows-repeated="19" table:style-name="ro656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header-columns/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Default"/>
        <table:table-header-columns/>
        <table:table-column table:number-columns-repeated="1118" table:style-name="co80" table:default-cell-style-name="Default"/>
        <table:table-header-columns/>
        <table:table-column table:style-name="co73" table:default-cell-style-name="Default"/>
        <table:table-header-columns/>
        <table:table-header-rows>
          <table:table-row table:style-name="ro699">
            <table:table-cell office:value-type="string" calcext:value-type="string">
              <text:p><text:span text:style-name="T1225">enemy_id</text:span></text:p>
            </table:table-cell>
            <table:table-cell table:style-name="ce13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13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700">
            <table:table-cell office:value-type="string" calcext:value-type="string">
              <text:p>blue_mushroom</text:p>
            </table:table-cell>
            <table:table-cell table:style-name="ce13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13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33">blue_slime</text:span></text:p>
            </table:table-cell>
            <table:table-cell table:style-name="ce13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13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36">evil_eye</text:span></text:p>
            </table:table-cell>
            <table:table-cell table:style-name="ce13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13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<text:span text:style-name="T1239">green_slime</text:span></text:p>
            </table:table-cell>
            <table:table-cell table:style-name="ce13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13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42">horned_mushroom</text:span></text:p>
            </table:table-cell>
            <table:table-cell table:style-name="ce13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13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<text:span text:style-name="T1245">octopus</text:span></text:p>
            </table:table-cell>
            <table:table-cell table:style-name="ce13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13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orange_mushroom</text:p>
            </table:table-cell>
            <table:table-cell table:style-name="ce13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13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0">pig</text:span></text:p>
            </table:table-cell>
            <table:table-cell table:style-name="ce13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13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53">rat</text:span></text:p>
            </table:table-cell>
            <table:table-cell table:style-name="ce13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13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56">red_cap</text:span></text:p>
            </table:table-cell>
            <table:table-cell table:style-name="ce13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13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59">red_slime</text:span></text:p>
            </table:table-cell>
            <table:table-cell table:style-name="ce13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13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62">shroom</text:span></text:p>
            </table:table-cell>
            <table:table-cell table:style-name="ce13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13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65">snail</text:span></text:p>
            </table:table-cell>
            <table:table-cell table:style-name="ce13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13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68">spider</text:span></text:p>
            </table:table-cell>
            <table:table-cell table:style-name="ce13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13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71">spore</text:span></text:p>
            </table:table-cell>
            <table:table-cell table:style-name="ce13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13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74">thief</text:span></text:p>
            </table:table-cell>
            <table:table-cell table:style-name="ce13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13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77">tutorial_enemy_1</text:span></text:p>
            </table:table-cell>
            <table:table-cell table:style-name="ce13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13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80">wandering_rock</text:span></text:p>
            </table:table-cell>
            <table:table-cell table:style-name="ce13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13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3">wood_stump</text:span></text:p>
            </table:table-cell>
            <table:table-cell table:style-name="ce13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13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<text:span text:style-name="T1286">skeleton_1</text:span></text:p>
            </table:table-cell>
            <table:table-cell table:style-name="ce13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13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office:value-type="string" calcext:value-type="string">
              <text:p>skeleton_mage</text:p>
            </table:table-cell>
            <table:table-cell table:style-name="ce13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13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table:style-name="ce30" office:value-type="string" calcext:value-type="string">
              <text:p>skeleton_mage</text:p>
            </table:table-cell>
            <table:table-cell table:style-name="ce13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30" office:value-type="string" calcext:value-type="string">
              <text:p>swing</text:p>
            </table:table-cell>
            <table:table-cell table:style-name="ce13" table:formula="of:=VLOOKUP([.C23];[skills.A:skills.B];2;0)" office:value-type="string" calcext:value-type="string" office:string-value="Swing">
              <text:p>Swing</text:p>
            </table:table-cell>
            <table:table-cell table:style-name="ce30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22">
            <table:table-cell table:style-name="ce21" office:value-type="string" calcext:value-type="string">
              <text:p>mushroom_soldier</text:p>
            </table:table-cell>
            <table:table-cell table:style-name="ce13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13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21" office:value-type="string" calcext:value-type="string">
              <text:p>mushroom_thief</text:p>
            </table:table-cell>
            <table:table-cell table:style-name="ce13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30" office:value-type="string" calcext:value-type="string">
              <text:p>double whack</text:p>
            </table:table-cell>
            <table:table-cell table:style-name="ce13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21" office:value-type="string" calcext:value-type="string">
              <text:p>mushroom_mage</text:p>
            </table:table-cell>
            <table:table-cell table:style-name="ce13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13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21" office:value-type="string" calcext:value-type="string">
              <text:p>mushroom_cleric</text:p>
            </table:table-cell>
            <table:table-cell table:style-name="ce13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13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21" office:value-type="string" calcext:value-type="string">
              <text:p>mushroom_zombie</text:p>
            </table:table-cell>
            <table:table-cell table:style-name="ce13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13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table:style-name="ce21" office:value-type="string" calcext:value-type="string">
              <text:p>zombie</text:p>
            </table:table-cell>
            <table:table-cell table:style-name="ce13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13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table:style-name="ce21" office:value-type="string" calcext:value-type="string">
              <text:p>crocodile</text:p>
            </table:table-cell>
            <table:table-cell table:style-name="ce13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13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9">
            <table:table-cell table:style-name="ce21"/>
            <table:table-cell table:style-name="ce13"/>
            <table:table-cell table:number-columns-repeated="1024"/>
          </table:table-row>
          <table:table-row table:style-name="ro730">
            <table:table-cell table:style-name="ce21"/>
            <table:table-cell table:style-name="ce13"/>
            <table:table-cell table:number-columns-repeated="1024"/>
          </table:table-row>
          <table:table-row table:style-name="ro731">
            <table:table-cell table:style-name="ce21"/>
            <table:table-cell table:style-name="ce13"/>
            <table:table-cell table:number-columns-repeated="1024"/>
          </table:table-row>
          <table:table-row table:style-name="ro732">
            <table:table-cell table:style-name="ce21"/>
            <table:table-cell table:style-name="ce13"/>
            <table:table-cell table:number-columns-repeated="1024"/>
          </table:table-row>
          <table:table-row table:style-name="ro733">
            <table:table-cell table:style-name="ce21"/>
            <table:table-cell table:style-name="ce13"/>
            <table:table-cell table:number-columns-repeated="1024"/>
          </table:table-row>
          <table:table-row table:style-name="ro734">
            <table:table-cell table:style-name="ce21"/>
            <table:table-cell table:style-name="ce13"/>
            <table:table-cell table:number-columns-repeated="1024"/>
          </table:table-row>
          <table:table-row table:style-name="ro735">
            <table:table-cell table:style-name="ce21"/>
            <table:table-cell table:style-name="ce13"/>
            <table:table-cell table:number-columns-repeated="1024"/>
          </table:table-row>
          <table:table-row table:style-name="ro736">
            <table:table-cell table:style-name="ce21"/>
            <table:table-cell table:style-name="ce13"/>
            <table:table-cell table:number-columns-repeated="1024"/>
          </table:table-row>
          <table:table-row table:style-name="ro737">
            <table:table-cell table:style-name="ce21"/>
            <table:table-cell table:style-name="ce13"/>
            <table:table-cell table:number-columns-repeated="1024"/>
          </table:table-row>
          <table:table-row table:style-name="ro738">
            <table:table-cell table:style-name="ce21"/>
            <table:table-cell table:style-name="ce13"/>
            <table:table-cell table:number-columns-repeated="1024"/>
          </table:table-row>
          <table:table-row table:style-name="ro739">
            <table:table-cell table:style-name="ce21"/>
            <table:table-cell table:style-name="ce13"/>
            <table:table-cell table:number-columns-repeated="1024"/>
          </table:table-row>
          <table:table-row table:style-name="ro740">
            <table:table-cell table:number-columns-repeated="1024"/>
          </table:table-row>
          <table:table-row table:number-rows-repeated="22" table:style-name="ro698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header-columns/>
        <table:table-column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style-name="co89" table:default-cell-style-name="Default"/>
        <table:table-header-columns/>
        <table:table-column table:style-name="co90" table:default-cell-style-name="Default"/>
        <table:table-header-columns/>
        <table:table-column table:style-name="co91" table:default-cell-style-name="Default"/>
        <table:table-header-columns/>
        <table:table-column table:style-name="co92" table:default-cell-style-name="Default"/>
        <table:table-header-columns/>
        <table:table-column table:style-name="co93" table:default-cell-style-name="Default"/>
        <table:table-header-columns/>
        <table:table-column table:style-name="co94" table:default-cell-style-name="Default"/>
        <table:table-header-columns/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number-columns-repeated="1113" table:style-name="co98" table:default-cell-style-name="Default"/>
        <table:table-header-columns/>
        <table:table-column table:style-name="co81" table:default-cell-style-name="Default"/>
        <table:table-header-columns/>
        <table:table-row table:style-name="ro742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table:style-name="ce34" office:value-type="string" calcext:value-type="string">
            <text:p>is_offensive</text:p>
          </table:table-cell>
          <table:table-cell table:style-name="ce33" office:value-type="string" calcext:value-type="string">
            <text:p>weight_low_hp_ally</text:p>
          </table:table-cell>
          <table:table-cell table:style-name="ce33" office:value-type="string" calcext:value-type="string">
            <text:p>weight_high_hp_ally</text:p>
          </table:table-cell>
          <table:table-cell table:style-name="ce33" office:value-type="string" calcext:value-type="string">
            <text:p>weight_low_hp_enemy</text:p>
          </table:table-cell>
          <table:table-cell table:style-name="ce33" office:value-type="string" calcext:value-type="string">
            <text:p>weight_high_hp_enemy</text:p>
          </table:table-cell>
          <table:table-cell table:style-name="ce33" office:value-type="string" calcext:value-type="string">
            <text:p>target_self_is_valid</text:p>
          </table:table-cell>
          <table:table-cell table:style-name="ce33" office:value-type="string" calcext:value-type="string">
            <text:p>target_others_is_valid</text:p>
          </table:table-cell>
          <table:table-cell office:value-type="string" calcext:value-type="string">
            <text:p><text:span text:style-name="T1300">must_be_fighting</text:span></text:p>
          </table:table-cell>
          <table:table-cell office:value-type="string" calcext:value-type="string">
            <text:p><text:span text:style-name="T1301">can_be_practiced</text:span></text:p>
          </table:table-cell>
          <table:table-cell office:value-type="string" calcext:value-type="string">
            <text:p><text:span text:style-name="T1302">level_req</text:span></text:p>
          </table:table-cell>
          <table:table-cell office:value-type="string" calcext:value-type="string">
            <text:p><text:span text:style-name="T1303">use_perspectives</text:span></text:p>
          </table:table-cell>
          <table:table-cell table:style-name="ce13" office:value-type="string" calcext:value-type="string">
            <text:p><text:span text:style-name="T1304">FOUND</text:span></text:p>
          </table:table-cell>
          <table:table-cell office:value-type="string" calcext:value-type="string">
            <text:p><text:span text:style-name="T1305">description</text:span></text:p>
          </table:table-cell>
          <table:table-cell table:number-columns-repeated="1024"/>
        </table:table-row>
        <table:table-row table:style-name="ro743">
          <table:table-cell table:style-name="ce35" office:value-type="string" calcext:value-type="string">
            <text:p>swing</text:p>
          </table:table-cell>
          <table:table-cell table:style-name="ce35" office:value-type="string" calcext:value-type="string">
            <text:p>Swing</text:p>
          </table:table-cell>
          <table:table-cell table:style-name="ce35" office:value-type="string" calcext:value-type="string">
            <text:p>Swing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0.20000000000000001">
            <text:p>0.20000000000000001</text:p>
          </table:table-cell>
          <table:table-cell table:style-name="ce35" office:value-type="float" calcext:value-type="float" office:value="2">
            <text:p>2</text:p>
          </table:table-cell>
          <table:table-cell table:style-name="ce35" office:value-type="float" calcext:value-type="float" office:value="1">
            <text:p>1</text:p>
          </table:table-cell>
          <table:table-cell table:style-name="ce36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06">swing</text:span></text:p>
          </table:table-cell>
          <table:table-cell table:style-name="ce13" table:formula="of:=VLOOKUP([.N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BONUS.#END#</text:p>
          </table:table-cell>
          <table:table-cell table:number-columns-repeated="1024"/>
        </table:table-row>
        <table:table-row table:style-name="ro744">
          <table:table-cell table:style-name="ce37" office:value-type="string" calcext:value-type="string">
            <text:p>ethereal</text:p>
          </table:table-cell>
          <table:table-cell table:style-name="ce37" office:value-type="string" calcext:value-type="string">
            <text:p>Become Ethereal</text:p>
          </table:table-cell>
          <table:table-cell table:style-name="ce37" office:value-type="string" calcext:value-type="string">
            <text:p>BecomeEthereal</text:p>
          </table:table-cell>
          <table:table-cell table:style-name="ce37" office:value-type="float" calcext:value-type="float" office:value="0">
            <text:p>0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2">
            <text:p>2</text:p>
          </table:table-cell>
          <table:table-cell table:style-name="ce37" office:value-type="float" calcext:value-type="float" office:value="1">
            <text:p>1</text:p>
          </table:table-cell>
          <table:table-cell table:style-name="ce38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07">ethereal</text:span></text:p>
          </table:table-cell>
          <table:table-cell table:style-name="ce13" table:formula="of:=VLOOKUP([.N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BONUS.#END#</text:p>
          </table:table-cell>
          <table:table-cell table:number-columns-repeated="1024"/>
        </table:table-row>
        <table:table-row table:style-name="ro745">
          <table:table-cell table:style-name="ce39" office:value-type="string" calcext:value-type="string">
            <text:p>cure light wounds</text:p>
          </table:table-cell>
          <table:table-cell table:style-name="ce39" office:value-type="string" calcext:value-type="string">
            <text:p>Cure Light Wounds</text:p>
          </table:table-cell>
          <table:table-cell table:style-name="ce39" office:value-type="string" calcext:value-type="string">
            <text:p>CureLightWounds</text:p>
          </table:table-cell>
          <table:table-cell table:style-name="ce39" office:value-type="float" calcext:value-type="float" office:value="0">
            <text:p>0</text:p>
          </table:table-cell>
          <table:table-cell table:style-name="ce39" office:value-type="float" calcext:value-type="float" office:value="3">
            <text:p>3</text:p>
          </table:table-cell>
          <table:table-cell table:style-name="ce39" office:value-type="float" calcext:value-type="float" office:value="0">
            <text:p>0</text:p>
          </table:table-cell>
          <table:table-cell table:style-name="ce39" office:value-type="float" calcext:value-type="float" office:value="-1">
            <text:p>-1</text:p>
          </table:table-cell>
          <table:table-cell table:style-name="ce40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08">cure light wounds</text:span></text:p>
          </table:table-cell>
          <table:table-cell table:style-name="ce13" table:formula="of:=VLOOKUP([.N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Heal your target for 10 HP#END#+ Soul Amplified by BONUS.#END#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09">bash</text:span></text:p>
          </table:table-cell>
          <table:table-cell office:value-type="string" calcext:value-type="string">
            <text:p><text:span text:style-name="T1310">Bash</text:span></text:p>
          </table:table-cell>
          <table:table-cell office:value-type="string" calcext:value-type="string">
            <text:p><text:span text:style-name="T1311">Bash</text:span></text:p>
          </table:table-cell>
          <table:table-cell table:style-name="ce41"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2">bash</text:span></text:p>
          </table:table-cell>
          <table:table-cell table:style-name="ce13" table:formula="of:=VLOOKUP([.N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13">Swing at your target.#END#If damage is dealt:#END#Stun them for DURATION turns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14">double whack</text:span></text:p>
          </table:table-cell>
          <table:table-cell office:value-type="string" calcext:value-type="string">
            <text:p><text:span text:style-name="T1315">Double Whack</text:span></text:p>
          </table:table-cell>
          <table:table-cell office:value-type="string" calcext:value-type="string">
            <text:p><text:span text:style-name="T1316">DoubleWhack</text:span></text:p>
          </table:table-cell>
          <table:table-cell table:style-name="ce41"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17">double whack</text:span></text:p>
          </table:table-cell>
          <table:table-cell table:style-name="ce13" table:formula="of:=VLOOKUP([.N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Swiftly land two attacks.#END#Dealing physical damage amplified by BONUS.#END#Hit chance on the second attack is 45% always.#END#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18">smite</text:span></text:p>
          </table:table-cell>
          <table:table-cell office:value-type="string" calcext:value-type="string">
            <text:p><text:span text:style-name="T1319">Smite</text:span></text:p>
          </table:table-cell>
          <table:table-cell office:value-type="string" calcext:value-type="string">
            <text:p>DamageBySoul</text:p>
          </table:table-cell>
          <table:table-cell table:style-name="ce41"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0">smite</text:span></text:p>
          </table:table-cell>
          <table:table-cell table:style-name="ce13" table:formula="of:=VLOOKUP([.N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21">Smite your target.#END#Dealing pure damage amplified by DMG-AMP.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22">mage armor</text:span></text:p>
          </table:table-cell>
          <table:table-cell office:value-type="string" calcext:value-type="string">
            <text:p><text:span text:style-name="T1323">Mage Armor</text:span></text:p>
          </table:table-cell>
          <table:table-cell office:value-type="string" calcext:value-type="string">
            <text:p><text:span text:style-name="T1324">MageArmor</text:span></text:p>
          </table:table-cell>
          <table:table-cell table:style-name="ce41" office:value-type="float" calcext:value-type="float" office:value="0">
            <text:p>0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5">mage armor</text:span></text:p>
          </table:table-cell>
          <table:table-cell table:style-name="ce13" table:formula="of:=VLOOKUP([.N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Infuse yourself with magicka.#END#Convert BONUS damage received to magicka drain.#END#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26">magic missile</text:span></text:p>
          </table:table-cell>
          <table:table-cell office:value-type="string" calcext:value-type="string">
            <text:p><text:span text:style-name="T1327">Magic Missile</text:span></text:p>
          </table:table-cell>
          <table:table-cell office:value-type="string" calcext:value-type="string">
            <text:p>DamageByMind</text:p>
          </table:table-cell>
          <table:table-cell table:style-name="ce41"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8">magic missile</text:span></text:p>
          </table:table-cell>
          <table:table-cell table:style-name="ce13" table:formula="of:=VLOOKUP([.N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29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51">
          <table:table-cell table:style-name="ce35" office:value-type="string" calcext:value-type="string">
            <text:p>nudge</text:p>
          </table:table-cell>
          <table:table-cell table:style-name="ce35" office:value-type="string" calcext:value-type="string">
            <text:p>Nudge</text:p>
          </table:table-cell>
          <table:table-cell table:style-name="ce35" office:value-type="string" calcext:value-type="string">
            <text:p>Swing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0.20000000000000001">
            <text:p>0.20000000000000001</text:p>
          </table:table-cell>
          <table:table-cell table:style-name="ce35" office:value-type="float" calcext:value-type="float" office:value="2">
            <text:p>2</text:p>
          </table:table-cell>
          <table:table-cell table:style-name="ce35" office:value-type="float" calcext:value-type="float" office:value="1">
            <text:p>1</text:p>
          </table:table-cell>
          <table:table-cell table:style-name="ce36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30">nudge</text:span></text:p>
          </table:table-cell>
          <table:table-cell table:style-name="ce13" table:formula="of:=VLOOKUP([.N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31">The monster variant of a swing!#END#</text:span></text:p>
          </table:table-cell>
          <table:table-cell table:number-columns-repeated="1024"/>
        </table:table-row>
        <table:table-row table:style-name="ro752">
          <table:table-cell table:style-name="ce39" office:value-type="string" calcext:value-type="string">
            <text:p>regen_hp30</text:p>
          </table:table-cell>
          <table:table-cell table:style-name="ce39" office:value-type="string" calcext:value-type="string">
            <text:p>Minor Health Regen</text:p>
          </table:table-cell>
          <table:table-cell table:style-name="ce39" office:value-type="string" calcext:value-type="string">
            <text:p>RegenHP30</text:p>
          </table:table-cell>
          <table:table-cell table:style-name="ce39" office:value-type="float" calcext:value-type="float" office:value="0">
            <text:p>0</text:p>
          </table:table-cell>
          <table:table-cell table:style-name="ce39" office:value-type="float" calcext:value-type="float" office:value="0.20000000000000001">
            <text:p>0.20000000000000001</text:p>
          </table:table-cell>
          <table:table-cell table:style-name="ce39" office:value-type="float" calcext:value-type="float" office:value="2">
            <text:p>2</text:p>
          </table:table-cell>
          <table:table-cell table:style-name="ce39" office:value-type="float" calcext:value-type="float" office:value="1">
            <text:p>1</text:p>
          </table:table-cell>
          <table:table-cell table:style-name="ce40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32">cure light wounds</text:span></text:p>
          </table:table-cell>
          <table:table-cell table:style-name="ce13" table:formula="of:=VLOOKUP([.N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33">Regenerate 30% of max Health.#END#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334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35">RegenMP30</text:span></text:p>
          </table:table-cell>
          <table:table-cell table:style-name="ce41" office:value-type="float" calcext:value-type="float" office:value="0">
            <text:p>0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36">cure light wounds</text:span></text:p>
          </table:table-cell>
          <table:table-cell table:style-name="ce13" table:formula="of:=VLOOKUP([.N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37">Regenerate 30% of max Magicka.#END#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30" office:value-type="string" calcext:value-type="string">
            <text:p>DamageByGrit</text:p>
          </table:table-cell>
          <table:table-cell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table:style-name="ce21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13" table:formula="of:=VLOOKUP([.N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30" office:value-type="string" calcext:value-type="string">
            <text:p>DamageByFlow</text:p>
          </table:table-cell>
          <table:table-cell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table:style-name="ce21" office:value-type="float" calcext:value-type="float" office:value="0">
            <text:p>0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6">
            <text:p>6</text:p>
          </table:table-cell>
          <table:table-cell table:style-name="ce30" office:value-type="string" calcext:value-type="string">
            <text:p>swing</text:p>
          </table:table-cell>
          <table:table-cell table:style-name="ce13" table:formula="of:=VLOOKUP([.N14];[use_perspectives.A:use_perspectives.B];2;0)" office:value-type="string" calcext:value-type="string" office:string-value="use_swing">
            <text:p>use_swing</text:p>
          </table:table-cell>
          <table:table-cell table:style-name="ce30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30" office:value-type="string" calcext:value-type="string">
            <text:p>DamageBySoul</text:p>
          </table:table-cell>
          <table:table-cell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table:style-name="ce21" office:value-type="float" calcext:value-type="float" office:value="0">
            <text:p>0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13" table:formula="of:=VLOOKUP([.N15];[use_perspectives.A:use_perspectives.B];2;0)" office:value-type="string" calcext:value-type="string" office:string-value="use_holy_arrow">
            <text:p>use_holy_arrow</text:p>
          </table:table-cell>
          <table:table-cell table:style-name="ce30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30" office:value-type="string" calcext:value-type="string">
            <text:p>DamageByMind</text:p>
          </table:table-cell>
          <table:table-cell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table:style-name="ce21" office:value-type="float" calcext:value-type="float" office:value="0">
            <text:p>0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13" table:formula="of:=VLOOKUP([.N16];[use_perspectives.A:use_perspectives.B];2;0)" office:value-type="string" calcext:value-type="string" office:string-value="use_mana_bolt">
            <text:p>use_mana_bolt</text:p>
          </table:table-cell>
          <table:table-cell table:style-name="ce30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8">
          <table:table-cell table:style-name="ce37" office:value-type="string" calcext:value-type="string">
            <text:p>enrage</text:p>
          </table:table-cell>
          <table:table-cell table:style-name="ce37" office:value-type="string" calcext:value-type="string">
            <text:p>Enrage</text:p>
          </table:table-cell>
          <table:table-cell table:style-name="ce37" office:value-type="string" calcext:value-type="string">
            <text:p>Enrage</text:p>
          </table:table-cell>
          <table:table-cell table:style-name="ce37" office:value-type="float" calcext:value-type="float" office:value="0">
            <text:p>0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2">
            <text:p>2</text:p>
          </table:table-cell>
          <table:table-cell table:style-name="ce37" office:value-type="float" calcext:value-type="float" office:value="1">
            <text:p>1</text:p>
          </table:table-cell>
          <table:table-cell table:style-name="ce38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13" table:formula="of:=VLOOKUP([.N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table:style-name="ce41" office:value-type="float" calcext:value-type="float" office:value="1">
            <text:p>1</text:p>
          </table:table-cell>
          <table:table-cell table:style-name="ce30" office:value-type="float" calcext:value-type="float" office:value="0.20000000000000001">
            <text:p>0.2000000000000000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1">
            <text:p>1</text:p>
          </table:table-cell>
          <table:table-cell table:style-name="ce41" office:value-type="float" calcext:value-type="float" office:value="0.5">
            <text:p>0.5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style-name="ro760">
          <table:table-cell table:style-name="ce39" office:value-type="string" calcext:value-type="string">
            <text:p>leech</text:p>
          </table:table-cell>
          <table:table-cell table:style-name="ce39" office:value-type="string" calcext:value-type="string">
            <text:p>Leech</text:p>
          </table:table-cell>
          <table:table-cell table:style-name="ce39" office:value-type="string" calcext:value-type="string">
            <text:p>Leech</text:p>
          </table:table-cell>
          <table:table-cell table:style-name="ce39" office:value-type="float" calcext:value-type="float" office:value="0">
            <text:p>0</text:p>
          </table:table-cell>
          <table:table-cell table:style-name="ce39" office:value-type="float" calcext:value-type="float" office:value="0.59999999999999998">
            <text:p>0.59999999999999998</text:p>
          </table:table-cell>
          <table:table-cell table:style-name="ce39" office:value-type="float" calcext:value-type="float" office:value="1">
            <text:p>1</text:p>
          </table:table-cell>
          <table:table-cell table:style-name="ce39" office:value-type="float" calcext:value-type="float" office:value="1">
            <text:p>1</text:p>
          </table:table-cell>
          <table:table-cell table:style-name="ce40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19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Become thirsty for blood, heal whenever dealing physical damage.#END#</text:p>
          </table:table-cell>
          <table:table-cell table:number-columns-repeated="1024"/>
        </table:table-row>
        <table:table-row table:style-name="ro761">
          <table:table-cell table:style-name="ce37" office:value-type="string" calcext:value-type="string">
            <text:p>thorns</text:p>
          </table:table-cell>
          <table:table-cell table:style-name="ce37" office:value-type="string" calcext:value-type="string">
            <text:p>Thorns</text:p>
          </table:table-cell>
          <table:table-cell table:style-name="ce37" office:value-type="string" calcext:value-type="string">
            <text:p>Thorns</text:p>
          </table:table-cell>
          <table:table-cell table:style-name="ce37" office:value-type="float" calcext:value-type="float" office:value="0">
            <text:p>0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3">
            <text:p>3</text:p>
          </table:table-cell>
          <table:table-cell table:style-name="ce37" office:value-type="float" calcext:value-type="float" office:value="1">
            <text:p>1</text:p>
          </table:table-cell>
          <table:table-cell table:style-name="ce38" office:value-type="float" calcext:value-type="float" office:value="0.5">
            <text:p>0.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13" table:formula="of:=VLOOKUP([.N20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Reflect BONUS% of physical damage received back.#END#</text:p>
          </table:table-cell>
          <table:table-cell table:number-columns-repeated="1024"/>
        </table:table-row>
        <table:table-row table:number-rows-repeated="44" table:style-name="ro741">
          <table:table-cell table:number-columns-repeated="1024"/>
        </table:table-row>
      </table:table>
      <table:table table:name="skill_script_values" table:style-name="ta10"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number-columns-repeated="1117" table:style-name="co103" table:default-cell-style-name="Default"/>
        <table:table-header-columns/>
        <table:table-column table:style-name="co99" table:default-cell-style-name="Default"/>
        <table:table-header-columns/>
        <table:table-row table:style-name="ro763">
          <table:table-cell table:style-name="ce42" office:value-type="string" calcext:value-type="string">
            <text:p>skill_id</text:p>
          </table:table-cell>
          <table:table-cell table:style-name="ce42" office:value-type="string" calcext:value-type="string">
            <text:p>FOUND</text:p>
          </table:table-cell>
          <table:table-cell table:style-name="ce42" office:value-type="string" calcext:value-type="string">
            <text:p>value_name</text:p>
          </table:table-cell>
          <table:table-cell table:style-name="ce42" office:value-type="string" calcext:value-type="string">
            <text:p>value0</text:p>
          </table:table-cell>
          <table:table-cell table:style-name="ce42" office:value-type="string" calcext:value-type="string">
            <text:p>value1</text:p>
          </table:table-cell>
          <table:table-cell table:style-name="ce42" office:value-type="string" calcext:value-type="string">
            <text:p>value2</text:p>
          </table:table-cell>
          <table:table-cell table:style-name="ce42" office:value-type="string" calcext:value-type="string">
            <text:p>value3</text:p>
          </table:table-cell>
          <table:table-cell table:style-name="ce42" office:value-type="string" calcext:value-type="string">
            <text:p>value4</text:p>
          </table:table-cell>
          <table:table-cell table:style-name="ce42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22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64">
          <table:table-cell table:style-name="ce43" office:value-type="string" calcext:value-type="string">
            <text:p>bash</text:p>
          </table:table-cell>
          <table:table-cell table:style-name="ce44" table:formula="of:=VLOOKUP([.A2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chance</text:p>
          </table:table-cell>
          <table:table-cell table:style-name="ce45" office:value-type="string" calcext:value-type="string">
            <text:p>0,60</text:p>
          </table:table-cell>
          <table:table-cell table:style-name="ce45" office:value-type="string" calcext:value-type="string">
            <text:p>0,65</text:p>
          </table:table-cell>
          <table:table-cell table:style-name="ce45" office:value-type="string" calcext:value-type="string">
            <text:p>0,65</text:p>
          </table:table-cell>
          <table:table-cell table:style-name="ce45" office:value-type="string" calcext:value-type="string">
            <text:p>0,75</text:p>
          </table:table-cell>
          <table:table-cell table:style-name="ce45" office:value-type="string" calcext:value-type="string">
            <text:p>0,80</text:p>
          </table:table-cell>
          <table:table-cell table:style-name="ce45" office:value-type="string" calcext:value-type="string">
            <text:p>0,85</text:p>
          </table:table-cell>
          <table:table-cell table:number-columns-repeated="1024"/>
        </table:table-row>
        <table:table-row table:style-name="ro765">
          <table:table-cell table:style-name="ce43" office:value-type="string" calcext:value-type="string">
            <text:p>bash</text:p>
          </table:table-cell>
          <table:table-cell table:style-name="ce44" table:formula="of:=VLOOKUP([.A3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cooldown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4">
            <text:p>4</text:p>
          </table:table-cell>
          <table:table-cell table:number-columns-repeated="1024"/>
        </table:table-row>
        <table:table-row table:style-name="ro766">
          <table:table-cell table:style-name="ce43" office:value-type="string" calcext:value-type="string">
            <text:p>bash</text:p>
          </table:table-cell>
          <table:table-cell table:style-name="ce44" table:formula="of:=VLOOKUP([.A4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767">
          <table:table-cell table:style-name="ce43" office:value-type="string" calcext:value-type="string">
            <text:p>bash</text:p>
          </table:table-cell>
          <table:table-cell table:style-name="ce44" table:formula="of:=VLOOKUP([.A5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duratio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2">
            <text:p>2</text:p>
          </table:table-cell>
          <table:table-cell table:style-name="ce45" office:value-type="float" calcext:value-type="float" office:value="2">
            <text:p>2</text:p>
          </table:table-cell>
          <table:table-cell table:style-name="ce45" office:value-type="float" calcext:value-type="float" office:value="2">
            <text:p>2</text:p>
          </table:table-cell>
          <table:table-cell table:style-name="ce45" office:value-type="float" calcext:value-type="float" office:value="3">
            <text:p>3</text:p>
          </table:table-cell>
          <table:table-cell table:number-columns-repeated="1024"/>
        </table:table-row>
        <table:table-row table:style-name="ro768">
          <table:table-cell table:style-name="ce43" office:value-type="string" calcext:value-type="string">
            <text:p>bash</text:p>
          </table:table-cell>
          <table:table-cell table:style-name="ce44" table:formula="of:=VLOOKUP([.A6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5" office:value-type="float" calcext:value-type="float" office:value="120">
            <text:p>120</text:p>
          </table:table-cell>
          <table:table-cell table:number-columns-repeated="1024"/>
        </table:table-row>
        <table:table-row table:style-name="ro769">
          <table:table-cell table:style-name="ce43" office:value-type="string" calcext:value-type="string">
            <text:p>bash</text:p>
          </table:table-cell>
          <table:table-cell table:style-name="ce44" table:formula="of:=VLOOKUP([.A7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mp_cost</text:p>
          </table:table-cell>
          <table:table-cell table:style-name="ce45" office:value-type="float" calcext:value-type="float" office:value="0">
            <text:p>0</text:p>
          </table:table-cell>
          <table:table-cell table:style-name="ce45" office:value-type="float" calcext:value-type="float" office:value="0">
            <text:p>0</text:p>
          </table:table-cell>
          <table:table-cell table:style-name="ce45" office:value-type="float" calcext:value-type="float" office:value="5">
            <text:p>5</text:p>
          </table:table-cell>
          <table:table-cell table:style-name="ce45" office:value-type="float" calcext:value-type="float" office:value="5">
            <text:p>5</text:p>
          </table:table-cell>
          <table:table-cell table:style-name="ce45" office:value-type="float" calcext:value-type="float" office:value="10">
            <text:p>10</text:p>
          </table:table-cell>
          <table:table-cell table:style-name="ce45" office:value-type="float" calcext:value-type="float" office:value="15">
            <text:p>15</text:p>
          </table:table-cell>
          <table:table-cell table:number-columns-repeated="1024"/>
        </table:table-row>
        <table:table-row table:style-name="ro770">
          <table:table-cell table:style-name="ce43" office:value-type="string" calcext:value-type="string">
            <text:p>bash</text:p>
          </table:table-cell>
          <table:table-cell table:style-name="ce44" table:formula="of:=VLOOKUP([.A8];[skills.A:skills.B];2;0)" office:value-type="string" calcext:value-type="string" office:string-value="Bash">
            <text:p>Bash</text:p>
          </table:table-cell>
          <table:table-cell table:style-name="ce43" office:value-type="string" calcext:value-type="string">
            <text:p>damage</text:p>
          </table:table-cell>
          <table:table-cell table:style-name="ce45" office:value-type="float" calcext:value-type="float" office:value="8">
            <text:p>8</text:p>
          </table:table-cell>
          <table:table-cell table:style-name="ce45" office:value-type="float" calcext:value-type="float" office:value="8">
            <text:p>8</text:p>
          </table:table-cell>
          <table:table-cell table:style-name="ce45" office:value-type="float" calcext:value-type="float" office:value="8">
            <text:p>8</text:p>
          </table:table-cell>
          <table:table-cell table:style-name="ce45" office:value-type="float" calcext:value-type="float" office:value="8">
            <text:p>8</text:p>
          </table:table-cell>
          <table:table-cell table:style-name="ce45" office:value-type="float" calcext:value-type="float" office:value="8">
            <text:p>8</text:p>
          </table:table-cell>
          <table:table-cell table:style-name="ce45" office:value-type="float" calcext:value-type="float" office:value="8">
            <text:p>8</text:p>
          </table:table-cell>
          <table:table-cell table:number-columns-repeated="1024"/>
        </table:table-row>
        <table:table-row table:style-name="ro771">
          <table:table-cell table:style-name="ce43" office:value-type="string" calcext:value-type="string">
            <text:p>cure light wounds</text:p>
          </table:table-cell>
          <table:table-cell table:style-name="ce44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43" office:value-type="string" calcext:value-type="string">
            <text:p>chance</text:p>
          </table:table-cell>
          <table:table-cell table:style-name="ce45" office:value-type="string" calcext:value-type="string">
            <text:p>0,70</text:p>
          </table:table-cell>
          <table:table-cell table:style-name="ce45" office:value-type="string" calcext:value-type="string">
            <text:p>0,75</text:p>
          </table:table-cell>
          <table:table-cell table:style-name="ce45" office:value-type="string" calcext:value-type="string">
            <text:p>0,80</text:p>
          </table:table-cell>
          <table:table-cell table:style-name="ce45" office:value-type="string" calcext:value-type="string">
            <text:p>0,85</text:p>
          </table:table-cell>
          <table:table-cell table:style-name="ce46"/>
          <table:table-cell table:number-columns-repeated="1024"/>
        </table:table-row>
        <table:table-row table:style-name="ro772">
          <table:table-cell table:style-name="ce43" office:value-type="string" calcext:value-type="string">
            <text:p>cure light wounds</text:p>
          </table:table-cell>
          <table:table-cell table:style-name="ce44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47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6"/>
          <table:table-cell table:number-columns-repeated="1024"/>
        </table:table-row>
        <table:table-row table:style-name="ro773">
          <table:table-cell table:style-name="ce43" office:value-type="string" calcext:value-type="string">
            <text:p>cure light wounds</text:p>
          </table:table-cell>
          <table:table-cell table:style-name="ce44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47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/>
          <table:table-cell table:number-columns-repeated="1024"/>
        </table:table-row>
        <table:table-row table:style-name="ro774">
          <table:table-cell table:style-name="ce43" office:value-type="string" calcext:value-type="string">
            <text:p>cure light wounds</text:p>
          </table:table-cell>
          <table:table-cell table:style-name="ce44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6"/>
          <table:table-cell table:number-columns-repeated="1024"/>
        </table:table-row>
        <table:table-row table:style-name="ro775">
          <table:table-cell table:style-name="ce43" office:value-type="string" calcext:value-type="string">
            <text:p>cure light wounds</text:p>
          </table:table-cell>
          <table:table-cell table:style-name="ce44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47" office:value-type="string" calcext:value-type="string">
            <text:p>mp_cost</text:p>
          </table:table-cell>
          <table:table-cell table:style-name="ce45" office:value-type="float" calcext:value-type="float" office:value="2">
            <text:p>2</text:p>
          </table:table-cell>
          <table:table-cell table:style-name="ce45" office:value-type="float" calcext:value-type="float" office:value="4">
            <text:p>4</text:p>
          </table:table-cell>
          <table:table-cell table:style-name="ce45" office:value-type="float" calcext:value-type="float" office:value="6">
            <text:p>6</text:p>
          </table:table-cell>
          <table:table-cell table:style-name="ce45" office:value-type="float" calcext:value-type="float" office:value="8">
            <text:p>8</text:p>
          </table:table-cell>
          <table:table-cell table:style-name="ce46"/>
          <table:table-cell table:number-columns-repeated="1024"/>
        </table:table-row>
        <table:table-row table:style-name="ro776">
          <table:table-cell table:style-name="ce43" office:value-type="string" calcext:value-type="string">
            <text:p>cure light wounds</text:p>
          </table:table-cell>
          <table:table-cell table:style-name="ce44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7">
          <table:table-cell table:style-name="ce43" office:value-type="string" calcext:value-type="string">
            <text:p>double whack</text:p>
          </table:table-cell>
          <table:table-cell table:style-name="ce44" table:formula="of:=VLOOKUP([.A15];[skills.A:skills.B];2;0)" office:value-type="string" calcext:value-type="string" office:string-value="Double Whack">
            <text:p>Double Whack</text:p>
          </table:table-cell>
          <table:table-cell table:style-name="ce43" office:value-type="string" calcext:value-type="string">
            <text:p>chance</text:p>
          </table:table-cell>
          <table:table-cell table:style-name="ce45" office:value-type="string" calcext:value-type="string">
            <text:p>0,70</text:p>
          </table:table-cell>
          <table:table-cell table:style-name="ce45" office:value-type="string" calcext:value-type="string">
            <text:p>0,75</text:p>
          </table:table-cell>
          <table:table-cell table:style-name="ce45" office:value-type="string" calcext:value-type="string">
            <text:p>0,80</text:p>
          </table:table-cell>
          <table:table-cell table:style-name="ce45" office:value-type="string" calcext:value-type="string">
            <text:p>0,80</text:p>
          </table:table-cell>
          <table:table-cell table:style-name="ce45" office:value-type="string" calcext:value-type="string">
            <text:p>0,85</text:p>
          </table:table-cell>
          <table:table-cell table:style-name="ce45" office:value-type="string" calcext:value-type="string">
            <text:p>0,90</text:p>
          </table:table-cell>
          <table:table-cell table:number-columns-repeated="1024"/>
        </table:table-row>
        <table:table-row table:style-name="ro778">
          <table:table-cell table:style-name="ce47" office:value-type="string" calcext:value-type="string">
            <text:p>double whack</text:p>
          </table:table-cell>
          <table:table-cell table:style-name="ce44" table:formula="of:=VLOOKUP([.A16];[skills.A:skills.B];2;0)" office:value-type="string" calcext:value-type="string" office:string-value="Double Whack">
            <text:p>Double Whack</text:p>
          </table:table-cell>
          <table:table-cell table:style-name="ce47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779">
          <table:table-cell table:style-name="ce47" office:value-type="string" calcext:value-type="string">
            <text:p>double whack</text:p>
          </table:table-cell>
          <table:table-cell table:style-name="ce44" table:formula="of:=VLOOKUP([.A17];[skills.A:skills.B];2;0)" office:value-type="string" calcext:value-type="string" office:string-value="Double Whack">
            <text:p>Double Whack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table:number-columns-repeated="1024"/>
        </table:table-row>
        <table:table-row table:style-name="ro780">
          <table:table-cell table:style-name="ce47" office:value-type="string" calcext:value-type="string">
            <text:p>double whack</text:p>
          </table:table-cell>
          <table:table-cell table:style-name="ce44" table:formula="of:=VLOOKUP([.A18];[skills.A:skills.B];2;0)" office:value-type="string" calcext:value-type="string" office:string-value="Double Whack">
            <text:p>Double Whack</text:p>
          </table:table-cell>
          <table:table-cell table:style-name="ce47" office:value-type="string" calcext:value-type="string">
            <text:p>mp_cost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5">
            <text:p>15</text:p>
          </table:table-cell>
          <table:table-cell table:style-name="ce48" office:value-type="float" calcext:value-type="float" office:value="15">
            <text:p>15</text:p>
          </table:table-cell>
          <table:table-cell table:number-columns-repeated="1024"/>
        </table:table-row>
        <table:table-row table:style-name="ro781">
          <table:table-cell table:style-name="ce47" office:value-type="string" calcext:value-type="string">
            <text:p>double whack</text:p>
          </table:table-cell>
          <table:table-cell table:style-name="ce44" table:formula="of:=VLOOKUP([.A19];[skills.A:skills.B];2;0)" office:value-type="string" calcext:value-type="string" office:string-value="Double Whack">
            <text:p>Double Whack</text:p>
          </table:table-cell>
          <table:table-cell table:style-name="ce47" office:value-type="string" calcext:value-type="string">
            <text:p>damage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2">
            <text:p>2</text:p>
          </table:table-cell>
          <table:table-cell table:style-name="ce48" office:value-type="float" calcext:value-type="float" office:value="3">
            <text:p>3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6">
            <text:p>6</text:p>
          </table:table-cell>
          <table:table-cell table:number-columns-repeated="1024"/>
        </table:table-row>
        <table:table-row table:style-name="ro782">
          <table:table-cell table:style-name="ce47" office:value-type="string" calcext:value-type="string">
            <text:p>double whack</text:p>
          </table:table-cell>
          <table:table-cell table:style-name="ce44" table:formula="of:=VLOOKUP([.A20];[skills.A:skills.B];2;0)" office:value-type="string" calcext:value-type="string" office:string-value="Double Whack">
            <text:p>Double Whack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number-columns-repeated="1024"/>
        </table:table-row>
        <table:table-row table:style-name="ro783">
          <table:table-cell table:style-name="ce47" office:value-type="string" calcext:value-type="string">
            <text:p>ethereal</text:p>
          </table:table-cell>
          <table:table-cell table:style-name="ce44" table:formula="of:=VLOOKUP([.A21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0,70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50"/>
          <table:table-cell table:number-columns-repeated="1024"/>
        </table:table-row>
        <table:table-row table:style-name="ro784">
          <table:table-cell table:style-name="ce47" office:value-type="string" calcext:value-type="string">
            <text:p>ethereal</text:p>
          </table:table-cell>
          <table:table-cell table:style-name="ce44" table:formula="of:=VLOOKUP([.A22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number-columns-repeated="1024"/>
        </table:table-row>
        <table:table-row table:style-name="ro785">
          <table:table-cell table:style-name="ce47" office:value-type="string" calcext:value-type="string">
            <text:p>ethereal</text:p>
          </table:table-cell>
          <table:table-cell table:style-name="ce44" table:formula="of:=VLOOKUP([.A23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bonus</text:p>
          </table:table-cell>
          <table:table-cell table:style-name="ce49" office:value-type="string" calcext:value-type="string">
            <text:p>3,00</text:p>
          </table:table-cell>
          <table:table-cell table:style-name="ce49" office:value-type="string" calcext:value-type="string">
            <text:p>2,50</text:p>
          </table:table-cell>
          <table:table-cell table:style-name="ce49" office:value-type="string" calcext:value-type="string">
            <text:p>2,00</text:p>
          </table:table-cell>
          <table:table-cell table:style-name="ce49" office:value-type="string" calcext:value-type="string">
            <text:p>1,50</text:p>
          </table:table-cell>
          <table:table-cell table:style-name="ce50"/>
          <table:table-cell table:number-columns-repeated="1024"/>
        </table:table-row>
        <table:table-row table:style-name="ro786">
          <table:table-cell table:style-name="ce47" office:value-type="string" calcext:value-type="string">
            <text:p>ethereal</text:p>
          </table:table-cell>
          <table:table-cell table:style-name="ce44" table:formula="of:=VLOOKUP([.A24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6"/>
          <table:table-cell table:style-name="ce51"/>
          <table:table-cell table:number-columns-repeated="1024"/>
        </table:table-row>
        <table:table-row table:style-name="ro787">
          <table:table-cell table:style-name="ce47" office:value-type="string" calcext:value-type="string">
            <text:p>ethereal</text:p>
          </table:table-cell>
          <table:table-cell table:style-name="ce44" table:formula="of:=VLOOKUP([.A25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mp_cost</text:p>
          </table:table-cell>
          <table:table-cell table:style-name="ce48" office:value-type="float" calcext:value-type="float" office:value="0">
            <text:p>0</text:p>
          </table:table-cell>
          <table:table-cell table:style-name="ce48" office:value-type="float" calcext:value-type="float" office:value="0">
            <text:p>0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10">
            <text:p>10</text:p>
          </table:table-cell>
          <table:table-cell table:style-name="ce51"/>
          <table:table-cell table:number-columns-repeated="1024"/>
        </table:table-row>
        <table:table-row table:style-name="ro788">
          <table:table-cell table:style-name="ce47" office:value-type="string" calcext:value-type="string">
            <text:p>ethereal</text:p>
          </table:table-cell>
          <table:table-cell table:style-name="ce44" table:formula="of:=VLOOKUP([.A26];[skills.A:skills.B];2;0)" office:value-type="string" calcext:value-type="string" office:string-value="Become Ethereal">
            <text:p>Become Ethereal</text:p>
          </table:table-cell>
          <table:table-cell table:style-name="ce47" office:value-type="string" calcext:value-type="string">
            <text:p>duration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6">
            <text:p>6</text:p>
          </table:table-cell>
          <table:table-cell table:style-name="ce48" office:value-type="float" calcext:value-type="float" office:value="7">
            <text:p>7</text:p>
          </table:table-cell>
          <table:table-cell table:style-name="ce51"/>
          <table:table-cell table:number-columns-repeated="1024"/>
        </table:table-row>
        <table:table-row table:style-name="ro789">
          <table:table-cell table:style-name="ce47" office:value-type="string" calcext:value-type="string">
            <text:p>mage armor</text:p>
          </table:table-cell>
          <table:table-cell table:style-name="ce44" table:formula="of:=VLOOKUP([.A27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0,7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90</text:p>
          </table:table-cell>
          <table:table-cell table:style-name="ce50"/>
          <table:table-cell table:number-columns-repeated="1024"/>
        </table:table-row>
        <table:table-row table:style-name="ro790">
          <table:table-cell table:style-name="ce47" office:value-type="string" calcext:value-type="string">
            <text:p>mage armor</text:p>
          </table:table-cell>
          <table:table-cell table:style-name="ce44" table:formula="of:=VLOOKUP([.A28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8">
            <text:p>8</text:p>
          </table:table-cell>
          <table:table-cell table:style-name="ce48" office:value-type="float" calcext:value-type="float" office:value="7">
            <text:p>7</text:p>
          </table:table-cell>
          <table:table-cell table:style-name="ce48" office:value-type="float" calcext:value-type="float" office:value="6">
            <text:p>6</text:p>
          </table:table-cell>
          <table:table-cell table:style-name="ce51"/>
          <table:table-cell table:number-columns-repeated="1024"/>
        </table:table-row>
        <table:table-row table:style-name="ro791">
          <table:table-cell table:style-name="ce47" office:value-type="string" calcext:value-type="string">
            <text:p>mage armor</text:p>
          </table:table-cell>
          <table:table-cell table:style-name="ce44" table:formula="of:=VLOOKUP([.A29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bonus</text:p>
          </table:table-cell>
          <table:table-cell table:style-name="ce49" office:value-type="string" calcext:value-type="string">
            <text:p>0,50</text:p>
          </table:table-cell>
          <table:table-cell table:style-name="ce49" office:value-type="string" calcext:value-type="string">
            <text:p>0,70</text:p>
          </table:table-cell>
          <table:table-cell table:style-name="ce49" office:value-type="string" calcext:value-type="string">
            <text:p>0,80</text:p>
          </table:table-cell>
          <table:table-cell table:style-name="ce50"/>
          <table:table-cell table:number-columns-repeated="1024"/>
        </table:table-row>
        <table:table-row table:style-name="ro792">
          <table:table-cell table:style-name="ce47" office:value-type="string" calcext:value-type="string">
            <text:p>mage armor</text:p>
          </table:table-cell>
          <table:table-cell table:style-name="ce44" table:formula="of:=VLOOKUP([.A30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duration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6">
            <text:p>6</text:p>
          </table:table-cell>
          <table:table-cell table:style-name="ce51"/>
          <table:table-cell table:number-columns-repeated="1024"/>
        </table:table-row>
        <table:table-row table:style-name="ro793">
          <table:table-cell table:style-name="ce47" office:value-type="string" calcext:value-type="string">
            <text:p>mage armor</text:p>
          </table:table-cell>
          <table:table-cell table:style-name="ce44" table:formula="of:=VLOOKUP([.A31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6"/>
          <table:table-cell/>
          <table:table-cell table:style-name="ce51"/>
          <table:table-cell table:number-columns-repeated="1024"/>
        </table:table-row>
        <table:table-row table:style-name="ro794">
          <table:table-cell table:style-name="ce47" office:value-type="string" calcext:value-type="string">
            <text:p>mage armor</text:p>
          </table:table-cell>
          <table:table-cell table:style-name="ce44" table:formula="of:=VLOOKUP([.A32];[skills.A:skills.B];2;0)" office:value-type="string" calcext:value-type="string" office:string-value="Mage Armor">
            <text:p>Mage Armor</text:p>
          </table:table-cell>
          <table:table-cell table:style-name="ce47" office:value-type="string" calcext:value-type="string">
            <text:p>mp_cost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30">
            <text:p>30</text:p>
          </table:table-cell>
          <table:table-cell table:style-name="ce48" office:value-type="float" calcext:value-type="float" office:value="40">
            <text:p>40</text:p>
          </table:table-cell>
          <table:table-cell table:style-name="ce51"/>
          <table:table-cell table:number-columns-repeated="1024"/>
        </table:table-row>
        <table:table-row table:style-name="ro795">
          <table:table-cell table:style-name="ce47" office:value-type="string" calcext:value-type="string">
            <text:p>magic missile</text:p>
          </table:table-cell>
          <table:table-cell table:style-name="ce44" table:formula="of:=VLOOKUP([.A33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style-name="ce49" office:value-type="string" calcext:value-type="string">
            <text:p>1,00</text:p>
          </table:table-cell>
          <table:table-cell table:number-columns-repeated="1024"/>
        </table:table-row>
        <table:table-row table:style-name="ro796">
          <table:table-cell table:style-name="ce47" office:value-type="string" calcext:value-type="string">
            <text:p>magic missile</text:p>
          </table:table-cell>
          <table:table-cell table:style-name="ce44" table:formula="of:=VLOOKUP([.A34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number-columns-repeated="1024"/>
        </table:table-row>
        <table:table-row table:style-name="ro797">
          <table:table-cell table:style-name="ce47" office:value-type="string" calcext:value-type="string">
            <text:p>magic missile</text:p>
          </table:table-cell>
          <table:table-cell table:style-name="ce44" table:formula="of:=VLOOKUP([.A35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bonus</text:p>
          </table:table-cell>
          <table:table-cell table:style-name="ce45" office:value-type="string" calcext:value-type="string">
            <text:p>0,15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style-name="ce45" office:value-type="string" calcext:value-type="string">
            <text:p>0,22</text:p>
          </table:table-cell>
          <table:table-cell table:style-name="ce45" office:value-type="string" calcext:value-type="string">
            <text:p>0,24</text:p>
          </table:table-cell>
          <table:table-cell table:style-name="ce45" office:value-type="string" calcext:value-type="string">
            <text:p>0,26</text:p>
          </table:table-cell>
          <table:table-cell table:number-columns-repeated="1024"/>
        </table:table-row>
        <table:table-row table:style-name="ro798">
          <table:table-cell table:style-name="ce47" office:value-type="string" calcext:value-type="string">
            <text:p>magic missile</text:p>
          </table:table-cell>
          <table:table-cell table:style-name="ce44" table:formula="of:=VLOOKUP([.A36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table:number-columns-repeated="1024"/>
        </table:table-row>
        <table:table-row table:style-name="ro799">
          <table:table-cell table:style-name="ce47" office:value-type="string" calcext:value-type="string">
            <text:p>magic missile</text:p>
          </table:table-cell>
          <table:table-cell table:style-name="ce44" table:formula="of:=VLOOKUP([.A37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mp_cost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5">
            <text:p>5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5">
            <text:p>15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25">
            <text:p>25</text:p>
          </table:table-cell>
          <table:table-cell table:number-columns-repeated="1024"/>
        </table:table-row>
        <table:table-row table:style-name="ro800">
          <table:table-cell table:style-name="ce47" office:value-type="string" calcext:value-type="string">
            <text:p>magic missile</text:p>
          </table:table-cell>
          <table:table-cell table:style-name="ce44" table:formula="of:=VLOOKUP([.A38];[skills.A:skills.B];2;0)" office:value-type="string" calcext:value-type="string" office:string-value="Magic Missile">
            <text:p>Magic Missile</text:p>
          </table:table-cell>
          <table:table-cell table:style-name="ce47" office:value-type="string" calcext:value-type="string">
            <text:p>damage</text:p>
          </table:table-cell>
          <table:table-cell table:style-name="ce52" office:value-type="float" calcext:value-type="float" office:value="5">
            <text:p>5</text:p>
          </table:table-cell>
          <table:table-cell table:style-name="ce52" office:value-type="float" calcext:value-type="float" office:value="7">
            <text:p>7</text:p>
          </table:table-cell>
          <table:table-cell table:style-name="ce52" office:value-type="float" calcext:value-type="float" office:value="9">
            <text:p>9</text:p>
          </table:table-cell>
          <table:table-cell table:style-name="ce52" office:value-type="float" calcext:value-type="float" office:value="11">
            <text:p>11</text:p>
          </table:table-cell>
          <table:table-cell table:style-name="ce53" office:value-type="float" calcext:value-type="float" office:value="13">
            <text:p>13</text:p>
          </table:table-cell>
          <table:table-cell table:style-name="ce21" office:value-type="float" calcext:value-type="float" office:value="15">
            <text:p>15</text:p>
          </table:table-cell>
          <table:table-cell table:number-columns-repeated="1024"/>
        </table:table-row>
        <table:table-row table:style-name="ro801">
          <table:table-cell table:style-name="ce47" office:value-type="string" calcext:value-type="string">
            <text:p>nudge</text:p>
          </table:table-cell>
          <table:table-cell table:style-name="ce44" table:formula="of:=VLOOKUP([.A39];[skills.A:skills.B];2;0)" office:value-type="string" calcext:value-type="string" office:string-value="Nudge">
            <text:p>Nudge</text:p>
          </table:table-cell>
          <table:table-cell table:style-name="ce47" office:value-type="string" calcext:value-type="string">
            <text:p>chance</text:p>
          </table:table-cell>
          <table:table-cell table:style-name="ce48" office:value-type="string" calcext:value-type="string">
            <text:p>0,65</text:p>
          </table:table-cell>
          <table:table-cell table:style-name="ce49" office:value-type="string" calcext:value-type="string">
            <text:p>0,70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0</text:p>
          </table:table-cell>
          <table:table-cell table:number-columns-repeated="1024"/>
        </table:table-row>
        <table:table-row table:style-name="ro802">
          <table:table-cell table:style-name="ce47" office:value-type="string" calcext:value-type="string">
            <text:p>nudge</text:p>
          </table:table-cell>
          <table:table-cell table:style-name="ce44" table:formula="of:=VLOOKUP([.A40];[skills.A:skills.B];2;0)" office:value-type="string" calcext:value-type="string" office:string-value="Nudge">
            <text:p>Nudge</text:p>
          </table:table-cell>
          <table:table-cell table:style-name="ce47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03">
          <table:table-cell table:style-name="ce47" office:value-type="string" calcext:value-type="string">
            <text:p>nudge</text:p>
          </table:table-cell>
          <table:table-cell table:style-name="ce44" table:formula="of:=VLOOKUP([.A41];[skills.A:skills.B];2;0)" office:value-type="string" calcext:value-type="string" office:string-value="Nudge">
            <text:p>Nudge</text:p>
          </table:table-cell>
          <table:table-cell table:style-name="ce47" office:value-type="string" calcext:value-type="string">
            <text:p>bonus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number-columns-repeated="1024"/>
        </table:table-row>
        <table:table-row table:style-name="ro804">
          <table:table-cell table:style-name="ce47" office:value-type="string" calcext:value-type="string">
            <text:p>nudge</text:p>
          </table:table-cell>
          <table:table-cell table:style-name="ce44" table:formula="of:=VLOOKUP([.A42];[skills.A:skills.B];2;0)" office:value-type="string" calcext:value-type="string" office:string-value="Nudge">
            <text:p>Nudge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40">
            <text:p>40</text:p>
          </table:table-cell>
          <table:table-cell table:style-name="ce48" office:value-type="float" calcext:value-type="float" office:value="60">
            <text:p>60</text:p>
          </table:table-cell>
          <table:table-cell table:style-name="ce48" office:value-type="float" calcext:value-type="float" office:value="80">
            <text:p>80</text:p>
          </table:table-cell>
          <table:table-cell table:style-name="ce48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5">
          <table:table-cell table:style-name="ce47" office:value-type="string" calcext:value-type="string">
            <text:p>nudge</text:p>
          </table:table-cell>
          <table:table-cell table:style-name="ce44" table:formula="of:=VLOOKUP([.A43];[skills.A:skills.B];2;0)" office:value-type="string" calcext:value-type="string" office:string-value="Nudge">
            <text:p>Nudge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">
            <text:p>1</text:p>
          </table:table-cell>
          <table:table-cell table:style-name="ce52" office:value-type="float" calcext:value-type="float" office:value="5">
            <text:p>5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5">
            <text:p>15</text:p>
          </table:table-cell>
          <table:table-cell table:style-name="ce53" office:value-type="float" calcext:value-type="float" office:value="20">
            <text:p>20</text:p>
          </table:table-cell>
          <table:table-cell table:style-name="ce53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6">
          <table:table-cell table:style-name="ce47" office:value-type="string" calcext:value-type="string">
            <text:p>regen_hp30</text:p>
          </table:table-cell>
          <table:table-cell table:style-name="ce44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1,00</text:p>
          </table:table-cell>
          <table:table-cell table:style-name="ce50"/>
          <table:table-cell table:number-columns-repeated="1024"/>
        </table:table-row>
        <table:table-row table:style-name="ro807">
          <table:table-cell table:style-name="ce47" office:value-type="string" calcext:value-type="string">
            <text:p>regen_hp30</text:p>
          </table:table-cell>
          <table:table-cell table:style-name="ce44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number-columns-repeated="1024"/>
        </table:table-row>
        <table:table-row table:style-name="ro808">
          <table:table-cell table:style-name="ce47" office:value-type="string" calcext:value-type="string">
            <text:p>regen_hp30</text:p>
          </table:table-cell>
          <table:table-cell table:style-name="ce44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number-columns-repeated="1024"/>
        </table:table-row>
        <table:table-row table:style-name="ro809">
          <table:table-cell table:style-name="ce47" office:value-type="string" calcext:value-type="string">
            <text:p>regen_mp30</text:p>
          </table:table-cell>
          <table:table-cell table:style-name="ce44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1,00</text:p>
          </table:table-cell>
          <table:table-cell table:style-name="ce50"/>
          <table:table-cell table:number-columns-repeated="1024"/>
        </table:table-row>
        <table:table-row table:style-name="ro810">
          <table:table-cell table:style-name="ce47" office:value-type="string" calcext:value-type="string">
            <text:p>regen_mp30</text:p>
          </table:table-cell>
          <table:table-cell table:style-name="ce44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number-columns-repeated="1024"/>
        </table:table-row>
        <table:table-row table:style-name="ro811">
          <table:table-cell table:style-name="ce47" office:value-type="string" calcext:value-type="string">
            <text:p>regen_mp30</text:p>
          </table:table-cell>
          <table:table-cell table:style-name="ce44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1">
            <text:p>1</text:p>
          </table:table-cell>
          <table:table-cell table:style-name="ce51"/>
          <table:table-cell table:number-columns-repeated="1024"/>
        </table:table-row>
        <table:table-row table:style-name="ro812">
          <table:table-cell table:style-name="ce47" office:value-type="string" calcext:value-type="string">
            <text:p>smite</text:p>
          </table:table-cell>
          <table:table-cell table:style-name="ce44" table:formula="of:=VLOOKUP([.A50];[skills.A:skills.B];2;0)" office:value-type="string" calcext:value-type="string" office:string-value="Smite">
            <text:p>Smite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20">
            <text:p>20</text:p>
          </table:table-cell>
          <table:table-cell table:style-name="ce52" office:value-type="float" calcext:value-type="float" office:value="20">
            <text:p>20</text:p>
          </table:table-cell>
          <table:table-cell table:number-columns-repeated="1024"/>
        </table:table-row>
        <table:table-row table:style-name="ro813">
          <table:table-cell table:style-name="ce47" office:value-type="string" calcext:value-type="string">
            <text:p>smite</text:p>
          </table:table-cell>
          <table:table-cell table:style-name="ce44" table:formula="of:=VLOOKUP([.A51];[skills.A:skills.B];2;0)" office:value-type="string" calcext:value-type="string" office:string-value="Smite">
            <text:p>Smite</text:p>
          </table:table-cell>
          <table:table-cell table:style-name="ce47" office:value-type="string" calcext:value-type="string">
            <text:p>chance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14">
          <table:table-cell table:style-name="ce47" office:value-type="string" calcext:value-type="string">
            <text:p>smite</text:p>
          </table:table-cell>
          <table:table-cell table:style-name="ce44" table:formula="of:=VLOOKUP([.A52];[skills.A:skills.B];2;0)" office:value-type="string" calcext:value-type="string" office:string-value="Smite">
            <text:p>Smite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number-columns-repeated="1024"/>
        </table:table-row>
        <table:table-row table:style-name="ro815">
          <table:table-cell table:style-name="ce47" office:value-type="string" calcext:value-type="string">
            <text:p>smite</text:p>
          </table:table-cell>
          <table:table-cell table:style-name="ce44" table:formula="of:=VLOOKUP([.A53];[skills.A:skills.B];2;0)" office:value-type="string" calcext:value-type="string" office:string-value="Smite">
            <text:p>Smite</text:p>
          </table:table-cell>
          <table:table-cell table:style-name="ce47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816">
          <table:table-cell table:style-name="ce47" office:value-type="string" calcext:value-type="string">
            <text:p>smite</text:p>
          </table:table-cell>
          <table:table-cell table:style-name="ce44" table:formula="of:=VLOOKUP([.A54];[skills.A:skills.B];2;0)" office:value-type="string" calcext:value-type="string" office:string-value="Smite">
            <text:p>Smite</text:p>
          </table:table-cell>
          <table:table-cell table:style-name="ce47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table:number-columns-repeated="1024"/>
        </table:table-row>
        <table:table-row table:style-name="ro817">
          <table:table-cell table:style-name="ce47" office:value-type="string" calcext:value-type="string">
            <text:p>smite</text:p>
          </table:table-cell>
          <table:table-cell table:style-name="ce44" table:formula="of:=VLOOKUP([.A55];[skills.A:skills.B];2;0)" office:value-type="string" calcext:value-type="string" office:string-value="Smite">
            <text:p>Smite</text:p>
          </table:table-cell>
          <table:table-cell table:style-name="ce47" office:value-type="string" calcext:value-type="string">
            <text:p>mp_cost</text:p>
          </table:table-cell>
          <table:table-cell table:style-name="ce48" office:value-type="float" calcext:value-type="float" office:value="2">
            <text:p>2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8">
            <text:p>8</text:p>
          </table:table-cell>
          <table:table-cell table:style-name="ce48" office:value-type="float" calcext:value-type="float" office:value="12">
            <text:p>12</text:p>
          </table:table-cell>
          <table:table-cell table:style-name="ce48" office:value-type="float" calcext:value-type="float" office:value="16">
            <text:p>16</text:p>
          </table:table-cell>
          <table:table-cell table:style-name="ce48" office:value-type="float" calcext:value-type="float" office:value="20">
            <text:p>20</text:p>
          </table:table-cell>
          <table:table-cell table:number-columns-repeated="1024"/>
        </table:table-row>
        <table:table-row table:style-name="ro818">
          <table:table-cell table:style-name="ce47" office:value-type="string" calcext:value-type="string">
            <text:p>swing</text:p>
          </table:table-cell>
          <table:table-cell table:style-name="ce44" table:formula="of:=VLOOKUP([.A56];[skills.A:skills.B];2;0)" office:value-type="string" calcext:value-type="string" office:string-value="Swing">
            <text:p>Swing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5">
            <text:p>5</text:p>
          </table:table-cell>
          <table:table-cell table:style-name="ce52" office:value-type="float" calcext:value-type="float" office:value="7">
            <text:p>7</text:p>
          </table:table-cell>
          <table:table-cell table:style-name="ce52" office:value-type="float" calcext:value-type="float" office:value="9">
            <text:p>9</text:p>
          </table:table-cell>
          <table:table-cell table:style-name="ce52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9">
          <table:table-cell table:style-name="ce47" office:value-type="string" calcext:value-type="string">
            <text:p>swing</text:p>
          </table:table-cell>
          <table:table-cell table:style-name="ce44" table:formula="of:=VLOOKUP([.A57];[skills.A:skills.B];2;0)" office:value-type="string" calcext:value-type="string" office:string-value="Swing">
            <text:p>Swing</text:p>
          </table:table-cell>
          <table:table-cell table:style-name="ce47" office:value-type="string" calcext:value-type="string">
            <text:p>chance</text:p>
          </table:table-cell>
          <table:table-cell table:style-name="ce48" office:value-type="string" calcext:value-type="string">
            <text:p>0,75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20">
          <table:table-cell table:style-name="ce47" office:value-type="string" calcext:value-type="string">
            <text:p>swing</text:p>
          </table:table-cell>
          <table:table-cell table:style-name="ce44" table:formula="of:=VLOOKUP([.A58];[skills.A:skills.B];2;0)" office:value-type="string" calcext:value-type="string" office:string-value="Swing">
            <text:p>Swing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1">
            <text:p>1</text:p>
          </table:table-cell>
          <table:table-cell table:number-columns-repeated="1024"/>
        </table:table-row>
        <table:table-row table:style-name="ro821">
          <table:table-cell table:style-name="ce47" office:value-type="string" calcext:value-type="string">
            <text:p>swing</text:p>
          </table:table-cell>
          <table:table-cell table:style-name="ce44" table:formula="of:=VLOOKUP([.A59];[skills.A:skills.B];2;0)" office:value-type="string" calcext:value-type="string" office:string-value="Swing">
            <text:p>Swing</text:p>
          </table:table-cell>
          <table:table-cell table:style-name="ce47" office:value-type="string" calcext:value-type="string">
            <text:p>bonus</text:p>
          </table:table-cell>
          <table:table-cell table:style-name="ce49" office:value-type="string" calcext:value-type="string">
            <text:p>0,1</text:p>
          </table:table-cell>
          <table:table-cell table:style-name="ce49" office:value-type="string" calcext:value-type="string">
            <text:p>0,12</text:p>
          </table:table-cell>
          <table:table-cell table:style-name="ce49" office:value-type="string" calcext:value-type="string">
            <text:p>0,14</text:p>
          </table:table-cell>
          <table:table-cell table:style-name="ce49" office:value-type="string" calcext:value-type="string">
            <text:p>0,16</text:p>
          </table:table-cell>
          <table:table-cell table:style-name="ce49" office:value-type="string" calcext:value-type="string">
            <text:p>0,18</text:p>
          </table:table-cell>
          <table:table-cell table:style-name="ce49" office:value-type="string" calcext:value-type="string">
            <text:p>0,20</text:p>
          </table:table-cell>
          <table:table-cell table:number-columns-repeated="1024"/>
        </table:table-row>
        <table:table-row table:style-name="ro822">
          <table:table-cell table:style-name="ce47" office:value-type="string" calcext:value-type="string">
            <text:p>swing</text:p>
          </table:table-cell>
          <table:table-cell table:style-name="ce44" table:formula="of:=VLOOKUP([.A60];[skills.A:skills.B];2;0)" office:value-type="string" calcext:value-type="string" office:string-value="Swing">
            <text:p>Swing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40">
            <text:p>40</text:p>
          </table:table-cell>
          <table:table-cell table:style-name="ce48" office:value-type="float" calcext:value-type="float" office:value="60">
            <text:p>60</text:p>
          </table:table-cell>
          <table:table-cell table:style-name="ce48" office:value-type="float" calcext:value-type="float" office:value="80">
            <text:p>80</text:p>
          </table:table-cell>
          <table:table-cell table:style-name="ce48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table:number-columns-repeated="1024"/>
        </table:table-row>
        <table:table-row table:style-name="ro823">
          <table:table-cell table:style-name="ce47" office:value-type="string" calcext:value-type="string">
            <text:p>heavy hit</text:p>
          </table:table-cell>
          <table:table-cell table:style-name="ce44" table:formula="of:=VLOOKUP([.A61];[skills.A:skills.B];2;0)" office:value-type="string" calcext:value-type="string" office:string-value="Heavy Hit">
            <text:p>Heavy Hit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1">
            <text:p>11</text:p>
          </table:table-cell>
          <table:table-cell table:style-name="ce52" office:value-type="float" calcext:value-type="float" office:value="12">
            <text:p>12</text:p>
          </table:table-cell>
          <table:table-cell table:style-name="ce52" office:value-type="float" calcext:value-type="float" office:value="13">
            <text:p>13</text:p>
          </table:table-cell>
          <table:table-cell table:style-name="ce52" office:value-type="float" calcext:value-type="float" office:value="14">
            <text:p>14</text:p>
          </table:table-cell>
          <table:table-cell table:style-name="ce52" office:value-type="float" calcext:value-type="float" office:value="15">
            <text:p>15</text:p>
          </table:table-cell>
          <table:table-cell table:style-name="ce30"/>
          <table:table-cell table:number-columns-repeated="1024" table:style-name="ce30"/>
        </table:table-row>
        <table:table-row table:style-name="ro824">
          <table:table-cell table:style-name="ce47" office:value-type="string" calcext:value-type="string">
            <text:p>heavy hit</text:p>
          </table:table-cell>
          <table:table-cell table:style-name="ce44" table:formula="of:=VLOOKUP([.A62];[skills.A:skills.B];2;0)" office:value-type="string" calcext:value-type="string" office:string-value="Heavy Hit">
            <text:p>Heavy Hit</text:p>
          </table:table-cell>
          <table:table-cell table:style-name="ce43" office:value-type="string" calcext:value-type="string">
            <text:p>chance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25">
          <table:table-cell table:style-name="ce47" office:value-type="string" calcext:value-type="string">
            <text:p>heavy hit</text:p>
          </table:table-cell>
          <table:table-cell table:style-name="ce44" table:formula="of:=VLOOKUP([.A63];[skills.A:skills.B];2;0)" office:value-type="string" calcext:value-type="string" office:string-value="Heavy Hit">
            <text:p>Heavy Hit</text:p>
          </table:table-cell>
          <table:table-cell table:style-name="ce43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number-columns-repeated="1024"/>
        </table:table-row>
        <table:table-row table:style-name="ro826">
          <table:table-cell table:style-name="ce47" office:value-type="string" calcext:value-type="string">
            <text:p>heavy hit</text:p>
          </table:table-cell>
          <table:table-cell table:style-name="ce44" table:formula="of:=VLOOKUP([.A64];[skills.A:skills.B];2;0)" office:value-type="string" calcext:value-type="string" office:string-value="Heavy Hit">
            <text:p>Heavy Hit</text:p>
          </table:table-cell>
          <table:table-cell table:style-name="ce43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827">
          <table:table-cell table:style-name="ce47" office:value-type="string" calcext:value-type="string">
            <text:p>heavy hit</text:p>
          </table:table-cell>
          <table:table-cell table:style-name="ce44" table:formula="of:=VLOOKUP([.A65];[skills.A:skills.B];2;0)" office:value-type="string" calcext:value-type="string" office:string-value="Heavy Hit">
            <text:p>Heavy Hit</text:p>
          </table:table-cell>
          <table:table-cell table:style-name="ce43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5" office:value-type="float" calcext:value-type="float" office:value="120">
            <text:p>120</text:p>
          </table:table-cell>
          <table:table-cell table:number-columns-repeated="1024"/>
        </table:table-row>
        <table:table-row table:style-name="ro828">
          <table:table-cell table:style-name="ce47" office:value-type="string" calcext:value-type="string">
            <text:p>fast strike</text:p>
          </table:table-cell>
          <table:table-cell table:style-name="ce44" table:formula="of:=VLOOKUP([.A66];[skills.A:skills.B];2;0)" office:value-type="string" calcext:value-type="string" office:string-value="Fast Strike">
            <text:p>Fast Strike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1">
            <text:p>11</text:p>
          </table:table-cell>
          <table:table-cell table:style-name="ce52" office:value-type="float" calcext:value-type="float" office:value="12">
            <text:p>12</text:p>
          </table:table-cell>
          <table:table-cell table:style-name="ce52" office:value-type="float" calcext:value-type="float" office:value="13">
            <text:p>13</text:p>
          </table:table-cell>
          <table:table-cell table:style-name="ce52" office:value-type="float" calcext:value-type="float" office:value="14">
            <text:p>14</text:p>
          </table:table-cell>
          <table:table-cell table:style-name="ce52" office:value-type="float" calcext:value-type="float" office:value="15">
            <text:p>15</text:p>
          </table:table-cell>
          <table:table-cell table:number-columns-repeated="1024"/>
        </table:table-row>
        <table:table-row table:style-name="ro829">
          <table:table-cell table:style-name="ce47" office:value-type="string" calcext:value-type="string">
            <text:p>fast strike</text:p>
          </table:table-cell>
          <table:table-cell table:style-name="ce44" table:formula="of:=VLOOKUP([.A67];[skills.A:skills.B];2;0)" office:value-type="string" calcext:value-type="string" office:string-value="Fast Strike">
            <text:p>Fast Strike</text:p>
          </table:table-cell>
          <table:table-cell table:style-name="ce43" office:value-type="string" calcext:value-type="string">
            <text:p>chance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30">
          <table:table-cell table:style-name="ce47" office:value-type="string" calcext:value-type="string">
            <text:p>fast strike</text:p>
          </table:table-cell>
          <table:table-cell table:style-name="ce44" table:formula="of:=VLOOKUP([.A68];[skills.A:skills.B];2;0)" office:value-type="string" calcext:value-type="string" office:string-value="Fast Strike">
            <text:p>Fast Strike</text:p>
          </table:table-cell>
          <table:table-cell table:style-name="ce43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number-columns-repeated="1024"/>
        </table:table-row>
        <table:table-row table:style-name="ro831">
          <table:table-cell table:style-name="ce47" office:value-type="string" calcext:value-type="string">
            <text:p>fast strike</text:p>
          </table:table-cell>
          <table:table-cell table:style-name="ce44" table:formula="of:=VLOOKUP([.A69];[skills.A:skills.B];2;0)" office:value-type="string" calcext:value-type="string" office:string-value="Fast Strike">
            <text:p>Fast Strike</text:p>
          </table:table-cell>
          <table:table-cell table:style-name="ce43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832">
          <table:table-cell table:style-name="ce47" office:value-type="string" calcext:value-type="string">
            <text:p>fast strike</text:p>
          </table:table-cell>
          <table:table-cell table:style-name="ce44" table:formula="of:=VLOOKUP([.A70];[skills.A:skills.B];2;0)" office:value-type="string" calcext:value-type="string" office:string-value="Fast Strike">
            <text:p>Fast Strike</text:p>
          </table:table-cell>
          <table:table-cell table:style-name="ce43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5" office:value-type="float" calcext:value-type="float" office:value="120">
            <text:p>120</text:p>
          </table:table-cell>
          <table:table-cell table:number-columns-repeated="1024"/>
        </table:table-row>
        <table:table-row table:style-name="ro833">
          <table:table-cell table:style-name="ce47" office:value-type="string" calcext:value-type="string">
            <text:p>holy arrow</text:p>
          </table:table-cell>
          <table:table-cell table:style-name="ce44" table:formula="of:=VLOOKUP([.A71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5">
            <text:p>15</text:p>
          </table:table-cell>
          <table:table-cell table:number-columns-repeated="1024"/>
        </table:table-row>
        <table:table-row table:style-name="ro834">
          <table:table-cell table:style-name="ce47" office:value-type="string" calcext:value-type="string">
            <text:p>holy arrow</text:p>
          </table:table-cell>
          <table:table-cell table:style-name="ce44" table:formula="of:=VLOOKUP([.A72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chance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35">
          <table:table-cell table:style-name="ce47" office:value-type="string" calcext:value-type="string">
            <text:p>holy arrow</text:p>
          </table:table-cell>
          <table:table-cell table:style-name="ce44" table:formula="of:=VLOOKUP([.A73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number-columns-repeated="1024"/>
        </table:table-row>
        <table:table-row table:style-name="ro836">
          <table:table-cell table:style-name="ce47" office:value-type="string" calcext:value-type="string">
            <text:p>holy arrow</text:p>
          </table:table-cell>
          <table:table-cell table:style-name="ce44" table:formula="of:=VLOOKUP([.A74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bonus</text:p>
          </table:table-cell>
          <table:table-cell table:style-name="ce45" office:value-type="string" calcext:value-type="string">
            <text:p>0,20</text:p>
          </table:table-cell>
          <table:table-cell table:style-name="ce45" office:value-type="string" calcext:value-type="string">
            <text:p>0,22</text:p>
          </table:table-cell>
          <table:table-cell table:style-name="ce45" office:value-type="string" calcext:value-type="string">
            <text:p>0,24</text:p>
          </table:table-cell>
          <table:table-cell table:style-name="ce45" office:value-type="string" calcext:value-type="string">
            <text:p>0,26</text:p>
          </table:table-cell>
          <table:table-cell table:style-name="ce45" office:value-type="string" calcext:value-type="string">
            <text:p>0,28</text:p>
          </table:table-cell>
          <table:table-cell table:style-name="ce45" office:value-type="string" calcext:value-type="string">
            <text:p>0,30</text:p>
          </table:table-cell>
          <table:table-cell table:number-columns-repeated="1024"/>
        </table:table-row>
        <table:table-row table:style-name="ro837">
          <table:table-cell table:style-name="ce47" office:value-type="string" calcext:value-type="string">
            <text:p>holy arrow</text:p>
          </table:table-cell>
          <table:table-cell table:style-name="ce44" table:formula="of:=VLOOKUP([.A75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5" office:value-type="float" calcext:value-type="float" office:value="120">
            <text:p>120</text:p>
          </table:table-cell>
          <table:table-cell table:number-columns-repeated="1024"/>
        </table:table-row>
        <table:table-row table:style-name="ro838">
          <table:table-cell table:style-name="ce43" office:value-type="string" calcext:value-type="string">
            <text:p>holy arrow</text:p>
          </table:table-cell>
          <table:table-cell table:style-name="ce44" table:formula="of:=VLOOKUP([.A76];[skills.A:skills.B];2;0)" office:value-type="string" calcext:value-type="string" office:string-value="Holy Arrow">
            <text:p>Holy Arrow</text:p>
          </table:table-cell>
          <table:table-cell table:style-name="ce43" office:value-type="string" calcext:value-type="string">
            <text:p>mp_cost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8">
            <text:p>8</text:p>
          </table:table-cell>
          <table:table-cell table:style-name="ce48" office:value-type="float" calcext:value-type="float" office:value="12">
            <text:p>12</text:p>
          </table:table-cell>
          <table:table-cell table:style-name="ce48" office:value-type="float" calcext:value-type="float" office:value="16">
            <text:p>16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26">
            <text:p>26</text:p>
          </table:table-cell>
          <table:table-cell table:number-columns-repeated="1024"/>
        </table:table-row>
        <table:table-row table:style-name="ro839">
          <table:table-cell table:style-name="ce47" office:value-type="string" calcext:value-type="string">
            <text:p>mana bolt</text:p>
          </table:table-cell>
          <table:table-cell table:style-name="ce44" table:formula="of:=VLOOKUP([.A77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1">
            <text:p>11</text:p>
          </table:table-cell>
          <table:table-cell table:style-name="ce52" office:value-type="float" calcext:value-type="float" office:value="12">
            <text:p>12</text:p>
          </table:table-cell>
          <table:table-cell table:style-name="ce52" office:value-type="float" calcext:value-type="float" office:value="13">
            <text:p>13</text:p>
          </table:table-cell>
          <table:table-cell table:style-name="ce52" office:value-type="float" calcext:value-type="float" office:value="14">
            <text:p>14</text:p>
          </table:table-cell>
          <table:table-cell table:style-name="ce52" office:value-type="float" calcext:value-type="float" office:value="15">
            <text:p>15</text:p>
          </table:table-cell>
          <table:table-cell table:style-name="ce52" office:value-type="float" calcext:value-type="float" office:value="16">
            <text:p>16</text:p>
          </table:table-cell>
          <table:table-cell table:number-columns-repeated="1024"/>
        </table:table-row>
        <table:table-row table:style-name="ro840">
          <table:table-cell table:style-name="ce47" office:value-type="string" calcext:value-type="string">
            <text:p>mana bolt</text:p>
          </table:table-cell>
          <table:table-cell table:style-name="ce44" table:formula="of:=VLOOKUP([.A78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chance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style-name="ce49" office:value-type="string" calcext:value-type="string">
            <text:p>0,95</text:p>
          </table:table-cell>
          <table:table-cell table:number-columns-repeated="1024"/>
        </table:table-row>
        <table:table-row table:style-name="ro841">
          <table:table-cell table:style-name="ce43" office:value-type="string" calcext:value-type="string">
            <text:p>mana bolt</text:p>
          </table:table-cell>
          <table:table-cell table:style-name="ce44" table:formula="of:=VLOOKUP([.A79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cooldown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style-name="ce45" office:value-type="float" calcext:value-type="float" office:value="1">
            <text:p>1</text:p>
          </table:table-cell>
          <table:table-cell table:number-columns-repeated="1024"/>
        </table:table-row>
        <table:table-row table:style-name="ro842">
          <table:table-cell table:style-name="ce43" office:value-type="string" calcext:value-type="string">
            <text:p>mana bolt</text:p>
          </table:table-cell>
          <table:table-cell table:style-name="ce44" table:formula="of:=VLOOKUP([.A80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bonus</text:p>
          </table:table-cell>
          <table:table-cell table:style-name="ce45" office:value-type="string" calcext:value-type="string">
            <text:p>0,20</text:p>
          </table:table-cell>
          <table:table-cell table:style-name="ce45" office:value-type="string" calcext:value-type="string">
            <text:p>0,22</text:p>
          </table:table-cell>
          <table:table-cell table:style-name="ce45" office:value-type="string" calcext:value-type="string">
            <text:p>0,24</text:p>
          </table:table-cell>
          <table:table-cell table:style-name="ce45" office:value-type="string" calcext:value-type="string">
            <text:p>0,26</text:p>
          </table:table-cell>
          <table:table-cell table:style-name="ce45" office:value-type="string" calcext:value-type="string">
            <text:p>0,28</text:p>
          </table:table-cell>
          <table:table-cell table:style-name="ce45" office:value-type="string" calcext:value-type="string">
            <text:p>0,30</text:p>
          </table:table-cell>
          <table:table-cell table:number-columns-repeated="1024"/>
        </table:table-row>
        <table:table-row table:style-name="ro843">
          <table:table-cell table:style-name="ce43" office:value-type="string" calcext:value-type="string">
            <text:p>mana bolt</text:p>
          </table:table-cell>
          <table:table-cell table:style-name="ce44" table:formula="of:=VLOOKUP([.A81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levels</text:p>
          </table:table-cell>
          <table:table-cell table:style-name="ce45" office:value-type="float" calcext:value-type="float" office:value="20">
            <text:p>20</text:p>
          </table:table-cell>
          <table:table-cell table:style-name="ce45" office:value-type="float" calcext:value-type="float" office:value="40">
            <text:p>40</text:p>
          </table:table-cell>
          <table:table-cell table:style-name="ce45" office:value-type="float" calcext:value-type="float" office:value="60">
            <text:p>60</text:p>
          </table:table-cell>
          <table:table-cell table:style-name="ce45" office:value-type="float" calcext:value-type="float" office:value="80">
            <text:p>80</text:p>
          </table:table-cell>
          <table:table-cell table:style-name="ce45" office:value-type="float" calcext:value-type="float" office:value="100">
            <text:p>100</text:p>
          </table:table-cell>
          <table:table-cell table:style-name="ce45" office:value-type="float" calcext:value-type="float" office:value="120">
            <text:p>120</text:p>
          </table:table-cell>
          <table:table-cell table:number-columns-repeated="1024"/>
        </table:table-row>
        <table:table-row table:style-name="ro844">
          <table:table-cell table:style-name="ce43" office:value-type="string" calcext:value-type="string">
            <text:p>mana bolt</text:p>
          </table:table-cell>
          <table:table-cell table:style-name="ce44" table:formula="of:=VLOOKUP([.A82];[skills.A:skills.B];2;0)" office:value-type="string" calcext:value-type="string" office:string-value="Mana Bolt">
            <text:p>Mana Bolt</text:p>
          </table:table-cell>
          <table:table-cell table:style-name="ce43" office:value-type="string" calcext:value-type="string">
            <text:p>mp_cost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5">
            <text:p>15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25">
            <text:p>25</text:p>
          </table:table-cell>
          <table:table-cell table:style-name="ce48" office:value-type="float" calcext:value-type="float" office:value="30">
            <text:p>30</text:p>
          </table:table-cell>
          <table:table-cell table:style-name="ce48" office:value-type="float" calcext:value-type="float" office:value="35">
            <text:p>35</text:p>
          </table:table-cell>
          <table:table-cell table:number-columns-repeated="1024"/>
        </table:table-row>
        <table:table-row table:style-name="ro845">
          <table:table-cell table:style-name="ce47" office:value-type="string" calcext:value-type="string">
            <text:p>enrage</text:p>
          </table:table-cell>
          <table:table-cell table:style-name="ce44" table:formula="of:=VLOOKUP([.A83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hp_cost</text:p>
          </table:table-cell>
          <table:table-cell table:style-name="ce48" office:value-type="float" calcext:value-type="float" office:value="2">
            <text:p>2</text:p>
          </table:table-cell>
          <table:table-cell table:style-name="ce48" office:value-type="float" calcext:value-type="float" office:value="4">
            <text:p>4</text:p>
          </table:table-cell>
          <table:table-cell table:style-name="ce48" office:value-type="float" calcext:value-type="float" office:value="8">
            <text:p>8</text:p>
          </table:table-cell>
          <table:table-cell table:style-name="ce48" office:value-type="float" calcext:value-type="float" office:value="16">
            <text:p>16</text:p>
          </table:table-cell>
          <table:table-cell table:style-name="ce48" office:value-type="float" calcext:value-type="float" office:value="32">
            <text:p>32</text:p>
          </table:table-cell>
          <table:table-cell table:style-name="ce48" office:value-type="float" calcext:value-type="float" office:value="64">
            <text:p>64</text:p>
          </table:table-cell>
          <table:table-cell table:number-columns-repeated="1024"/>
        </table:table-row>
        <table:table-row table:style-name="ro846">
          <table:table-cell table:style-name="ce47" office:value-type="string" calcext:value-type="string">
            <text:p>enrage</text:p>
          </table:table-cell>
          <table:table-cell table:style-name="ce44" table:formula="of:=VLOOKUP([.A84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20">
            <text:p>20</text:p>
          </table:table-cell>
          <table:table-cell table:style-name="ce48" office:value-type="float" calcext:value-type="float" office:value="40">
            <text:p>40</text:p>
          </table:table-cell>
          <table:table-cell table:style-name="ce48" office:value-type="float" calcext:value-type="float" office:value="60">
            <text:p>60</text:p>
          </table:table-cell>
          <table:table-cell table:style-name="ce48" office:value-type="float" calcext:value-type="float" office:value="80">
            <text:p>80</text:p>
          </table:table-cell>
          <table:table-cell table:style-name="ce48" office:value-type="float" calcext:value-type="float" office:value="100">
            <text:p>100</text:p>
          </table:table-cell>
          <table:table-cell table:style-name="ce48" office:value-type="float" calcext:value-type="float" office:value="120">
            <text:p>120</text:p>
          </table:table-cell>
          <table:table-cell table:number-columns-repeated="1024"/>
        </table:table-row>
        <table:table-row table:style-name="ro847">
          <table:table-cell table:style-name="ce47" office:value-type="string" calcext:value-type="string">
            <text:p>enrage</text:p>
          </table:table-cell>
          <table:table-cell table:style-name="ce44" table:formula="of:=VLOOKUP([.A85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chance</text:p>
          </table:table-cell>
          <table:table-cell table:style-name="ce48" office:value-type="string" calcext:value-type="string">
            <text:p>0,7</text:p>
          </table:table-cell>
          <table:table-cell table:style-name="ce48" office:value-type="string" calcext:value-type="string">
            <text:p>0,8</text:p>
          </table:table-cell>
          <table:table-cell table:style-name="ce48" office:value-type="string" calcext:value-type="string">
            <text:p>0,8</text:p>
          </table:table-cell>
          <table:table-cell table:style-name="ce48" office:value-type="string" calcext:value-type="string">
            <text:p>0,9</text:p>
          </table:table-cell>
          <table:table-cell table:style-name="ce48" office:value-type="string" calcext:value-type="string">
            <text:p>0,9</text:p>
          </table:table-cell>
          <table:table-cell table:style-name="ce48" office:value-type="float" calcext:value-type="float" office:value="1">
            <text:p>1</text:p>
          </table:table-cell>
          <table:table-cell table:number-columns-repeated="1024"/>
        </table:table-row>
        <table:table-row table:style-name="ro848">
          <table:table-cell table:style-name="ce47" office:value-type="string" calcext:value-type="string">
            <text:p>enrage</text:p>
          </table:table-cell>
          <table:table-cell table:style-name="ce44" table:formula="of:=VLOOKUP([.A86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duration</text:p>
          </table:table-cell>
          <table:table-cell table:style-name="ce52" office:value-type="float" calcext:value-type="float" office:value="8">
            <text:p>8</text:p>
          </table:table-cell>
          <table:table-cell table:style-name="ce52" office:value-type="float" calcext:value-type="float" office:value="8">
            <text:p>8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0">
            <text:p>10</text:p>
          </table:table-cell>
          <table:table-cell table:style-name="ce52" office:value-type="float" calcext:value-type="float" office:value="12">
            <text:p>12</text:p>
          </table:table-cell>
          <table:table-cell table:style-name="ce52" office:value-type="float" calcext:value-type="float" office:value="12">
            <text:p>12</text:p>
          </table:table-cell>
          <table:table-cell table:number-columns-repeated="1024"/>
        </table:table-row>
        <table:table-row table:style-name="ro849">
          <table:table-cell table:style-name="ce47" office:value-type="string" calcext:value-type="string">
            <text:p>enrage</text:p>
          </table:table-cell>
          <table:table-cell table:style-name="ce44" table:formula="of:=VLOOKUP([.A87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cooldown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style-name="ce48" office:value-type="float" calcext:value-type="float" office:value="10">
            <text:p>10</text:p>
          </table:table-cell>
          <table:table-cell table:number-columns-repeated="1024"/>
        </table:table-row>
        <table:table-row table:style-name="ro850">
          <table:table-cell table:style-name="ce47" office:value-type="string" calcext:value-type="string">
            <text:p>enrage</text:p>
          </table:table-cell>
          <table:table-cell table:style-name="ce44" table:formula="of:=VLOOKUP([.A88];[skills.A:skills.B];2;0)" office:value-type="string" calcext:value-type="string" office:string-value="Enrage">
            <text:p>Enrage</text:p>
          </table:table-cell>
          <table:table-cell table:style-name="ce47" office:value-type="string" calcext:value-type="string">
            <text:p>bonus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851">
          <table:table-cell table:style-name="ce47" office:value-type="string" calcext:value-type="string">
            <text:p>bite</text:p>
          </table:table-cell>
          <table:table-cell table:style-name="ce44" table:formula="of:=VLOOKUP([.A89];[skills.A:skills.B];2;0)" office:value-type="string" calcext:value-type="string" office:string-value="Bite">
            <text:p>Bite</text:p>
          </table:table-cell>
          <table:table-cell table:style-name="ce47" office:value-type="string" calcext:value-type="string">
            <text:p>chance</text:p>
          </table:table-cell>
          <table:table-cell table:style-name="ce48" office:value-type="string" calcext:value-type="string">
            <text:p>0,65</text:p>
          </table:table-cell>
          <table:table-cell table:style-name="ce49" office:value-type="string" calcext:value-type="string">
            <text:p>0,70</text:p>
          </table:table-cell>
          <table:table-cell table:style-name="ce49" office:value-type="string" calcext:value-type="string">
            <text:p>0,75</text:p>
          </table:table-cell>
          <table:table-cell table:style-name="ce49" office:value-type="string" calcext:value-type="string">
            <text:p>0,80</text:p>
          </table:table-cell>
          <table:table-cell table:style-name="ce49" office:value-type="string" calcext:value-type="string">
            <text:p>0,85</text:p>
          </table:table-cell>
          <table:table-cell table:style-name="ce49" office:value-type="string" calcext:value-type="string">
            <text:p>0,90</text:p>
          </table:table-cell>
          <table:table-cell table:number-columns-repeated="1024"/>
        </table:table-row>
        <table:table-row table:style-name="ro852">
          <table:table-cell table:style-name="ce47" office:value-type="string" calcext:value-type="string">
            <text:p>bite</text:p>
          </table:table-cell>
          <table:table-cell table:style-name="ce44" table:formula="of:=VLOOKUP([.A90];[skills.A:skills.B];2;0)" office:value-type="string" calcext:value-type="string" office:string-value="Bite">
            <text:p>Bite</text:p>
          </table:table-cell>
          <table:table-cell table:style-name="ce47" office:value-type="string" calcext:value-type="string">
            <text:p>cooldown</text:p>
          </table:table-cell>
          <table:table-cell table:style-name="ce45" office:value-type="string" calcext:value-type="string">
            <text:p>0,1</text:p>
          </table:table-cell>
          <table:table-cell table:style-name="ce45" office:value-type="string" calcext:value-type="string">
            <text:p>0,12</text:p>
          </table:table-cell>
          <table:table-cell table:style-name="ce45" office:value-type="string" calcext:value-type="string">
            <text:p>0,14</text:p>
          </table:table-cell>
          <table:table-cell table:style-name="ce45" office:value-type="string" calcext:value-type="string">
            <text:p>0,16</text:p>
          </table:table-cell>
          <table:table-cell table:style-name="ce45" office:value-type="string" calcext:value-type="string">
            <text:p>0,18</text:p>
          </table:table-cell>
          <table:table-cell table:style-name="ce45" office:value-type="string" calcext:value-type="string">
            <text:p>0,20</text:p>
          </table:table-cell>
          <table:table-cell table:number-columns-repeated="1024"/>
        </table:table-row>
        <table:table-row table:style-name="ro853">
          <table:table-cell table:style-name="ce47" office:value-type="string" calcext:value-type="string">
            <text:p>bite</text:p>
          </table:table-cell>
          <table:table-cell table:style-name="ce44" table:formula="of:=VLOOKUP([.A91];[skills.A:skills.B];2;0)" office:value-type="string" calcext:value-type="string" office:string-value="Bite">
            <text:p>Bite</text:p>
          </table:table-cell>
          <table:table-cell table:style-name="ce47" office:value-type="string" calcext:value-type="string">
            <text:p>bonus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style-name="ce49" office:value-type="string" calcext:value-type="string">
            <text:p>0,2</text:p>
          </table:table-cell>
          <table:table-cell table:number-columns-repeated="1024"/>
        </table:table-row>
        <table:table-row table:style-name="ro854">
          <table:table-cell table:style-name="ce47" office:value-type="string" calcext:value-type="string">
            <text:p>bite</text:p>
          </table:table-cell>
          <table:table-cell table:style-name="ce44" table:formula="of:=VLOOKUP([.A92];[skills.A:skills.B];2;0)" office:value-type="string" calcext:value-type="string" office:string-value="Bite">
            <text:p>Bite</text:p>
          </table:table-cell>
          <table:table-cell table:style-name="ce47" office:value-type="string" calcext:value-type="string">
            <text:p>levels</text:p>
          </table:table-cell>
          <table:table-cell table:style-name="ce48" office:value-type="float" calcext:value-type="float" office:value="1">
            <text:p>1</text:p>
          </table:table-cell>
          <table:table-cell table:style-name="ce48" office:value-type="float" calcext:value-type="float" office:value="75">
            <text:p>75</text:p>
          </table:table-cell>
          <table:table-cell table:style-name="ce48" office:value-type="float" calcext:value-type="float" office:value="100">
            <text:p>100</text:p>
          </table:table-cell>
          <table:table-cell table:style-name="ce48" office:value-type="float" calcext:value-type="float" office:value="150">
            <text:p>150</text:p>
          </table:table-cell>
          <table:table-cell table:style-name="ce48" office:value-type="float" calcext:value-type="float" office:value="200">
            <text:p>200</text:p>
          </table:table-cell>
          <table:table-cell table:style-name="ce48" office:value-type="float" calcext:value-type="float" office:value="300">
            <text:p>300</text:p>
          </table:table-cell>
          <table:table-cell table:number-columns-repeated="1024"/>
        </table:table-row>
        <table:table-row table:style-name="ro855">
          <table:table-cell table:style-name="ce47" office:value-type="string" calcext:value-type="string">
            <text:p>bite</text:p>
          </table:table-cell>
          <table:table-cell table:style-name="ce44" table:formula="of:=VLOOKUP([.A93];[skills.A:skills.B];2;0)" office:value-type="string" calcext:value-type="string" office:string-value="Bite">
            <text:p>Bite</text:p>
          </table:table-cell>
          <table:table-cell table:style-name="ce43" office:value-type="string" calcext:value-type="string">
            <text:p>damage</text:p>
          </table:table-cell>
          <table:table-cell table:style-name="ce52" office:value-type="float" calcext:value-type="float" office:value="1">
            <text:p>1</text:p>
          </table:table-cell>
          <table:table-cell table:style-name="ce52" office:value-type="float" calcext:value-type="float" office:value="20">
            <text:p>20</text:p>
          </table:table-cell>
          <table:table-cell table:style-name="ce52" office:value-type="float" calcext:value-type="float" office:value="25">
            <text:p>25</text:p>
          </table:table-cell>
          <table:table-cell table:style-name="ce52" office:value-type="float" calcext:value-type="float" office:value="30">
            <text:p>30</text:p>
          </table:table-cell>
          <table:table-cell table:style-name="ce52" office:value-type="float" calcext:value-type="float" office:value="35">
            <text:p>35</text:p>
          </table:table-cell>
          <table:table-cell table:style-name="ce52" office:value-type="float" calcext:value-type="float" office:value="40">
            <text:p>40</text:p>
          </table:table-cell>
          <table:table-cell table:number-columns-repeated="1024"/>
        </table:table-row>
        <table:table-row table:style-name="ro856">
          <table:table-cell office:value-type="string" calcext:value-type="string">
            <text:p>leech</text:p>
          </table:table-cell>
          <table:table-cell table:style-name="ce44" table:formula="of:=VLOOKUP([.A94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0,10</text:p>
          </table:table-cell>
          <table:table-cell office:value-type="string" calcext:value-type="string">
            <text:p>0,15</text:p>
          </table:table-cell>
          <table:table-cell office:value-type="string" calcext:value-type="string">
            <text:p>0,20</text:p>
          </table:table-cell>
          <table:table-cell table:number-columns-repeated="1024"/>
        </table:table-row>
        <table:table-row table:style-name="ro857">
          <table:table-cell table:style-name="ce30" office:value-type="string" calcext:value-type="string">
            <text:p>leech</text:p>
          </table:table-cell>
          <table:table-cell table:style-name="ce44" table:formula="of:=VLOOKUP([.A95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ooldown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858">
          <table:table-cell table:style-name="ce30" office:value-type="string" calcext:value-type="string">
            <text:p>leech</text:p>
          </table:table-cell>
          <table:table-cell table:style-name="ce44" table:formula="of:=VLOOKUP([.A96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levels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859">
          <table:table-cell table:style-name="ce30" office:value-type="string" calcext:value-type="string">
            <text:p>leech</text:p>
          </table:table-cell>
          <table:table-cell table:style-name="ce44" table:formula="of:=VLOOKUP([.A97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duration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860">
          <table:table-cell table:style-name="ce30" office:value-type="string" calcext:value-type="string">
            <text:p>leech</text:p>
          </table:table-cell>
          <table:table-cell table:style-name="ce44" table:formula="of:=VLOOKUP([.A98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hanc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61">
          <table:table-cell table:style-name="ce21" office:value-type="string" calcext:value-type="string">
            <text:p>thorns</text:p>
          </table:table-cell>
          <table:table-cell table:style-name="ce44" table:formula="of:=VLOOKUP([.A99];[skills.A:skills.B];2;0)" office:value-type="string" calcext:value-type="string" office:string-value="Thorns">
            <text:p>Thorns</text:p>
          </table:table-cell>
          <table:table-cell table:style-name="ce21" office:value-type="string" calcext:value-type="string">
            <text:p>bonus</text:p>
          </table:table-cell>
          <table:table-cell table:style-name="ce21" office:value-type="string" calcext:value-type="string">
            <text:p>0,20</text:p>
          </table:table-cell>
          <table:table-cell table:style-name="ce21" office:value-type="string" calcext:value-type="string">
            <text:p>0,30</text:p>
          </table:table-cell>
          <table:table-cell table:style-name="ce21" office:value-type="string" calcext:value-type="string">
            <text:p>0,90</text:p>
          </table:table-cell>
          <table:table-cell table:number-columns-repeated="1024"/>
        </table:table-row>
        <table:table-row table:style-name="ro862">
          <table:table-cell table:style-name="ce21" office:value-type="string" calcext:value-type="string">
            <text:p>thorns</text:p>
          </table:table-cell>
          <table:table-cell table:style-name="ce44" table:formula="of:=VLOOKUP([.A99];[skills.A:skills.B];2;0)" office:value-type="string" calcext:value-type="string" office:string-value="Thorns">
            <text:p>Thorns</text:p>
          </table:table-cell>
          <table:table-cell table:style-name="ce21" office:value-type="string" calcext:value-type="string">
            <text:p>cooldown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number-columns-repeated="1024"/>
        </table:table-row>
        <table:table-row table:style-name="ro863">
          <table:table-cell table:style-name="ce21" office:value-type="string" calcext:value-type="string">
            <text:p>thorns</text:p>
          </table:table-cell>
          <table:table-cell table:style-name="ce44" table:formula="of:=VLOOKUP([.A99];[skills.A:skills.B];2;0)" office:value-type="string" calcext:value-type="string" office:string-value="Thorns">
            <text:p>Thorns</text:p>
          </table:table-cell>
          <table:table-cell table:style-name="ce21" office:value-type="string" calcext:value-type="string">
            <text:p>levels</text:p>
          </table:table-cell>
          <table:table-cell table:style-name="ce21" office:value-type="float" calcext:value-type="float" office:value="20">
            <text:p>20</text:p>
          </table:table-cell>
          <table:table-cell table:style-name="ce21" office:value-type="float" calcext:value-type="float" office:value="40">
            <text:p>40</text:p>
          </table:table-cell>
          <table:table-cell table:style-name="ce21" office:value-type="float" calcext:value-type="float" office:value="60">
            <text:p>60</text:p>
          </table:table-cell>
          <table:table-cell table:number-columns-repeated="1024"/>
        </table:table-row>
        <table:table-row table:style-name="ro864">
          <table:table-cell table:style-name="ce21" office:value-type="string" calcext:value-type="string">
            <text:p>thorns</text:p>
          </table:table-cell>
          <table:table-cell table:style-name="ce44" table:formula="of:=VLOOKUP([.A99];[skills.A:skills.B];2;0)" office:value-type="string" calcext:value-type="string" office:string-value="Thorns">
            <text:p>Thorns</text:p>
          </table:table-cell>
          <table:table-cell table:style-name="ce21" office:value-type="string" calcext:value-type="string">
            <text:p>duration</text:p>
          </table:table-cell>
          <table:table-cell table:style-name="ce21" office:value-type="float" calcext:value-type="float" office:value="5">
            <text:p>5</text:p>
          </table:table-cell>
          <table:table-cell table:style-name="ce21" office:value-type="float" calcext:value-type="float" office:value="5">
            <text:p>5</text:p>
          </table:table-cell>
          <table:table-cell table:style-name="ce21" office:value-type="float" calcext:value-type="float" office:value="5">
            <text:p>5</text:p>
          </table:table-cell>
          <table:table-cell table:number-columns-repeated="1024"/>
        </table:table-row>
        <table:table-row table:style-name="ro865">
          <table:table-cell table:style-name="ce21" office:value-type="string" calcext:value-type="string">
            <text:p>thorns</text:p>
          </table:table-cell>
          <table:table-cell table:style-name="ce44" table:formula="of:=VLOOKUP([.A99];[skills.A:skills.B];2;0)" office:value-type="string" calcext:value-type="string" office:string-value="Thorns">
            <text:p>Thorns</text:p>
          </table:table-cell>
          <table:table-cell table:style-name="ce21" office:value-type="string" calcext:value-type="string">
            <text:p>chance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style-name="ce21" office:value-type="float" calcext:value-type="float" office:value="1">
            <text:p>1</text:p>
          </table:table-cell>
          <table:table-cell table:number-columns-repeated="1024"/>
        </table:table-row>
        <table:table-row table:style-name="ro762">
          <table:table-cell table:number-columns-repeated="1024"/>
        </table:table-row>
      </table:table>
      <table:table table:name="use_perspectives" table:style-name="ta11">
        <table:table-column table:style-name="co105" table:default-cell-style-name="Default"/>
        <table:table-header-columns/>
        <table:table-column table:style-name="co106" table:default-cell-style-name="Default"/>
        <table:table-header-columns/>
        <table:table-column table:style-name="co107" table:default-cell-style-name="Default"/>
        <table:table-header-columns/>
        <table:table-column table:number-columns-repeated="9" table:style-name="co108" table:default-cell-style-name="Default"/>
        <table:table-header-columns/>
        <table:table-column table:number-columns-repeated="1112" table:style-name="co109" table:default-cell-style-name="Default"/>
        <table:table-header-columns/>
        <table:table-column table:style-name="co104" table:default-cell-style-name="Default"/>
        <table:table-header-columns/>
        <table:table-row table:style-name="ro867">
          <table:table-cell office:value-type="string" calcext:value-type="string">
            <text:p><text:span text:style-name="T1344">use_case_id</text:span></text:p>
          </table:table-cell>
          <table:table-cell office:value-type="string" calcext:value-type="string">
            <text:p><text:span text:style-name="T1345">use_case_name</text:span></text:p>
          </table:table-cell>
          <table:table-cell office:value-type="string" calcext:value-type="string">
            <text:p><text:span text:style-name="T1346">key</text:span></text:p>
          </table:table-cell>
          <table:table-cell office:value-type="string" calcext:value-type="string">
            <text:p><text:span text:style-name="T1347">value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348">swing</text:span></text:p>
          </table:table-cell>
          <table:table-cell office:value-type="string" calcext:value-type="string">
            <text:p><text:span text:style-name="T1349">use_swing</text:span></text:p>
          </table:table-cell>
          <table:table-cell office:value-type="string" calcext:value-type="string">
            <text:p><text:span text:style-name="T1350">you on you</text:span></text:p>
          </table:table-cell>
          <table:table-cell office:value-type="string" calcext:value-type="string">
            <text:p><text:span text:style-name="T1351">You swing and hit yourself!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352">swing</text:span></text:p>
          </table:table-cell>
          <table:table-cell office:value-type="string" calcext:value-type="string">
            <text:p><text:span text:style-name="T1353">use_swing</text:span></text:p>
          </table:table-cell>
          <table:table-cell office:value-type="string" calcext:value-type="string">
            <text:p><text:span text:style-name="T1354">you on other</text:span></text:p>
          </table:table-cell>
          <table:table-cell office:value-type="string" calcext:value-type="string">
            <text:p><text:span text:style-name="T1355">You swing and hit #OTHER#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356">swing</text:span></text:p>
          </table:table-cell>
          <table:table-cell office:value-type="string" calcext:value-type="string">
            <text:p><text:span text:style-name="T1357">use_swing</text:span></text:p>
          </table:table-cell>
          <table:table-cell office:value-type="string" calcext:value-type="string">
            <text:p><text:span text:style-name="T1358">user on user</text:span></text:p>
          </table:table-cell>
          <table:table-cell office:value-type="string" calcext:value-type="string">
            <text:p><text:span text:style-name="T1359">#USER# swings and hits themselves!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360">swing</text:span></text:p>
          </table:table-cell>
          <table:table-cell office:value-type="string" calcext:value-type="string">
            <text:p><text:span text:style-name="T1361">use_swing</text:span></text:p>
          </table:table-cell>
          <table:table-cell office:value-type="string" calcext:value-type="string">
            <text:p><text:span text:style-name="T1362">user on you</text:span></text:p>
          </table:table-cell>
          <table:table-cell office:value-type="string" calcext:value-type="string">
            <text:p><text:span text:style-name="T1363">#USER# swings and hits you!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364">swing</text:span></text:p>
          </table:table-cell>
          <table:table-cell office:value-type="string" calcext:value-type="string">
            <text:p><text:span text:style-name="T1365">use_swing</text:span></text:p>
          </table:table-cell>
          <table:table-cell office:value-type="string" calcext:value-type="string">
            <text:p><text:span text:style-name="T1366">user on other</text:span></text:p>
          </table:table-cell>
          <table:table-cell office:value-type="string" calcext:value-type="string">
            <text:p><text:span text:style-name="T1367">#USER# swings and hits #OTHER#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368">swing</text:span></text:p>
          </table:table-cell>
          <table:table-cell office:value-type="string" calcext:value-type="string">
            <text:p><text:span text:style-name="T1369">use_swing</text:span></text:p>
          </table:table-cell>
          <table:table-cell office:value-type="string" calcext:value-type="string">
            <text:p><text:span text:style-name="T1370">you on you fail</text:span></text:p>
          </table:table-cell>
          <table:table-cell office:value-type="string" calcext:value-type="string">
            <text:p><text:span text:style-name="T1371">You lose your footing while swinging at yourself!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372">swing</text:span></text:p>
          </table:table-cell>
          <table:table-cell office:value-type="string" calcext:value-type="string">
            <text:p><text:span text:style-name="T1373">use_swing</text:span></text:p>
          </table:table-cell>
          <table:table-cell office:value-type="string" calcext:value-type="string">
            <text:p><text:span text:style-name="T1374">you on other fail</text:span></text:p>
          </table:table-cell>
          <table:table-cell office:value-type="string" calcext:value-type="string">
            <text:p><text:span text:style-name="T1375">You lose your footing while swinging at #OTHER#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376">swing</text:span></text:p>
          </table:table-cell>
          <table:table-cell office:value-type="string" calcext:value-type="string">
            <text:p><text:span text:style-name="T1377">use_swing</text:span></text:p>
          </table:table-cell>
          <table:table-cell office:value-type="string" calcext:value-type="string">
            <text:p><text:span text:style-name="T1378">user on user fail</text:span></text:p>
          </table:table-cell>
          <table:table-cell office:value-type="string" calcext:value-type="string">
            <text:p><text:span text:style-name="T1379">#USER# loses their footing while swinging at themselves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380">swing</text:span></text:p>
          </table:table-cell>
          <table:table-cell office:value-type="string" calcext:value-type="string">
            <text:p><text:span text:style-name="T1381">use_swing</text:span></text:p>
          </table:table-cell>
          <table:table-cell office:value-type="string" calcext:value-type="string">
            <text:p><text:span text:style-name="T1382">user on you fail</text:span></text:p>
          </table:table-cell>
          <table:table-cell office:value-type="string" calcext:value-type="string">
            <text:p><text:span text:style-name="T1383">#USER# loses their footing while swinging at you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384">swing</text:span></text:p>
          </table:table-cell>
          <table:table-cell office:value-type="string" calcext:value-type="string">
            <text:p><text:span text:style-name="T1385">use_swing</text:span></text:p>
          </table:table-cell>
          <table:table-cell office:value-type="string" calcext:value-type="string">
            <text:p><text:span text:style-name="T1386">user on other fail</text:span></text:p>
          </table:table-cell>
          <table:table-cell office:value-type="string" calcext:value-type="string">
            <text:p><text:span text:style-name="T1387">#USER# loses their footing while swinging at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388">ethereal</text:span></text:p>
          </table:table-cell>
          <table:table-cell office:value-type="string" calcext:value-type="string">
            <text:p><text:span text:style-name="T1389">use_ethereal</text:span></text:p>
          </table:table-cell>
          <table:table-cell office:value-type="string" calcext:value-type="string">
            <text:p><text:span text:style-name="T1390">you on you</text:span></text:p>
          </table:table-cell>
          <table:table-cell office:value-type="string" calcext:value-type="string">
            <text:p><text:span text:style-name="T1391">You focus, and begin to fade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392">ethereal</text:span></text:p>
          </table:table-cell>
          <table:table-cell office:value-type="string" calcext:value-type="string">
            <text:p><text:span text:style-name="T1393">use_ethereal</text:span></text:p>
          </table:table-cell>
          <table:table-cell office:value-type="string" calcext:value-type="string">
            <text:p><text:span text:style-name="T1394">you on other</text:span></text:p>
          </table:table-cell>
          <table:table-cell office:value-type="string" calcext:value-type="string">
            <text:p><text:span text:style-name="T1395">You focus, and #OTHER# begins to fade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396">ethereal</text:span></text:p>
          </table:table-cell>
          <table:table-cell office:value-type="string" calcext:value-type="string">
            <text:p><text:span text:style-name="T1397">use_ethereal</text:span></text:p>
          </table:table-cell>
          <table:table-cell office:value-type="string" calcext:value-type="string">
            <text:p><text:span text:style-name="T1398">user on user</text:span></text:p>
          </table:table-cell>
          <table:table-cell office:value-type="string" calcext:value-type="string">
            <text:p><text:span text:style-name="T1399">#USER# focuses, and begins to fade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00">ethereal</text:span></text:p>
          </table:table-cell>
          <table:table-cell office:value-type="string" calcext:value-type="string">
            <text:p><text:span text:style-name="T1401">use_ethereal</text:span></text:p>
          </table:table-cell>
          <table:table-cell office:value-type="string" calcext:value-type="string">
            <text:p><text:span text:style-name="T1402">user on you</text:span></text:p>
          </table:table-cell>
          <table:table-cell office:value-type="string" calcext:value-type="string">
            <text:p><text:span text:style-name="T1403">#USER# focuses, and you begin to fade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04">ethereal</text:span></text:p>
          </table:table-cell>
          <table:table-cell office:value-type="string" calcext:value-type="string">
            <text:p><text:span text:style-name="T1405">use_ethereal</text:span></text:p>
          </table:table-cell>
          <table:table-cell office:value-type="string" calcext:value-type="string">
            <text:p><text:span text:style-name="T1406">user on other</text:span></text:p>
          </table:table-cell>
          <table:table-cell office:value-type="string" calcext:value-type="string">
            <text:p><text:span text:style-name="T1407">#USER# focuses, and #OTHER# begins to fade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08">ethereal</text:span></text:p>
          </table:table-cell>
          <table:table-cell office:value-type="string" calcext:value-type="string">
            <text:p><text:span text:style-name="T1409">use_ethereal</text:span></text:p>
          </table:table-cell>
          <table:table-cell office:value-type="string" calcext:value-type="string">
            <text:p><text:span text:style-name="T1410">you on you fail</text:span></text:p>
          </table:table-cell>
          <table:table-cell office:value-type="string" calcext:value-type="string">
            <text:p><text:span text:style-name="T1411">You lose your focus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12">ethereal</text:span></text:p>
          </table:table-cell>
          <table:table-cell office:value-type="string" calcext:value-type="string">
            <text:p><text:span text:style-name="T1413">use_ethereal</text:span></text:p>
          </table:table-cell>
          <table:table-cell office:value-type="string" calcext:value-type="string">
            <text:p><text:span text:style-name="T1414">you on other fail</text:span></text:p>
          </table:table-cell>
          <table:table-cell office:value-type="string" calcext:value-type="string">
            <text:p><text:span text:style-name="T1415">You lose your focus on #OTHER#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16">ethereal</text:span></text:p>
          </table:table-cell>
          <table:table-cell office:value-type="string" calcext:value-type="string">
            <text:p><text:span text:style-name="T1417">use_ethereal</text:span></text:p>
          </table:table-cell>
          <table:table-cell office:value-type="string" calcext:value-type="string">
            <text:p><text:span text:style-name="T1418">user on user fail</text:span></text:p>
          </table:table-cell>
          <table:table-cell office:value-type="string" calcext:value-type="string">
            <text:p><text:span text:style-name="T1419">#USER# loses their focus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20">ethereal</text:span></text:p>
          </table:table-cell>
          <table:table-cell office:value-type="string" calcext:value-type="string">
            <text:p><text:span text:style-name="T1421">use_ethereal</text:span></text:p>
          </table:table-cell>
          <table:table-cell office:value-type="string" calcext:value-type="string">
            <text:p><text:span text:style-name="T1422">user on you fail</text:span></text:p>
          </table:table-cell>
          <table:table-cell office:value-type="string" calcext:value-type="string">
            <text:p><text:span text:style-name="T1423">#USER# loses their focus on you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24">ethereal</text:span></text:p>
          </table:table-cell>
          <table:table-cell office:value-type="string" calcext:value-type="string">
            <text:p><text:span text:style-name="T1425">use_ethereal</text:span></text:p>
          </table:table-cell>
          <table:table-cell office:value-type="string" calcext:value-type="string">
            <text:p><text:span text:style-name="T1426">user on other fail</text:span></text:p>
          </table:table-cell>
          <table:table-cell office:value-type="string" calcext:value-type="string">
            <text:p><text:span text:style-name="T1427">#USER# loses their focus on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28">bash</text:span></text:p>
          </table:table-cell>
          <table:table-cell office:value-type="string" calcext:value-type="string">
            <text:p><text:span text:style-name="T1429">use_bash</text:span></text:p>
          </table:table-cell>
          <table:table-cell office:value-type="string" calcext:value-type="string">
            <text:p><text:span text:style-name="T1430">you on you</text:span></text:p>
          </table:table-cell>
          <table:table-cell office:value-type="string" calcext:value-type="string">
            <text:p><text:span text:style-name="T1431">You bash yourself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32">bash</text:span></text:p>
          </table:table-cell>
          <table:table-cell office:value-type="string" calcext:value-type="string">
            <text:p><text:span text:style-name="T1433">use_bash</text:span></text:p>
          </table:table-cell>
          <table:table-cell office:value-type="string" calcext:value-type="string">
            <text:p><text:span text:style-name="T1434">you on other</text:span></text:p>
          </table:table-cell>
          <table:table-cell office:value-type="string" calcext:value-type="string">
            <text:p><text:span text:style-name="T1435">You bash #OTHER#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36">bash</text:span></text:p>
          </table:table-cell>
          <table:table-cell office:value-type="string" calcext:value-type="string">
            <text:p><text:span text:style-name="T1437">use_bash</text:span></text:p>
          </table:table-cell>
          <table:table-cell office:value-type="string" calcext:value-type="string">
            <text:p><text:span text:style-name="T1438">user on user</text:span></text:p>
          </table:table-cell>
          <table:table-cell office:value-type="string" calcext:value-type="string">
            <text:p><text:span text:style-name="T1439">#USER# bashes themselves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40">bash</text:span></text:p>
          </table:table-cell>
          <table:table-cell office:value-type="string" calcext:value-type="string">
            <text:p><text:span text:style-name="T1441">use_bash</text:span></text:p>
          </table:table-cell>
          <table:table-cell office:value-type="string" calcext:value-type="string">
            <text:p><text:span text:style-name="T1442">user on you</text:span></text:p>
          </table:table-cell>
          <table:table-cell office:value-type="string" calcext:value-type="string">
            <text:p><text:span text:style-name="T1443">#USER# bashes you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44">bash</text:span></text:p>
          </table:table-cell>
          <table:table-cell office:value-type="string" calcext:value-type="string">
            <text:p><text:span text:style-name="T1445">use_bash</text:span></text:p>
          </table:table-cell>
          <table:table-cell office:value-type="string" calcext:value-type="string">
            <text:p><text:span text:style-name="T1446">user on other</text:span></text:p>
          </table:table-cell>
          <table:table-cell office:value-type="string" calcext:value-type="string">
            <text:p><text:span text:style-name="T1447">#USER# bashes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448">bash</text:span></text:p>
          </table:table-cell>
          <table:table-cell office:value-type="string" calcext:value-type="string">
            <text:p><text:span text:style-name="T1449">use_bash</text:span></text:p>
          </table:table-cell>
          <table:table-cell office:value-type="string" calcext:value-type="string">
            <text:p><text:span text:style-name="T1450">you on you fail</text:span></text:p>
          </table:table-cell>
          <table:table-cell office:value-type="string" calcext:value-type="string">
            <text:p><text:span text:style-name="T1451">You fail to bash yourself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452">bash</text:span></text:p>
          </table:table-cell>
          <table:table-cell office:value-type="string" calcext:value-type="string">
            <text:p><text:span text:style-name="T1453">use_bash</text:span></text:p>
          </table:table-cell>
          <table:table-cell office:value-type="string" calcext:value-type="string">
            <text:p><text:span text:style-name="T1454">you on other fail</text:span></text:p>
          </table:table-cell>
          <table:table-cell office:value-type="string" calcext:value-type="string">
            <text:p><text:span text:style-name="T1455">You fail to bash #OTHER#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456">bash</text:span></text:p>
          </table:table-cell>
          <table:table-cell office:value-type="string" calcext:value-type="string">
            <text:p><text:span text:style-name="T1457">use_bash</text:span></text:p>
          </table:table-cell>
          <table:table-cell office:value-type="string" calcext:value-type="string">
            <text:p><text:span text:style-name="T1458">user on user fail</text:span></text:p>
          </table:table-cell>
          <table:table-cell office:value-type="string" calcext:value-type="string">
            <text:p><text:span text:style-name="T1459">#USER# fails to bash themselves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460">bash</text:span></text:p>
          </table:table-cell>
          <table:table-cell office:value-type="string" calcext:value-type="string">
            <text:p><text:span text:style-name="T1461">use_bash</text:span></text:p>
          </table:table-cell>
          <table:table-cell office:value-type="string" calcext:value-type="string">
            <text:p><text:span text:style-name="T1462">user on you fail</text:span></text:p>
          </table:table-cell>
          <table:table-cell office:value-type="string" calcext:value-type="string">
            <text:p><text:span text:style-name="T1463">#USER# fails to bash you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464">bash</text:span></text:p>
          </table:table-cell>
          <table:table-cell office:value-type="string" calcext:value-type="string">
            <text:p><text:span text:style-name="T1465">use_bash</text:span></text:p>
          </table:table-cell>
          <table:table-cell office:value-type="string" calcext:value-type="string">
            <text:p><text:span text:style-name="T1466">user on other fail</text:span></text:p>
          </table:table-cell>
          <table:table-cell office:value-type="string" calcext:value-type="string">
            <text:p><text:span text:style-name="T1467">#USER# fails to bash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468">double whack</text:span></text:p>
          </table:table-cell>
          <table:table-cell office:value-type="string" calcext:value-type="string">
            <text:p><text:span text:style-name="T1469">use_double_whack</text:span></text:p>
          </table:table-cell>
          <table:table-cell office:value-type="string" calcext:value-type="string">
            <text:p><text:span text:style-name="T1470">you on you</text:span></text:p>
          </table:table-cell>
          <table:table-cell office:value-type="string" calcext:value-type="string">
            <text:p><text:span text:style-name="T1471">You whack and hit yourself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472">double whack</text:span></text:p>
          </table:table-cell>
          <table:table-cell office:value-type="string" calcext:value-type="string">
            <text:p><text:span text:style-name="T1473">use_double_whack</text:span></text:p>
          </table:table-cell>
          <table:table-cell office:value-type="string" calcext:value-type="string">
            <text:p><text:span text:style-name="T1474">you on other</text:span></text:p>
          </table:table-cell>
          <table:table-cell office:value-type="string" calcext:value-type="string">
            <text:p><text:span text:style-name="T1475">You whack and hit #OTHER#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476">double whack</text:span></text:p>
          </table:table-cell>
          <table:table-cell office:value-type="string" calcext:value-type="string">
            <text:p><text:span text:style-name="T1477">use_double_whack</text:span></text:p>
          </table:table-cell>
          <table:table-cell office:value-type="string" calcext:value-type="string">
            <text:p><text:span text:style-name="T1478">user on user</text:span></text:p>
          </table:table-cell>
          <table:table-cell office:value-type="string" calcext:value-type="string">
            <text:p><text:span text:style-name="T1479">#USER# whacks and hits themselves!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480">double whack</text:span></text:p>
          </table:table-cell>
          <table:table-cell office:value-type="string" calcext:value-type="string">
            <text:p><text:span text:style-name="T1481">use_double_whack</text:span></text:p>
          </table:table-cell>
          <table:table-cell office:value-type="string" calcext:value-type="string">
            <text:p><text:span text:style-name="T1482">user on you</text:span></text:p>
          </table:table-cell>
          <table:table-cell office:value-type="string" calcext:value-type="string">
            <text:p><text:span text:style-name="T1483">#USER# whacks and hits you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484">double whack</text:span></text:p>
          </table:table-cell>
          <table:table-cell office:value-type="string" calcext:value-type="string">
            <text:p><text:span text:style-name="T1485">use_double_whack</text:span></text:p>
          </table:table-cell>
          <table:table-cell office:value-type="string" calcext:value-type="string">
            <text:p><text:span text:style-name="T1486">user on other</text:span></text:p>
          </table:table-cell>
          <table:table-cell office:value-type="string" calcext:value-type="string">
            <text:p><text:span text:style-name="T1487">#USER# whacks and hits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488">double whack</text:span></text:p>
          </table:table-cell>
          <table:table-cell office:value-type="string" calcext:value-type="string">
            <text:p><text:span text:style-name="T1489">use_double_whack</text:span></text:p>
          </table:table-cell>
          <table:table-cell office:value-type="string" calcext:value-type="string">
            <text:p><text:span text:style-name="T1490">you on you fail</text:span></text:p>
          </table:table-cell>
          <table:table-cell office:value-type="string" calcext:value-type="string">
            <text:p><text:span text:style-name="T1491">You lose your footing while whacking at yourself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492">double whack</text:span></text:p>
          </table:table-cell>
          <table:table-cell office:value-type="string" calcext:value-type="string">
            <text:p><text:span text:style-name="T1493">use_double_whack</text:span></text:p>
          </table:table-cell>
          <table:table-cell office:value-type="string" calcext:value-type="string">
            <text:p><text:span text:style-name="T1494">you on other fail</text:span></text:p>
          </table:table-cell>
          <table:table-cell office:value-type="string" calcext:value-type="string">
            <text:p><text:span text:style-name="T1495">You lose your footing while whacking at #OTHER#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496">double whack</text:span></text:p>
          </table:table-cell>
          <table:table-cell office:value-type="string" calcext:value-type="string">
            <text:p><text:span text:style-name="T1497">use_double_whack</text:span></text:p>
          </table:table-cell>
          <table:table-cell office:value-type="string" calcext:value-type="string">
            <text:p><text:span text:style-name="T1498">user on user fail</text:span></text:p>
          </table:table-cell>
          <table:table-cell office:value-type="string" calcext:value-type="string">
            <text:p><text:span text:style-name="T1499">#USER# loses their footing while whacking at themselves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00">double whack</text:span></text:p>
          </table:table-cell>
          <table:table-cell office:value-type="string" calcext:value-type="string">
            <text:p><text:span text:style-name="T1501">use_double_whack</text:span></text:p>
          </table:table-cell>
          <table:table-cell office:value-type="string" calcext:value-type="string">
            <text:p><text:span text:style-name="T1502">user on you fail</text:span></text:p>
          </table:table-cell>
          <table:table-cell office:value-type="string" calcext:value-type="string">
            <text:p><text:span text:style-name="T1503">#USER# loses their footing while whacking at you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04">double whack</text:span></text:p>
          </table:table-cell>
          <table:table-cell office:value-type="string" calcext:value-type="string">
            <text:p><text:span text:style-name="T1505">use_double_whack</text:span></text:p>
          </table:table-cell>
          <table:table-cell office:value-type="string" calcext:value-type="string">
            <text:p><text:span text:style-name="T1506">user on other fail</text:span></text:p>
          </table:table-cell>
          <table:table-cell office:value-type="string" calcext:value-type="string">
            <text:p><text:span text:style-name="T1507">#USER# loses their footing while whacking at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08">smite</text:span></text:p>
          </table:table-cell>
          <table:table-cell office:value-type="string" calcext:value-type="string">
            <text:p><text:span text:style-name="T1509">use_smite</text:span></text:p>
          </table:table-cell>
          <table:table-cell office:value-type="string" calcext:value-type="string">
            <text:p><text:span text:style-name="T1510">you on you</text:span></text:p>
          </table:table-cell>
          <table:table-cell office:value-type="string" calcext:value-type="string">
            <text:p><text:span text:style-name="T1511">You smite yourself!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12">smite</text:span></text:p>
          </table:table-cell>
          <table:table-cell office:value-type="string" calcext:value-type="string">
            <text:p><text:span text:style-name="T1513">use_smite</text:span></text:p>
          </table:table-cell>
          <table:table-cell office:value-type="string" calcext:value-type="string">
            <text:p><text:span text:style-name="T1514">you on other</text:span></text:p>
          </table:table-cell>
          <table:table-cell office:value-type="string" calcext:value-type="string">
            <text:p><text:span text:style-name="T1515">You smite #OTHER#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16">smite</text:span></text:p>
          </table:table-cell>
          <table:table-cell office:value-type="string" calcext:value-type="string">
            <text:p><text:span text:style-name="T1517">use_smite</text:span></text:p>
          </table:table-cell>
          <table:table-cell office:value-type="string" calcext:value-type="string">
            <text:p><text:span text:style-name="T1518">user on user</text:span></text:p>
          </table:table-cell>
          <table:table-cell office:value-type="string" calcext:value-type="string">
            <text:p><text:span text:style-name="T1519">#USER# smites themselves!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20">smite</text:span></text:p>
          </table:table-cell>
          <table:table-cell office:value-type="string" calcext:value-type="string">
            <text:p><text:span text:style-name="T1521">use_smite</text:span></text:p>
          </table:table-cell>
          <table:table-cell office:value-type="string" calcext:value-type="string">
            <text:p><text:span text:style-name="T1522">user on you</text:span></text:p>
          </table:table-cell>
          <table:table-cell office:value-type="string" calcext:value-type="string">
            <text:p><text:span text:style-name="T1523">#USER# smites you!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24">smite</text:span></text:p>
          </table:table-cell>
          <table:table-cell office:value-type="string" calcext:value-type="string">
            <text:p><text:span text:style-name="T1525">use_smite</text:span></text:p>
          </table:table-cell>
          <table:table-cell office:value-type="string" calcext:value-type="string">
            <text:p><text:span text:style-name="T1526">user on other</text:span></text:p>
          </table:table-cell>
          <table:table-cell office:value-type="string" calcext:value-type="string">
            <text:p><text:span text:style-name="T1527">#USER# smites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28">smite</text:span></text:p>
          </table:table-cell>
          <table:table-cell office:value-type="string" calcext:value-type="string">
            <text:p><text:span text:style-name="T1529">use_smite</text:span></text:p>
          </table:table-cell>
          <table:table-cell office:value-type="string" calcext:value-type="string">
            <text:p><text:span text:style-name="T1530">you on you fail</text:span></text:p>
          </table:table-cell>
          <table:table-cell office:value-type="string" calcext:value-type="string">
            <text:p><text:span text:style-name="T1531">You fail to smite yourself!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32">smite</text:span></text:p>
          </table:table-cell>
          <table:table-cell office:value-type="string" calcext:value-type="string">
            <text:p><text:span text:style-name="T1533">use_smite</text:span></text:p>
          </table:table-cell>
          <table:table-cell office:value-type="string" calcext:value-type="string">
            <text:p><text:span text:style-name="T1534">you on other fail</text:span></text:p>
          </table:table-cell>
          <table:table-cell office:value-type="string" calcext:value-type="string">
            <text:p><text:span text:style-name="T1535">You fail to smite #OTHER#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36">smite</text:span></text:p>
          </table:table-cell>
          <table:table-cell office:value-type="string" calcext:value-type="string">
            <text:p><text:span text:style-name="T1537">use_smite</text:span></text:p>
          </table:table-cell>
          <table:table-cell office:value-type="string" calcext:value-type="string">
            <text:p><text:span text:style-name="T1538">user on user fail</text:span></text:p>
          </table:table-cell>
          <table:table-cell office:value-type="string" calcext:value-type="string">
            <text:p><text:span text:style-name="T1539">#USER# fails to smites themselves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40">smite</text:span></text:p>
          </table:table-cell>
          <table:table-cell office:value-type="string" calcext:value-type="string">
            <text:p><text:span text:style-name="T1541">use_smite</text:span></text:p>
          </table:table-cell>
          <table:table-cell office:value-type="string" calcext:value-type="string">
            <text:p><text:span text:style-name="T1542">user on you fail</text:span></text:p>
          </table:table-cell>
          <table:table-cell office:value-type="string" calcext:value-type="string">
            <text:p><text:span text:style-name="T1543">#USER# fails to smites you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44">smite</text:span></text:p>
          </table:table-cell>
          <table:table-cell office:value-type="string" calcext:value-type="string">
            <text:p><text:span text:style-name="T1545">use_smite</text:span></text:p>
          </table:table-cell>
          <table:table-cell office:value-type="string" calcext:value-type="string">
            <text:p><text:span text:style-name="T1546">user on other fail</text:span></text:p>
          </table:table-cell>
          <table:table-cell office:value-type="string" calcext:value-type="string">
            <text:p><text:span text:style-name="T1547">#USER# fails to smites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548">cure light wounds</text:span></text:p>
          </table:table-cell>
          <table:table-cell office:value-type="string" calcext:value-type="string">
            <text:p><text:span text:style-name="T1549">use_cure_light_wounds</text:span></text:p>
          </table:table-cell>
          <table:table-cell office:value-type="string" calcext:value-type="string">
            <text:p><text:span text:style-name="T1550">you on you</text:span></text:p>
          </table:table-cell>
          <table:table-cell office:value-type="string" calcext:value-type="string">
            <text:p><text:span text:style-name="T1551">You pray for yourself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552">cure light wounds</text:span></text:p>
          </table:table-cell>
          <table:table-cell office:value-type="string" calcext:value-type="string">
            <text:p><text:span text:style-name="T1553">use_cure_light_wounds</text:span></text:p>
          </table:table-cell>
          <table:table-cell office:value-type="string" calcext:value-type="string">
            <text:p><text:span text:style-name="T1554">you on other</text:span></text:p>
          </table:table-cell>
          <table:table-cell office:value-type="string" calcext:value-type="string">
            <text:p><text:span text:style-name="T1555">You pray for #OTHER#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556">cure light wounds</text:span></text:p>
          </table:table-cell>
          <table:table-cell office:value-type="string" calcext:value-type="string">
            <text:p><text:span text:style-name="T1557">use_cure_light_wounds</text:span></text:p>
          </table:table-cell>
          <table:table-cell office:value-type="string" calcext:value-type="string">
            <text:p><text:span text:style-name="T1558">user on user</text:span></text:p>
          </table:table-cell>
          <table:table-cell office:value-type="string" calcext:value-type="string">
            <text:p><text:span text:style-name="T1559">#USER# prays for themselves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560">cure light wounds</text:span></text:p>
          </table:table-cell>
          <table:table-cell office:value-type="string" calcext:value-type="string">
            <text:p><text:span text:style-name="T1561">use_cure_light_wounds</text:span></text:p>
          </table:table-cell>
          <table:table-cell office:value-type="string" calcext:value-type="string">
            <text:p><text:span text:style-name="T1562">user on you</text:span></text:p>
          </table:table-cell>
          <table:table-cell office:value-type="string" calcext:value-type="string">
            <text:p><text:span text:style-name="T1563">#USER# prays for you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564">cure light wounds</text:span></text:p>
          </table:table-cell>
          <table:table-cell office:value-type="string" calcext:value-type="string">
            <text:p><text:span text:style-name="T1565">use_cure_light_wounds</text:span></text:p>
          </table:table-cell>
          <table:table-cell office:value-type="string" calcext:value-type="string">
            <text:p><text:span text:style-name="T1566">user on other</text:span></text:p>
          </table:table-cell>
          <table:table-cell office:value-type="string" calcext:value-type="string">
            <text:p><text:span text:style-name="T1567">#USER# prays for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568">cure light wounds</text:span></text:p>
          </table:table-cell>
          <table:table-cell office:value-type="string" calcext:value-type="string">
            <text:p><text:span text:style-name="T1569">use_cure_light_wounds</text:span></text:p>
          </table:table-cell>
          <table:table-cell office:value-type="string" calcext:value-type="string">
            <text:p><text:span text:style-name="T1570">you on you fail</text:span></text:p>
          </table:table-cell>
          <table:table-cell office:value-type="string" calcext:value-type="string">
            <text:p><text:span text:style-name="T1571">You lose concentration while praying for yourself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572">cure light wounds</text:span></text:p>
          </table:table-cell>
          <table:table-cell office:value-type="string" calcext:value-type="string">
            <text:p><text:span text:style-name="T1573">use_cure_light_wounds</text:span></text:p>
          </table:table-cell>
          <table:table-cell office:value-type="string" calcext:value-type="string">
            <text:p><text:span text:style-name="T1574">you on other fail</text:span></text:p>
          </table:table-cell>
          <table:table-cell office:value-type="string" calcext:value-type="string">
            <text:p><text:span text:style-name="T1575">You lose concentration while praying for #OTHER#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576">cure light wounds</text:span></text:p>
          </table:table-cell>
          <table:table-cell office:value-type="string" calcext:value-type="string">
            <text:p><text:span text:style-name="T1577">use_cure_light_wounds</text:span></text:p>
          </table:table-cell>
          <table:table-cell office:value-type="string" calcext:value-type="string">
            <text:p><text:span text:style-name="T1578">user on user fail</text:span></text:p>
          </table:table-cell>
          <table:table-cell office:value-type="string" calcext:value-type="string">
            <text:p><text:span text:style-name="T1579">#USER# loses their concentration while praying for themselves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580">cure light wounds</text:span></text:p>
          </table:table-cell>
          <table:table-cell office:value-type="string" calcext:value-type="string">
            <text:p><text:span text:style-name="T1581">use_cure_light_wounds</text:span></text:p>
          </table:table-cell>
          <table:table-cell office:value-type="string" calcext:value-type="string">
            <text:p><text:span text:style-name="T1582">user on you fail</text:span></text:p>
          </table:table-cell>
          <table:table-cell office:value-type="string" calcext:value-type="string">
            <text:p><text:span text:style-name="T1583">#USER# loses their concentration while praying for you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584">cure light wounds</text:span></text:p>
          </table:table-cell>
          <table:table-cell office:value-type="string" calcext:value-type="string">
            <text:p><text:span text:style-name="T1585">use_cure_light_wounds</text:span></text:p>
          </table:table-cell>
          <table:table-cell office:value-type="string" calcext:value-type="string">
            <text:p><text:span text:style-name="T1586">user on other fail</text:span></text:p>
          </table:table-cell>
          <table:table-cell office:value-type="string" calcext:value-type="string">
            <text:p><text:span text:style-name="T1587">#USER# loses their concentration while praying for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588">mage armor</text:span></text:p>
          </table:table-cell>
          <table:table-cell office:value-type="string" calcext:value-type="string">
            <text:p><text:span text:style-name="T1589">use_mage_armor</text:span></text:p>
          </table:table-cell>
          <table:table-cell office:value-type="string" calcext:value-type="string">
            <text:p><text:span text:style-name="T1590">you on you</text:span></text:p>
          </table:table-cell>
          <table:table-cell office:value-type="string" calcext:value-type="string">
            <text:p><text:span text:style-name="T1591">You focus a layer of magicka surrounds you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592">mage armor</text:span></text:p>
          </table:table-cell>
          <table:table-cell office:value-type="string" calcext:value-type="string">
            <text:p><text:span text:style-name="T1593">use_mage_armor</text:span></text:p>
          </table:table-cell>
          <table:table-cell office:value-type="string" calcext:value-type="string">
            <text:p><text:span text:style-name="T1594">you on other</text:span></text:p>
          </table:table-cell>
          <table:table-cell office:value-type="string" calcext:value-type="string">
            <text:p><text:span text:style-name="T1595">You focus and a layer of magicka surrounds #OTHER#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596">mage armor</text:span></text:p>
          </table:table-cell>
          <table:table-cell office:value-type="string" calcext:value-type="string">
            <text:p><text:span text:style-name="T1597">use_mage_armor</text:span></text:p>
          </table:table-cell>
          <table:table-cell office:value-type="string" calcext:value-type="string">
            <text:p><text:span text:style-name="T1598">user on user</text:span></text:p>
          </table:table-cell>
          <table:table-cell office:value-type="string" calcext:value-type="string">
            <text:p><text:span text:style-name="T1599">#USER# focuses and a layer of magicka surrounds them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00">mage armor</text:span></text:p>
          </table:table-cell>
          <table:table-cell office:value-type="string" calcext:value-type="string">
            <text:p><text:span text:style-name="T1601">use_mage_armor</text:span></text:p>
          </table:table-cell>
          <table:table-cell office:value-type="string" calcext:value-type="string">
            <text:p><text:span text:style-name="T1602">user on you</text:span></text:p>
          </table:table-cell>
          <table:table-cell office:value-type="string" calcext:value-type="string">
            <text:p><text:span text:style-name="T1603">#USER# focuses and a layer of magicka surrounds you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04">mage armor</text:span></text:p>
          </table:table-cell>
          <table:table-cell office:value-type="string" calcext:value-type="string">
            <text:p><text:span text:style-name="T1605">use_mage_armor</text:span></text:p>
          </table:table-cell>
          <table:table-cell office:value-type="string" calcext:value-type="string">
            <text:p><text:span text:style-name="T1606">user on other</text:span></text:p>
          </table:table-cell>
          <table:table-cell office:value-type="string" calcext:value-type="string">
            <text:p><text:span text:style-name="T1607">#USER# focuses and a layer of magicka surrounds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08">mage armor</text:span></text:p>
          </table:table-cell>
          <table:table-cell office:value-type="string" calcext:value-type="string">
            <text:p><text:span text:style-name="T1609">use_mage_armor</text:span></text:p>
          </table:table-cell>
          <table:table-cell office:value-type="string" calcext:value-type="string">
            <text:p><text:span text:style-name="T1610">you on you fail</text:span></text:p>
          </table:table-cell>
          <table:table-cell office:value-type="string" calcext:value-type="string">
            <text:p><text:span text:style-name="T1611">You lose your focus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12">mage armor</text:span></text:p>
          </table:table-cell>
          <table:table-cell office:value-type="string" calcext:value-type="string">
            <text:p><text:span text:style-name="T1613">use_mage_armor</text:span></text:p>
          </table:table-cell>
          <table:table-cell office:value-type="string" calcext:value-type="string">
            <text:p><text:span text:style-name="T1614">you on other fail</text:span></text:p>
          </table:table-cell>
          <table:table-cell office:value-type="string" calcext:value-type="string">
            <text:p><text:span text:style-name="T1615">You lose your focus on #OTHER#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16">mage armor</text:span></text:p>
          </table:table-cell>
          <table:table-cell office:value-type="string" calcext:value-type="string">
            <text:p><text:span text:style-name="T1617">use_mage_armor</text:span></text:p>
          </table:table-cell>
          <table:table-cell office:value-type="string" calcext:value-type="string">
            <text:p><text:span text:style-name="T1618">user on user fail</text:span></text:p>
          </table:table-cell>
          <table:table-cell office:value-type="string" calcext:value-type="string">
            <text:p><text:span text:style-name="T1619">#USER# loses their focus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20">mage armor</text:span></text:p>
          </table:table-cell>
          <table:table-cell office:value-type="string" calcext:value-type="string">
            <text:p><text:span text:style-name="T1621">use_mage_armor</text:span></text:p>
          </table:table-cell>
          <table:table-cell office:value-type="string" calcext:value-type="string">
            <text:p><text:span text:style-name="T1622">user on you fail</text:span></text:p>
          </table:table-cell>
          <table:table-cell office:value-type="string" calcext:value-type="string">
            <text:p><text:span text:style-name="T1623">#USER# loses their focus on you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24">mage armor</text:span></text:p>
          </table:table-cell>
          <table:table-cell office:value-type="string" calcext:value-type="string">
            <text:p><text:span text:style-name="T1625">use_mage_armor</text:span></text:p>
          </table:table-cell>
          <table:table-cell office:value-type="string" calcext:value-type="string">
            <text:p><text:span text:style-name="T1626">user on other fail</text:span></text:p>
          </table:table-cell>
          <table:table-cell office:value-type="string" calcext:value-type="string">
            <text:p><text:span text:style-name="T1627">#USER# loses their focus on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28">magic missile</text:span></text:p>
          </table:table-cell>
          <table:table-cell office:value-type="string" calcext:value-type="string">
            <text:p><text:span text:style-name="T1629">use_magic_missile</text:span></text:p>
          </table:table-cell>
          <table:table-cell office:value-type="string" calcext:value-type="string">
            <text:p><text:span text:style-name="T1630">you on you</text:span></text:p>
          </table:table-cell>
          <table:table-cell office:value-type="string" calcext:value-type="string">
            <text:p><text:span text:style-name="T1631">You point at yourself and fire a magical missile straight to your forehead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32">magic missile</text:span></text:p>
          </table:table-cell>
          <table:table-cell office:value-type="string" calcext:value-type="string">
            <text:p><text:span text:style-name="T1633">use_magic_missile</text:span></text:p>
          </table:table-cell>
          <table:table-cell office:value-type="string" calcext:value-type="string">
            <text:p><text:span text:style-name="T1634">you on other</text:span></text:p>
          </table:table-cell>
          <table:table-cell office:value-type="string" calcext:value-type="string">
            <text:p><text:span text:style-name="T1635">You point at #OTHER# and fire a magical missile into their chest!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36">magic missile</text:span></text:p>
          </table:table-cell>
          <table:table-cell office:value-type="string" calcext:value-type="string">
            <text:p><text:span text:style-name="T1637">use_magic_missile</text:span></text:p>
          </table:table-cell>
          <table:table-cell office:value-type="string" calcext:value-type="string">
            <text:p><text:span text:style-name="T1638">user on user</text:span></text:p>
          </table:table-cell>
          <table:table-cell office:value-type="string" calcext:value-type="string">
            <text:p><text:span text:style-name="T1639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40">magic missile</text:span></text:p>
          </table:table-cell>
          <table:table-cell office:value-type="string" calcext:value-type="string">
            <text:p><text:span text:style-name="T1641">use_magic_missile</text:span></text:p>
          </table:table-cell>
          <table:table-cell office:value-type="string" calcext:value-type="string">
            <text:p><text:span text:style-name="T1642">user on you</text:span></text:p>
          </table:table-cell>
          <table:table-cell office:value-type="string" calcext:value-type="string">
            <text:p><text:span text:style-name="T1643">#USER# points at you and fires a magical missile straight into your chest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44">magic missile</text:span></text:p>
          </table:table-cell>
          <table:table-cell office:value-type="string" calcext:value-type="string">
            <text:p><text:span text:style-name="T1645">use_magic_missile</text:span></text:p>
          </table:table-cell>
          <table:table-cell office:value-type="string" calcext:value-type="string">
            <text:p><text:span text:style-name="T1646">user on other</text:span></text:p>
          </table:table-cell>
          <table:table-cell office:value-type="string" calcext:value-type="string">
            <text:p><text:span text:style-name="T1647">#USER# points at #OTHER# and fires a magical missile straight into their chest!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648">magic missile</text:span></text:p>
          </table:table-cell>
          <table:table-cell office:value-type="string" calcext:value-type="string">
            <text:p><text:span text:style-name="T1649">use_magic_missile</text:span></text:p>
          </table:table-cell>
          <table:table-cell office:value-type="string" calcext:value-type="string">
            <text:p><text:span text:style-name="T1650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651">magic missile</text:span></text:p>
          </table:table-cell>
          <table:table-cell office:value-type="string" calcext:value-type="string">
            <text:p><text:span text:style-name="T1652">use_magic_missile</text:span></text:p>
          </table:table-cell>
          <table:table-cell office:value-type="string" calcext:value-type="string">
            <text:p><text:span text:style-name="T1653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654">magic missile</text:span></text:p>
          </table:table-cell>
          <table:table-cell office:value-type="string" calcext:value-type="string">
            <text:p><text:span text:style-name="T1655">use_magic_missile</text:span></text:p>
          </table:table-cell>
          <table:table-cell office:value-type="string" calcext:value-type="string">
            <text:p><text:span text:style-name="T1656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657">magic missile</text:span></text:p>
          </table:table-cell>
          <table:table-cell office:value-type="string" calcext:value-type="string">
            <text:p><text:span text:style-name="T1658">use_magic_missile</text:span></text:p>
          </table:table-cell>
          <table:table-cell office:value-type="string" calcext:value-type="string">
            <text:p><text:span text:style-name="T1659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660">magic missile</text:span></text:p>
          </table:table-cell>
          <table:table-cell office:value-type="string" calcext:value-type="string">
            <text:p><text:span text:style-name="T1661">use_magic_missile</text:span></text:p>
          </table:table-cell>
          <table:table-cell office:value-type="string" calcext:value-type="string">
            <text:p><text:span text:style-name="T1662">user on other fail</text:span></text:p>
          </table:table-cell>
          <table:table-cell office:value-type="string" calcext:value-type="string">
            <text:p><text:span text:style-name="T1663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664">nudge</text:span></text:p>
          </table:table-cell>
          <table:table-cell office:value-type="string" calcext:value-type="string">
            <text:p><text:span text:style-name="T1665">use_nudge</text:span></text:p>
          </table:table-cell>
          <table:table-cell office:value-type="string" calcext:value-type="string">
            <text:p><text:span text:style-name="T1666">you on you</text:span></text:p>
          </table:table-cell>
          <table:table-cell office:value-type="string" calcext:value-type="string">
            <text:p><text:span text:style-name="T1667">You nudge yourself!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668">nudge</text:span></text:p>
          </table:table-cell>
          <table:table-cell office:value-type="string" calcext:value-type="string">
            <text:p><text:span text:style-name="T1669">use_nudge</text:span></text:p>
          </table:table-cell>
          <table:table-cell office:value-type="string" calcext:value-type="string">
            <text:p><text:span text:style-name="T1670">you on other</text:span></text:p>
          </table:table-cell>
          <table:table-cell office:value-type="string" calcext:value-type="string">
            <text:p><text:span text:style-name="T1671">You nudge #OTHER#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672">nudge</text:span></text:p>
          </table:table-cell>
          <table:table-cell office:value-type="string" calcext:value-type="string">
            <text:p><text:span text:style-name="T1673">use_nudge</text:span></text:p>
          </table:table-cell>
          <table:table-cell office:value-type="string" calcext:value-type="string">
            <text:p><text:span text:style-name="T1674">user on user</text:span></text:p>
          </table:table-cell>
          <table:table-cell office:value-type="string" calcext:value-type="string">
            <text:p><text:span text:style-name="T1675">#USER# nudges themselves!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676">nudge</text:span></text:p>
          </table:table-cell>
          <table:table-cell office:value-type="string" calcext:value-type="string">
            <text:p><text:span text:style-name="T1677">use_nudge</text:span></text:p>
          </table:table-cell>
          <table:table-cell office:value-type="string" calcext:value-type="string">
            <text:p><text:span text:style-name="T1678">user on you</text:span></text:p>
          </table:table-cell>
          <table:table-cell office:value-type="string" calcext:value-type="string">
            <text:p><text:span text:style-name="T1679">#USER# nudges you!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680">nudge</text:span></text:p>
          </table:table-cell>
          <table:table-cell office:value-type="string" calcext:value-type="string">
            <text:p><text:span text:style-name="T1681">use_nudge</text:span></text:p>
          </table:table-cell>
          <table:table-cell office:value-type="string" calcext:value-type="string">
            <text:p><text:span text:style-name="T1682">user on other</text:span></text:p>
          </table:table-cell>
          <table:table-cell office:value-type="string" calcext:value-type="string">
            <text:p><text:span text:style-name="T1683">#USER# nudges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684">nudge</text:span></text:p>
          </table:table-cell>
          <table:table-cell office:value-type="string" calcext:value-type="string">
            <text:p><text:span text:style-name="T1685">use_nudge</text:span></text:p>
          </table:table-cell>
          <table:table-cell office:value-type="string" calcext:value-type="string">
            <text:p><text:span text:style-name="T1686">you on you fail</text:span></text:p>
          </table:table-cell>
          <table:table-cell office:value-type="string" calcext:value-type="string">
            <text:p><text:span text:style-name="T1687">You fails to nudge yourself!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688">nudge</text:span></text:p>
          </table:table-cell>
          <table:table-cell office:value-type="string" calcext:value-type="string">
            <text:p><text:span text:style-name="T1689">use_nudge</text:span></text:p>
          </table:table-cell>
          <table:table-cell office:value-type="string" calcext:value-type="string">
            <text:p><text:span text:style-name="T1690">you on other fail</text:span></text:p>
          </table:table-cell>
          <table:table-cell office:value-type="string" calcext:value-type="string">
            <text:p><text:span text:style-name="T1691">You fails to nudge #OTHER#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692">nudge</text:span></text:p>
          </table:table-cell>
          <table:table-cell office:value-type="string" calcext:value-type="string">
            <text:p><text:span text:style-name="T1693">use_nudge</text:span></text:p>
          </table:table-cell>
          <table:table-cell office:value-type="string" calcext:value-type="string">
            <text:p><text:span text:style-name="T1694">user on user fail</text:span></text:p>
          </table:table-cell>
          <table:table-cell office:value-type="string" calcext:value-type="string">
            <text:p><text:span text:style-name="T1695">#USER# fails to nudge themselves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696">nudge</text:span></text:p>
          </table:table-cell>
          <table:table-cell office:value-type="string" calcext:value-type="string">
            <text:p><text:span text:style-name="T1697">use_nudge</text:span></text:p>
          </table:table-cell>
          <table:table-cell office:value-type="string" calcext:value-type="string">
            <text:p><text:span text:style-name="T1698">user on you fail</text:span></text:p>
          </table:table-cell>
          <table:table-cell office:value-type="string" calcext:value-type="string">
            <text:p><text:span text:style-name="T1699">#USER# fails to nudge you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00">nudge</text:span></text:p>
          </table:table-cell>
          <table:table-cell office:value-type="string" calcext:value-type="string">
            <text:p><text:span text:style-name="T1701">use_nudge</text:span></text:p>
          </table:table-cell>
          <table:table-cell office:value-type="string" calcext:value-type="string">
            <text:p><text:span text:style-name="T1702">user on other fail</text:span></text:p>
          </table:table-cell>
          <table:table-cell office:value-type="string" calcext:value-type="string">
            <text:p><text:span text:style-name="T1703">#USER# fails to nudge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04">potion</text:span></text:p>
          </table:table-cell>
          <table:table-cell office:value-type="string" calcext:value-type="string">
            <text:p><text:span text:style-name="T1705">use_potion</text:span></text:p>
          </table:table-cell>
          <table:table-cell office:value-type="string" calcext:value-type="string">
            <text:p><text:span text:style-name="T1706">you on you</text:span></text:p>
          </table:table-cell>
          <table:table-cell office:value-type="string" calcext:value-type="string">
            <text:p><text:span text:style-name="T1707">You drink the vile liquid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08">potion</text:span></text:p>
          </table:table-cell>
          <table:table-cell office:value-type="string" calcext:value-type="string">
            <text:p><text:span text:style-name="T1709">use_potion</text:span></text:p>
          </table:table-cell>
          <table:table-cell office:value-type="string" calcext:value-type="string">
            <text:p><text:span text:style-name="T1710">you on other</text:span></text:p>
          </table:table-cell>
          <table:table-cell office:value-type="string" calcext:value-type="string">
            <text:p><text:span text:style-name="T1711">You splash the vile liquid on #OTHER#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12">potion</text:span></text:p>
          </table:table-cell>
          <table:table-cell office:value-type="string" calcext:value-type="string">
            <text:p><text:span text:style-name="T1713">use_potion</text:span></text:p>
          </table:table-cell>
          <table:table-cell office:value-type="string" calcext:value-type="string">
            <text:p><text:span text:style-name="T1714">user on user</text:span></text:p>
          </table:table-cell>
          <table:table-cell office:value-type="string" calcext:value-type="string">
            <text:p><text:span text:style-name="T1715">#USER# drinks the vile liquid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16">potion</text:span></text:p>
          </table:table-cell>
          <table:table-cell office:value-type="string" calcext:value-type="string">
            <text:p><text:span text:style-name="T1717">use_potion</text:span></text:p>
          </table:table-cell>
          <table:table-cell office:value-type="string" calcext:value-type="string">
            <text:p><text:span text:style-name="T1718">user on you</text:span></text:p>
          </table:table-cell>
          <table:table-cell office:value-type="string" calcext:value-type="string">
            <text:p><text:span text:style-name="T1719">#USER# splashes the vile liquid on you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20">potion</text:span></text:p>
          </table:table-cell>
          <table:table-cell office:value-type="string" calcext:value-type="string">
            <text:p><text:span text:style-name="T1721">use_potion</text:span></text:p>
          </table:table-cell>
          <table:table-cell office:value-type="string" calcext:value-type="string">
            <text:p><text:span text:style-name="T1722">user on other</text:span></text:p>
          </table:table-cell>
          <table:table-cell office:value-type="string" calcext:value-type="string">
            <text:p><text:span text:style-name="T1723">#USER# splashes the vile liquid on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24">potion</text:span></text:p>
          </table:table-cell>
          <table:table-cell office:value-type="string" calcext:value-type="string">
            <text:p><text:span text:style-name="T1725">use_potion</text:span></text:p>
          </table:table-cell>
          <table:table-cell office:value-type="string" calcext:value-type="string">
            <text:p><text:span text:style-name="T1726">you on you fail</text:span></text:p>
          </table:table-cell>
          <table:table-cell office:value-type="string" calcext:value-type="string">
            <text:p><text:span text:style-name="T1727">You fumble and the vile liquid splashes onto the ground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28">potion</text:span></text:p>
          </table:table-cell>
          <table:table-cell office:value-type="string" calcext:value-type="string">
            <text:p><text:span text:style-name="T1729">use_potion</text:span></text:p>
          </table:table-cell>
          <table:table-cell office:value-type="string" calcext:value-type="string">
            <text:p><text:span text:style-name="T1730">you on other fail</text:span></text:p>
          </table:table-cell>
          <table:table-cell office:value-type="string" calcext:value-type="string">
            <text:p><text:span text:style-name="T1731">You fumble and the vile liquid splashes onto the ground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32">potion</text:span></text:p>
          </table:table-cell>
          <table:table-cell office:value-type="string" calcext:value-type="string">
            <text:p><text:span text:style-name="T1733">use_potion</text:span></text:p>
          </table:table-cell>
          <table:table-cell office:value-type="string" calcext:value-type="string">
            <text:p><text:span text:style-name="T1734">user on user fail</text:span></text:p>
          </table:table-cell>
          <table:table-cell office:value-type="string" calcext:value-type="string">
            <text:p><text:span text:style-name="T1735">#USER# fumbles and the vile liquid splashes onto the ground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36">potion</text:span></text:p>
          </table:table-cell>
          <table:table-cell office:value-type="string" calcext:value-type="string">
            <text:p><text:span text:style-name="T1737">use_potion</text:span></text:p>
          </table:table-cell>
          <table:table-cell office:value-type="string" calcext:value-type="string">
            <text:p><text:span text:style-name="T1738">user on you fail</text:span></text:p>
          </table:table-cell>
          <table:table-cell office:value-type="string" calcext:value-type="string">
            <text:p><text:span text:style-name="T1739">#USER# fumbles and the vile liquid splashes onto the groun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40">potion</text:span></text:p>
          </table:table-cell>
          <table:table-cell office:value-type="string" calcext:value-type="string">
            <text:p><text:span text:style-name="T1741">use_potion</text:span></text:p>
          </table:table-cell>
          <table:table-cell office:value-type="string" calcext:value-type="string">
            <text:p><text:span text:style-name="T1742">user on other fail</text:span></text:p>
          </table:table-cell>
          <table:table-cell office:value-type="string" calcext:value-type="string">
            <text:p><text:span text:style-name="T1743">#USER# fumbles and the vile liquid splashes onto the ground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44">scroll</text:span></text:p>
          </table:table-cell>
          <table:table-cell office:value-type="string" calcext:value-type="string">
            <text:p><text:span text:style-name="T1745">use_scroll</text:span></text:p>
          </table:table-cell>
          <table:table-cell office:value-type="string" calcext:value-type="string">
            <text:p><text:span text:style-name="T1746">you on you</text:span></text:p>
          </table:table-cell>
          <table:table-cell office:value-type="string" calcext:value-type="string">
            <text:p><text:span text:style-name="T1747">You recite the scroll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748">scroll</text:span></text:p>
          </table:table-cell>
          <table:table-cell office:value-type="string" calcext:value-type="string">
            <text:p><text:span text:style-name="T1749">use_scroll</text:span></text:p>
          </table:table-cell>
          <table:table-cell office:value-type="string" calcext:value-type="string">
            <text:p><text:span text:style-name="T1750">you on other</text:span></text:p>
          </table:table-cell>
          <table:table-cell office:value-type="string" calcext:value-type="string">
            <text:p><text:span text:style-name="T1751">You recite the scroll at #OTHER#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752">scroll</text:span></text:p>
          </table:table-cell>
          <table:table-cell office:value-type="string" calcext:value-type="string">
            <text:p><text:span text:style-name="T1753">use_scroll</text:span></text:p>
          </table:table-cell>
          <table:table-cell office:value-type="string" calcext:value-type="string">
            <text:p><text:span text:style-name="T1754">user on user</text:span></text:p>
          </table:table-cell>
          <table:table-cell office:value-type="string" calcext:value-type="string">
            <text:p><text:span text:style-name="T1755">#USER# recites a scroll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1756">scroll</text:span></text:p>
          </table:table-cell>
          <table:table-cell office:value-type="string" calcext:value-type="string">
            <text:p><text:span text:style-name="T1757">use_scroll</text:span></text:p>
          </table:table-cell>
          <table:table-cell office:value-type="string" calcext:value-type="string">
            <text:p><text:span text:style-name="T1758">user on you</text:span></text:p>
          </table:table-cell>
          <table:table-cell office:value-type="string" calcext:value-type="string">
            <text:p><text:span text:style-name="T1759">#USER# recites a scroll at you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1760">scroll</text:span></text:p>
          </table:table-cell>
          <table:table-cell office:value-type="string" calcext:value-type="string">
            <text:p><text:span text:style-name="T1761">use_scroll</text:span></text:p>
          </table:table-cell>
          <table:table-cell office:value-type="string" calcext:value-type="string">
            <text:p><text:span text:style-name="T1762">user on other</text:span></text:p>
          </table:table-cell>
          <table:table-cell office:value-type="string" calcext:value-type="string">
            <text:p><text:span text:style-name="T1763">#USER# recites the scroll at #OTHER#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1764">scroll</text:span></text:p>
          </table:table-cell>
          <table:table-cell office:value-type="string" calcext:value-type="string">
            <text:p><text:span text:style-name="T1765">use_scroll</text:span></text:p>
          </table:table-cell>
          <table:table-cell office:value-type="string" calcext:value-type="string">
            <text:p><text:span text:style-name="T1766">you on you fail</text:span></text:p>
          </table:table-cell>
          <table:table-cell office:value-type="string" calcext:value-type="string">
            <text:p><text:span text:style-name="T1767">You choke on your words as you recite the scroll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1768">scroll</text:span></text:p>
          </table:table-cell>
          <table:table-cell office:value-type="string" calcext:value-type="string">
            <text:p><text:span text:style-name="T1769">use_scroll</text:span></text:p>
          </table:table-cell>
          <table:table-cell office:value-type="string" calcext:value-type="string">
            <text:p><text:span text:style-name="T1770">you on other fail</text:span></text:p>
          </table:table-cell>
          <table:table-cell office:value-type="string" calcext:value-type="string">
            <text:p><text:span text:style-name="T1771">You choke on your words as you recite the scroll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1772">scroll</text:span></text:p>
          </table:table-cell>
          <table:table-cell office:value-type="string" calcext:value-type="string">
            <text:p><text:span text:style-name="T1773">use_scroll</text:span></text:p>
          </table:table-cell>
          <table:table-cell office:value-type="string" calcext:value-type="string">
            <text:p><text:span text:style-name="T1774">user on user fail</text:span></text:p>
          </table:table-cell>
          <table:table-cell office:value-type="string" calcext:value-type="string">
            <text:p><text:span text:style-name="T1775">#USER# chokes on their words as they recite the scroll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1776">scroll</text:span></text:p>
          </table:table-cell>
          <table:table-cell office:value-type="string" calcext:value-type="string">
            <text:p><text:span text:style-name="T1777">use_scroll</text:span></text:p>
          </table:table-cell>
          <table:table-cell office:value-type="string" calcext:value-type="string">
            <text:p><text:span text:style-name="T1778">user on you fail</text:span></text:p>
          </table:table-cell>
          <table:table-cell office:value-type="string" calcext:value-type="string">
            <text:p><text:span text:style-name="T1779">#USER# chokes on their words as they recite the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1780">scroll</text:span></text:p>
          </table:table-cell>
          <table:table-cell office:value-type="string" calcext:value-type="string">
            <text:p><text:span text:style-name="T1781">use_scroll</text:span></text:p>
          </table:table-cell>
          <table:table-cell office:value-type="string" calcext:value-type="string">
            <text:p><text:span text:style-name="T1782">user on other fail</text:span></text:p>
          </table:table-cell>
          <table:table-cell office:value-type="string" calcext:value-type="string">
            <text:p><text:span text:style-name="T1783">#USER# chokes on their words as they recite the scroll</text:span></text:p>
          </table:table-cell>
          <table:table-cell table:number-columns-repeated="1024"/>
        </table:table-row>
        <table:table-row table:style-name="ro978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4">you on you</text:span></text:p>
          </table:table-cell>
          <table:table-cell table:style-name="ce22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79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5">you on other</text:span></text:p>
          </table:table-cell>
          <table:table-cell table:style-name="ce22" office:value-type="string" calcext:value-type="string">
            <text:p>You conjure a bow of holy flames, you aim and hit #OTHER#!</text:p>
          </table:table-cell>
          <table:table-cell table:style-name="ce21"/>
          <table:table-cell table:number-columns-repeated="1024"/>
        </table:table-row>
        <table:table-row table:style-name="ro980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6">user on user</text:span></text:p>
          </table:table-cell>
          <table:table-cell table:style-name="ce22" office:value-type="string" calcext:value-type="string">
            <text:p>#USER# conjures a bow of holy flames, they fire straight down and shoot themselves in the foot!</text:p>
          </table:table-cell>
          <table:table-cell table:style-name="ce21"/>
          <table:table-cell table:number-columns-repeated="1024"/>
        </table:table-row>
        <table:table-row table:style-name="ro981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7">user on you</text:span></text:p>
          </table:table-cell>
          <table:table-cell table:style-name="ce22" office:value-type="string" calcext:value-type="string">
            <text:p>#USER# conjures a bow of holy flames, they aim and hit you!</text:p>
          </table:table-cell>
          <table:table-cell table:style-name="ce21"/>
          <table:table-cell table:number-columns-repeated="1024"/>
        </table:table-row>
        <table:table-row table:style-name="ro982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8">user on other</text:span></text:p>
          </table:table-cell>
          <table:table-cell table:style-name="ce22" office:value-type="string" calcext:value-type="string">
            <text:p>#USER# conjures a bow of holy flames, they aim and hit #OTHER#!</text:p>
          </table:table-cell>
          <table:table-cell table:style-name="ce21"/>
          <table:table-cell table:number-columns-repeated="1024"/>
        </table:table-row>
        <table:table-row table:style-name="ro983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89">you on you fail</text:span></text:p>
          </table:table-cell>
          <table:table-cell table:style-name="ce22" office:value-type="string" calcext:value-type="string">
            <text:p>You mimic the movements of an archer, but nothing happens.</text:p>
          </table:table-cell>
          <table:table-cell table:style-name="ce21"/>
          <table:table-cell table:number-columns-repeated="1024"/>
        </table:table-row>
        <table:table-row table:style-name="ro984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90">you on other fail</text:span></text:p>
          </table:table-cell>
          <table:table-cell table:style-name="ce22" office:value-type="string" calcext:value-type="string">
            <text:p>You mimic the movements of an archer, but nothing happens.</text:p>
          </table:table-cell>
          <table:table-cell table:style-name="ce21"/>
          <table:table-cell table:number-columns-repeated="1024"/>
        </table:table-row>
        <table:table-row table:style-name="ro985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91">user on user fail</text:span></text:p>
          </table:table-cell>
          <table:table-cell table:style-name="ce22" office:value-type="string" calcext:value-type="string">
            <text:p>#USER# mimics the movements of an archer.</text:p>
          </table:table-cell>
          <table:table-cell table:style-name="ce21"/>
          <table:table-cell table:number-columns-repeated="1024"/>
        </table:table-row>
        <table:table-row table:style-name="ro986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92">user on you fail</text:span></text:p>
          </table:table-cell>
          <table:table-cell table:style-name="ce22" office:value-type="string" calcext:value-type="string">
            <text:p>#USER# mimics the movements of an archer.</text:p>
          </table:table-cell>
          <table:table-cell table:style-name="ce21"/>
          <table:table-cell table:number-columns-repeated="1024"/>
        </table:table-row>
        <table:table-row table:style-name="ro987">
          <table:table-cell table:style-name="ce21" office:value-type="string" calcext:value-type="string">
            <text:p>holy arrow</text:p>
          </table:table-cell>
          <table:table-cell table:style-name="ce22" office:value-type="string" calcext:value-type="string">
            <text:p>use_holy_arrow</text:p>
          </table:table-cell>
          <table:table-cell table:style-name="ce21" office:value-type="string" calcext:value-type="string">
            <text:p><text:span text:style-name="T1793">user on other fail</text:span></text:p>
          </table:table-cell>
          <table:table-cell table:style-name="ce22" office:value-type="string" calcext:value-type="string">
            <text:p>#USER# mimics the movements of an archer.</text:p>
          </table:table-cell>
          <table:table-cell table:style-name="ce21"/>
          <table:table-cell table:number-columns-repeated="1024"/>
        </table:table-row>
        <table:table-row table:style-name="ro988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4">you on you</text:span></text:p>
          </table:table-cell>
          <table:table-cell table:style-name="ce22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89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5">you on other</text:span></text:p>
          </table:table-cell>
          <table:table-cell table:style-name="ce22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90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6">user on user</text:span></text:p>
          </table:table-cell>
          <table:table-cell table:style-name="ce22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91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7">user on you</text:span></text:p>
          </table:table-cell>
          <table:table-cell table:style-name="ce22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92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8">user on other</text:span></text:p>
          </table:table-cell>
          <table:table-cell table:style-name="ce22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93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799">you on you fail</text:span></text:p>
          </table:table-cell>
          <table:table-cell table:style-name="ce22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94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800">you on other fail</text:span></text:p>
          </table:table-cell>
          <table:table-cell table:style-name="ce22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95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801">user on user fail</text:span></text:p>
          </table:table-cell>
          <table:table-cell table:style-name="ce22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96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1" office:value-type="string" calcext:value-type="string">
            <text:p><text:span text:style-name="T1802">user on you fail</text:span></text:p>
          </table:table-cell>
          <table:table-cell table:style-name="ce22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97">
          <table:table-cell table:style-name="ce21" office:value-type="string" calcext:value-type="string">
            <text:p>mana bolt</text:p>
          </table:table-cell>
          <table:table-cell table:style-name="ce22" office:value-type="string" calcext:value-type="string">
            <text:p>use_mana_bolt</text:p>
          </table:table-cell>
          <table:table-cell table:style-name="ce22" office:value-type="string" calcext:value-type="string">
            <text:p>user on other fail</text:p>
          </table:table-cell>
          <table:table-cell table:style-name="ce22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98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3">you on you</text:span></text:p>
          </table:table-cell>
          <table:table-cell table:style-name="ce22" office:value-type="string" calcext:value-type="string">
            <text:p>You bite yourself.</text:p>
          </table:table-cell>
          <table:table-cell table:style-name="ce21"/>
          <table:table-cell table:number-columns-repeated="1024"/>
        </table:table-row>
        <table:table-row table:style-name="ro999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4">you on other</text:span></text:p>
          </table:table-cell>
          <table:table-cell table:style-name="ce22" office:value-type="string" calcext:value-type="string">
            <text:p>You bite #OTHER#.</text:p>
          </table:table-cell>
          <table:table-cell table:style-name="ce21"/>
          <table:table-cell table:number-columns-repeated="1024"/>
        </table:table-row>
        <table:table-row table:style-name="ro1000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5">user on user</text:span></text:p>
          </table:table-cell>
          <table:table-cell table:style-name="ce22" office:value-type="string" calcext:value-type="string">
            <text:p>#USER# bites themselves.</text:p>
          </table:table-cell>
          <table:table-cell table:style-name="ce21"/>
          <table:table-cell table:number-columns-repeated="1024"/>
        </table:table-row>
        <table:table-row table:style-name="ro1001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6">user on you</text:span></text:p>
          </table:table-cell>
          <table:table-cell table:style-name="ce22" office:value-type="string" calcext:value-type="string">
            <text:p>#USER# bites you.</text:p>
          </table:table-cell>
          <table:table-cell table:style-name="ce21"/>
          <table:table-cell table:number-columns-repeated="1024"/>
        </table:table-row>
        <table:table-row table:style-name="ro1002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7">user on other</text:span></text:p>
          </table:table-cell>
          <table:table-cell table:style-name="ce22" office:value-type="string" calcext:value-type="string">
            <text:p>#USER# bites #OTHER#.</text:p>
          </table:table-cell>
          <table:table-cell table:style-name="ce21"/>
          <table:table-cell table:number-columns-repeated="1024"/>
        </table:table-row>
        <table:table-row table:style-name="ro1003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8">you on you fail</text:span></text:p>
          </table:table-cell>
          <table:table-cell table:style-name="ce22" office:value-type="string" calcext:value-type="string">
            <text:p>You fail to bite yourself.</text:p>
          </table:table-cell>
          <table:table-cell table:style-name="ce21"/>
          <table:table-cell table:number-columns-repeated="1024"/>
        </table:table-row>
        <table:table-row table:style-name="ro1004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09">you on other fail</text:span></text:p>
          </table:table-cell>
          <table:table-cell table:style-name="ce22" office:value-type="string" calcext:value-type="string">
            <text:p>You fail to bite #OTHER#.</text:p>
          </table:table-cell>
          <table:table-cell table:style-name="ce21"/>
          <table:table-cell table:number-columns-repeated="1024"/>
        </table:table-row>
        <table:table-row table:style-name="ro1005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10">user on user fail</text:span></text:p>
          </table:table-cell>
          <table:table-cell table:style-name="ce22" office:value-type="string" calcext:value-type="string">
            <text:p>#USER# fails to bite #USER#.</text:p>
          </table:table-cell>
          <table:table-cell table:style-name="ce21"/>
          <table:table-cell table:number-columns-repeated="1024"/>
        </table:table-row>
        <table:table-row table:style-name="ro1006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1" office:value-type="string" calcext:value-type="string">
            <text:p><text:span text:style-name="T1811">user on you fail</text:span></text:p>
          </table:table-cell>
          <table:table-cell table:style-name="ce22" office:value-type="string" calcext:value-type="string">
            <text:p>#USER# fails to bite you.</text:p>
          </table:table-cell>
          <table:table-cell table:style-name="ce21"/>
          <table:table-cell table:number-columns-repeated="1024"/>
        </table:table-row>
        <table:table-row table:style-name="ro1007">
          <table:table-cell table:style-name="ce21" office:value-type="string" calcext:value-type="string">
            <text:p>bite</text:p>
          </table:table-cell>
          <table:table-cell table:style-name="ce22" office:value-type="string" calcext:value-type="string">
            <text:p>use_bite</text:p>
          </table:table-cell>
          <table:table-cell table:style-name="ce22" office:value-type="string" calcext:value-type="string">
            <text:p>user on other fail</text:p>
          </table:table-cell>
          <table:table-cell table:style-name="ce22" office:value-type="string" calcext:value-type="string">
            <text:p>#USER# fails to bite #OTHER#.</text:p>
          </table:table-cell>
          <table:table-cell table:style-name="ce21"/>
          <table:table-cell table:number-columns-repeated="1024"/>
        </table:table-row>
        <table:table-row table:style-name="ro1008">
          <table:table-cell table:style-name="ce21"/>
          <table:table-cell table:number-columns-repeated="1024"/>
        </table:table-row>
        <table:table-row table:style-name="ro1009">
          <table:table-cell table:style-name="ce21"/>
          <table:table-cell table:number-columns-repeated="1024"/>
        </table:table-row>
        <table:table-row table:style-name="ro1010">
          <table:table-cell table:style-name="ce21"/>
          <table:table-cell table:number-columns-repeated="1024"/>
        </table:table-row>
        <table:table-row table:style-name="ro1011">
          <table:table-cell table:style-name="ce21"/>
          <table:table-cell table:number-columns-repeated="1024"/>
        </table:table-row>
        <table:table-row table:style-name="ro1012">
          <table:table-cell table:style-name="ce21"/>
          <table:table-cell table:number-columns-repeated="1024"/>
        </table:table-row>
        <table:table-row table:style-name="ro1013">
          <table:table-cell table:style-name="ce21"/>
          <table:table-cell table:number-columns-repeated="1024"/>
        </table:table-row>
        <table:table-row table:style-name="ro866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display-name="Good" style:family="table-cell" style:name="Good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isplay-name="Bad" style:family="table-cell" style:name="Bad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isplay-name="Neutral" style:family="table-cell" style:name="Neutral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data-style-name="" style:family="table-cell" style:name="ce2">
      <style:table-cell-properties fo:background-color="#C6EFCE"/>
      <style:paragraph-properties style:writing-mode="page"/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ata-style-name="" style:family="table-cell" style:name="ce3">
      <style:table-cell-properties fo:background-color="#FFC7CE"/>
      <style:paragraph-properties style:writing-mode="page"/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data-style-name="" style:family="table-cell" style:name="ce4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38">
      <style:text-properties/>
    </style:style>
    <style:style style:family="text" style:name="T1339">
      <style:text-properties/>
    </style:style>
    <style:style style:family="text" style:name="T1340">
      <style:text-properties/>
    </style:style>
    <style:style style:family="text" style:name="T1341">
      <style:text-properties/>
    </style:style>
    <style:style style:family="text" style:name="T1342">
      <style:text-properties/>
    </style:style>
    <style:style style:family="text" style:name="T1343">
      <style:text-properties/>
    </style:style>
    <style:style style:family="text" style:name="T1812">
      <style:text-properties/>
    </style:style>
    <style:style style:family="text" style:name="T1813">
      <style:text-properties/>
    </style:style>
    <style:style style:family="text" style:name="T1814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39">Page </text:span>
        <text:span text:style-name="T1340">
          <text:page-number>1</text:page-number>
        </text:span>
      </style:footer>
      <style:header>
        <text:span text:style-name="T1338">
          <text:sheet-name>???</text:sheet-name>
        </text:span>
      </style:header>
    </style:master-page>
    <style:master-page style:name="MasterPage10" style:page-layout-name="Mpm10">
      <style:footer>
        <text:span text:style-name="T1342">Page </text:span>
        <text:span text:style-name="T1343">
          <text:page-number>1</text:page-number>
        </text:span>
      </style:footer>
      <style:header>
        <text:span text:style-name="T1341">
          <text:sheet-name>???</text:sheet-name>
        </text:span>
      </style:header>
    </style:master-page>
    <style:master-page style:name="MasterPage11" style:page-layout-name="Mpm11">
      <style:footer>
        <text:span text:style-name="T1813">Page </text:span>
        <text:span text:style-name="T1814">
          <text:page-number>1</text:page-number>
        </text:span>
      </style:footer>
      <style:header>
        <text:span text:style-name="T1812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